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o0" style:family="table-column">
      <style:table-column-properties fo:break-before="auto" style:column-width="77px"/>
    </style:style>
    <style:style style:name="co1" style:family="table-column">
      <style:table-column-properties fo:break-before="auto" style:column-width="257px"/>
    </style:style>
    <style:style style:name="co2" style:family="table-column">
      <style:table-column-properties fo:break-before="auto" style:column-width="137px"/>
    </style:style>
    <style:style style:name="co3" style:family="table-column">
      <style:table-column-properties fo:break-before="auto" style:column-width="65px"/>
    </style:style>
    <style:style style:name="co4" style:family="table-column">
      <style:table-column-properties fo:break-before="auto" style:column-width="89px"/>
    </style:style>
    <style:style style:name="co5" style:family="table-column">
      <style:table-column-properties fo:break-before="auto" style:column-width="101px"/>
    </style:style>
    <style:style style:name="co6" style:family="table-column">
      <style:table-column-properties fo:break-before="auto" style:column-width="77px"/>
    </style:style>
    <style:style style:name="co7" style:family="table-column">
      <style:table-column-properties fo:break-before="auto" style:column-width="101px"/>
    </style:style>
    <style:style style:name="co8" style:family="table-column">
      <style:table-column-properties fo:break-before="auto" style:column-width="77px"/>
    </style:style>
    <style:style style:name="co9" style:family="table-column">
      <style:table-column-properties fo:break-before="auto" style:column-width="89px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Pruned" table:style-name="ta1">
        <table:table-column table:style-name="co0"/>
        <table:table-column table:style-name="co1"/>
        <table:table-column table:style-name="co2"/>
        <table:table-column table:style-name="co3"/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row>
          <table:table-cell office:value-type="string">
            <text:p>Universe ID</text:p>
          </table:table-cell>
          <table:table-cell office:value-type="string">
            <text:p>Name</text:p>
          </table:table-cell>
          <table:table-cell office:value-type="string">
            <text:p>Developer</text:p>
          </table:table-cell>
          <table:table-cell office:value-type="string">
            <text:p>Age (days)</text:p>
          </table:table-cell>
          <table:table-cell office:value-type="string">
            <text:p>Players (now)</text:p>
          </table:table-cell>
          <table:table-cell office:value-type="string">
            <text:p>Visits</text:p>
          </table:table-cell>
          <table:table-cell office:value-type="string">
            <text:p>Paid Access</text:p>
          </table:table-cell>
          <table:table-cell office:value-type="string">
            <text:p>Paid Access Price</text:p>
          </table:table-cell>
          <table:table-cell office:value-type="string">
            <text:p>Game Passes</text:p>
          </table:table-cell>
          <table:table-cell office:value-type="string">
            <text:p>Avg Pass Price</text:p>
          </table:table-cell>
        </table:table-row>
        <table:table-row>
          <table:table-cell office:value-type="float" office:value="6701277882">
            <text:p>6701277882</text:p>
          </table:table-cell>
          <table:table-cell office:value-type="string">
            <text:p>[💎UPD] Fish It! 🐟</text:p>
          </table:table-cell>
          <table:table-cell office:value-type="string">
            <text:p>Fish Atelier</text:p>
          </table:table-cell>
          <table:table-cell office:value-type="float" office:value="442">
            <text:p>442</text:p>
          </table:table-cell>
          <table:table-cell office:value-type="float" office:value="926936">
            <text:p>926936</text:p>
          </table:table-cell>
          <table:table-cell office:value-type="float" office:value="3016597447">
            <text:p>3016597447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379">
            <text:p>379</text:p>
          </table:table-cell>
        </table:table-row>
        <table:table-row>
          <table:table-cell office:value-type="float" office:value="1686885941">
            <text:p>1686885941</text:p>
          </table:table-cell>
          <table:table-cell office:value-type="string">
            <text:p>Brookhaven 🏡RP</text:p>
          </table:table-cell>
          <table:table-cell office:value-type="string">
            <text:p>Brookhaven by Voldex</text:p>
          </table:table-cell>
          <table:table-cell office:value-type="float" office:value="2086">
            <text:p>2086</text:p>
          </table:table-cell>
          <table:table-cell office:value-type="float" office:value="542736">
            <text:p>542736</text:p>
          </table:table-cell>
          <table:table-cell office:value-type="float" office:value="76902127677">
            <text:p>76902127677</text:p>
          </table:table-cell>
          <table:table-cell/>
          <table:table-cell/>
          <table:table-cell office:value-type="float" office:value="16">
            <text:p>16</text:p>
          </table:table-cell>
          <table:table-cell office:value-type="float" office:value="357">
            <text:p>357</text:p>
          </table:table-cell>
        </table:table-row>
        <table:table-row>
          <table:table-cell office:value-type="float" office:value="7326934954">
            <text:p>7326934954</text:p>
          </table:table-cell>
          <table:table-cell office:value-type="string">
            <text:p>99 Nights in the Forest 🔦</text:p>
          </table:table-cell>
          <table:table-cell office:value-type="string">
            <text:p>Grandma's Favourite Games</text:p>
          </table:table-cell>
          <table:table-cell office:value-type="float" office:value="307">
            <text:p>307</text:p>
          </table:table-cell>
          <table:table-cell office:value-type="float" office:value="483720">
            <text:p>483720</text:p>
          </table:table-cell>
          <table:table-cell office:value-type="float" office:value="21849390725">
            <text:p>21849390725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994732206">
            <text:p>994732206</text:p>
          </table:table-cell>
          <table:table-cell office:value-type="string">
            <text:p>[🌐] Blox Fruits</text:p>
          </table:table-cell>
          <table:table-cell office:value-type="string">
            <text:p>Gamer Robot Inc</text:p>
          </table:table-cell>
          <table:table-cell office:value-type="float" office:value="2547">
            <text:p>2547</text:p>
          </table:table-cell>
          <table:table-cell office:value-type="float" office:value="394691">
            <text:p>394691</text:p>
          </table:table-cell>
          <table:table-cell office:value-type="float" office:value="57537684786">
            <text:p>57537684786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917">
            <text:p>917</text:p>
          </table:table-cell>
        </table:table-row>
        <table:table-row>
          <table:table-cell office:value-type="float" office:value="383310974">
            <text:p>383310974</text:p>
          </table:table-cell>
          <table:table-cell office:value-type="string">
            <text:p>[🐶] Adopt Me!</text:p>
          </table:table-cell>
          <table:table-cell office:value-type="string">
            <text:p>Uplift Games</text:p>
          </table:table-cell>
          <table:table-cell office:value-type="float" office:value="3097">
            <text:p>3097</text:p>
          </table:table-cell>
          <table:table-cell office:value-type="float" office:value="237230">
            <text:p>237230</text:p>
          </table:table-cell>
          <table:table-cell office:value-type="float" office:value="41689288167">
            <text:p>41689288167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574">
            <text:p>574</text:p>
          </table:table-cell>
        </table:table-row>
        <table:table-row>
          <table:table-cell office:value-type="float" office:value="7709344486">
            <text:p>7709344486</text:p>
          </table:table-cell>
          <table:table-cell office:value-type="string">
            <text:p>[👹] Steal a Brainrot</text:p>
          </table:table-cell>
          <table:table-cell office:value-type="string">
            <text:p>BRAZILIAN SPYDER</text:p>
          </table:table-cell>
          <table:table-cell office:value-type="float" office:value="235">
            <text:p>235</text:p>
          </table:table-cell>
          <table:table-cell office:value-type="float" office:value="215842">
            <text:p>215842</text:p>
          </table:table-cell>
          <table:table-cell office:value-type="float" office:value="52941289440">
            <text:p>52941289440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766">
            <text:p>2766</text:p>
          </table:table-cell>
        </table:table-row>
        <table:table-row>
          <table:table-cell office:value-type="float" office:value="6035872082">
            <text:p>6035872082</text:p>
          </table:table-cell>
          <table:table-cell office:value-type="string">
            <text:p>RIVALS</text:p>
          </table:table-cell>
          <table:table-cell office:value-type="string">
            <text:p>Nosniy Games</text:p>
          </table:table-cell>
          <table:table-cell office:value-type="float" office:value="589">
            <text:p>589</text:p>
          </table:table-cell>
          <table:table-cell office:value-type="float" office:value="189105">
            <text:p>189105</text:p>
          </table:table-cell>
          <table:table-cell office:value-type="float" office:value="10231160001">
            <text:p>10231160001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812">
            <text:p>812</text:p>
          </table:table-cell>
        </table:table-row>
        <table:table-row>
          <table:table-cell office:value-type="float" office:value="7671049560">
            <text:p>7671049560</text:p>
          </table:table-cell>
          <table:table-cell office:value-type="string">
            <text:p>The Forge [XMAS]</text:p>
          </table:table-cell>
          <table:table-cell office:value-type="string">
            <text:p>The Forge Community</text:p>
          </table:table-cell>
          <table:table-cell office:value-type="float" office:value="241">
            <text:p>241</text:p>
          </table:table-cell>
          <table:table-cell office:value-type="float" office:value="183632">
            <text:p>183632</text:p>
          </table:table-cell>
          <table:table-cell office:value-type="float" office:value="824064092">
            <text:p>824064092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379">
            <text:p>379</text:p>
          </table:table-cell>
        </table:table-row>
        <table:table-row>
          <table:table-cell office:value-type="float" office:value="601130232">
            <text:p>601130232</text:p>
          </table:table-cell>
          <table:table-cell office:value-type="string">
            <text:p>🎁 Bee Swarm Simulator</text:p>
          </table:table-cell>
          <table:table-cell office:value-type="string">
            <text:p>Onett</text:p>
          </table:table-cell>
          <table:table-cell office:value-type="float" office:value="2847">
            <text:p>2847</text:p>
          </table:table-cell>
          <table:table-cell office:value-type="float" office:value="183542">
            <text:p>183542</text:p>
          </table:table-cell>
          <table:table-cell office:value-type="float" office:value="3725825294">
            <text:p>3725825294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3808081382">
            <text:p>3808081382</text:p>
          </table:table-cell>
          <table:table-cell office:value-type="string">
            <text:p>The Strongest Battlegrounds</text:p>
          </table:table-cell>
          <table:table-cell office:value-type="string">
            <text:p>Yielding Arts</text:p>
          </table:table-cell>
          <table:table-cell office:value-type="float" office:value="1252">
            <text:p>1252</text:p>
          </table:table-cell>
          <table:table-cell office:value-type="float" office:value="115031">
            <text:p>115031</text:p>
          </table:table-cell>
          <table:table-cell office:value-type="float" office:value="16067843539">
            <text:p>16067843539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28">
            <text:p>228</text:p>
          </table:table-cell>
        </table:table-row>
        <table:table-row>
          <table:table-cell office:value-type="float" office:value="6331902150">
            <text:p>6331902150</text:p>
          </table:table-cell>
          <table:table-cell office:value-type="string">
            <text:p>[🎆] Forsaken</text:p>
          </table:table-cell>
          <table:table-cell office:value-type="string">
            <text:p>Forsaken Dev Team</text:p>
          </table:table-cell>
          <table:table-cell office:value-type="float" office:value="527">
            <text:p>527</text:p>
          </table:table-cell>
          <table:table-cell office:value-type="float" office:value="95103">
            <text:p>95103</text:p>
          </table:table-cell>
          <table:table-cell office:value-type="float" office:value="3970436142">
            <text:p>3970436142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8539298853">
            <text:p>8539298853</text:p>
          </table:table-cell>
          <table:table-cell office:value-type="string">
            <text:p>Scary Shawarma Kiosk: the ANOMALY [horror]</text:p>
          </table:table-cell>
          <table:table-cell office:value-type="string">
            <text:p>kharbor_ykt</text:p>
          </table:table-cell>
          <table:table-cell office:value-type="float" office:value="134">
            <text:p>134</text:p>
          </table:table-cell>
          <table:table-cell office:value-type="float" office:value="85986">
            <text:p>85986</text:p>
          </table:table-cell>
          <table:table-cell office:value-type="float" office:value="394891992">
            <text:p>394891992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5569032992">
            <text:p>5569032992</text:p>
          </table:table-cell>
          <table:table-cell office:value-type="string">
            <text:p>🎄 Dandy's World [ALPHA]</text:p>
          </table:table-cell>
          <table:table-cell office:value-type="string">
            <text:p>BlushCrunch Studio</text:p>
          </table:table-cell>
          <table:table-cell office:value-type="float" office:value="711">
            <text:p>711</text:p>
          </table:table-cell>
          <table:table-cell office:value-type="float" office:value="85063">
            <text:p>85063</text:p>
          </table:table-cell>
          <table:table-cell office:value-type="float" office:value="5577712600">
            <text:p>5577712600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</table:table-row>
        <table:table-row>
          <table:table-cell office:value-type="float" office:value="6931042565">
            <text:p>6931042565</text:p>
          </table:table-cell>
          <table:table-cell office:value-type="string">
            <text:p>[UPD] Volleyball Legends</text:p>
          </table:table-cell>
          <table:table-cell office:value-type="string">
            <text:p>Volleyball Game Group</text:p>
          </table:table-cell>
          <table:table-cell office:value-type="float" office:value="385">
            <text:p>385</text:p>
          </table:table-cell>
          <table:table-cell office:value-type="float" office:value="79563">
            <text:p>79563</text:p>
          </table:table-cell>
          <table:table-cell office:value-type="float" office:value="2528596298">
            <text:p>2528596298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374">
            <text:p>374</text:p>
          </table:table-cell>
        </table:table-row>
        <table:table-row>
          <table:table-cell office:value-type="float" office:value="7436755782">
            <text:p>7436755782</text:p>
          </table:table-cell>
          <table:table-cell office:value-type="string">
            <text:p>[🍿] Grow a Garden 🌶️</text:p>
          </table:table-cell>
          <table:table-cell office:value-type="string">
            <text:p>The Garden Game</text:p>
          </table:table-cell>
          <table:table-cell office:value-type="float" office:value="286">
            <text:p>286</text:p>
          </table:table-cell>
          <table:table-cell office:value-type="float" office:value="77737">
            <text:p>77737</text:p>
          </table:table-cell>
          <table:table-cell office:value-type="float" office:value="34380979198">
            <text:p>34380979198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5750914919">
            <text:p>5750914919</text:p>
          </table:table-cell>
          <table:table-cell office:value-type="string">
            <text:p>Fisch ❄️</text:p>
          </table:table-cell>
          <table:table-cell office:value-type="string">
            <text:p>Fisching</text:p>
          </table:table-cell>
          <table:table-cell office:value-type="float" office:value="663">
            <text:p>663</text:p>
          </table:table-cell>
          <table:table-cell office:value-type="float" office:value="68118">
            <text:p>68118</text:p>
          </table:table-cell>
          <table:table-cell office:value-type="float" office:value="4064932663">
            <text:p>4064932663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249">
            <text:p>249</text:p>
          </table:table-cell>
        </table:table-row>
        <table:table-row>
          <table:table-cell office:value-type="float" office:value="3508322461">
            <text:p>3508322461</text:p>
          </table:table-cell>
          <table:table-cell office:value-type="string">
            <text:p>[🎅 -20%] Jujutsu Shenanigans</text:p>
          </table:table-cell>
          <table:table-cell office:value-type="string">
            <text:p>Tze's Shenanigans</text:p>
          </table:table-cell>
          <table:table-cell office:value-type="float" office:value="1359">
            <text:p>1359</text:p>
          </table:table-cell>
          <table:table-cell office:value-type="float" office:value="63623">
            <text:p>63623</text:p>
          </table:table-cell>
          <table:table-cell office:value-type="float" office:value="2793682448">
            <text:p>2793682448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27">
            <text:p>127</text:p>
          </table:table-cell>
        </table:table-row>
        <table:table-row>
          <table:table-cell office:value-type="float" office:value="5203828273">
            <text:p>5203828273</text:p>
          </table:table-cell>
          <table:table-cell office:value-type="string">
            <text:p><text:s/>[🎉NEW YEAR] Dress To Impress✨</text:p>
          </table:table-cell>
          <table:table-cell office:value-type="string">
            <text:p>Dress To Impress Group</text:p>
          </table:table-cell>
          <table:table-cell office:value-type="float" office:value="810">
            <text:p>810</text:p>
          </table:table-cell>
          <table:table-cell office:value-type="float" office:value="61972">
            <text:p>61972</text:p>
          </table:table-cell>
          <table:table-cell office:value-type="float" office:value="9138896975">
            <text:p>9138896975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305">
            <text:p>305</text:p>
          </table:table-cell>
        </table:table-row>
        <table:table-row>
          <table:table-cell office:value-type="float" office:value="3240075297">
            <text:p>3240075297</text:p>
          </table:table-cell>
          <table:table-cell office:value-type="string">
            <text:p>Berry Avenue 🏠 RP</text:p>
          </table:table-cell>
          <table:table-cell office:value-type="string">
            <text:p>Amberry Games</text:p>
          </table:table-cell>
          <table:table-cell office:value-type="float" office:value="1459">
            <text:p>1459</text:p>
          </table:table-cell>
          <table:table-cell office:value-type="float" office:value="55743">
            <text:p>55743</text:p>
          </table:table-cell>
          <table:table-cell office:value-type="float" office:value="7518661190">
            <text:p>7518661190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24">
            <text:p>424</text:p>
          </table:table-cell>
        </table:table-row>
        <table:table-row>
          <table:table-cell office:value-type="float" office:value="5361032378">
            <text:p>5361032378</text:p>
          </table:table-cell>
          <table:table-cell office:value-type="string">
            <text:p>Sol's RNG [Christmas🎁]</text:p>
          </table:table-cell>
          <table:table-cell office:value-type="string">
            <text:p>Sol's Studio</text:p>
          </table:table-cell>
          <table:table-cell office:value-type="float" office:value="764">
            <text:p>764</text:p>
          </table:table-cell>
          <table:table-cell office:value-type="float" office:value="49677">
            <text:p>49677</text:p>
          </table:table-cell>
          <table:table-cell office:value-type="float" office:value="1552323251">
            <text:p>1552323251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</table:table-row>
        <table:table-row>
          <table:table-cell office:value-type="float" office:value="9266873836">
            <text:p>9266873836</text:p>
          </table:table-cell>
          <table:table-cell office:value-type="string">
            <text:p>[🎁] Anime Fighting Simulator: Endless</text:p>
          </table:table-cell>
          <table:table-cell office:value-type="string">
            <text:p>AFS: Endless</text:p>
          </table:table-cell>
          <table:table-cell office:value-type="float" office:value="37">
            <text:p>37</text:p>
          </table:table-cell>
          <table:table-cell office:value-type="float" office:value="47915">
            <text:p>47915</text:p>
          </table:table-cell>
          <table:table-cell office:value-type="float" office:value="25502977">
            <text:p>25502977</text:p>
          </table:table-cell>
          <table:table-cell/>
          <table:table-cell/>
          <table:table-cell office:value-type="float" office:value="16">
            <text:p>16</text:p>
          </table:table-cell>
          <table:table-cell office:value-type="float" office:value="230">
            <text:p>230</text:p>
          </table:table-cell>
        </table:table-row>
        <table:table-row>
          <table:table-cell office:value-type="float" office:value="4839802560">
            <text:p>4839802560</text:p>
          </table:table-cell>
          <table:table-cell office:value-type="string">
            <text:p>LifeTogether 🏠 RP [🎄 UPDATE]</text:p>
          </table:table-cell>
          <table:table-cell office:value-type="string">
            <text:p>Cinnamon Software</text:p>
          </table:table-cell>
          <table:table-cell office:value-type="float" office:value="915">
            <text:p>915</text:p>
          </table:table-cell>
          <table:table-cell office:value-type="float" office:value="43127">
            <text:p>43127</text:p>
          </table:table-cell>
          <table:table-cell office:value-type="float" office:value="2875922790">
            <text:p>2875922790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3647333358">
            <text:p>3647333358</text:p>
          </table:table-cell>
          <table:table-cell office:value-type="string">
            <text:p>🎄Evade🎄</text:p>
          </table:table-cell>
          <table:table-cell office:value-type="string">
            <text:p>Hexagon Development Community</text:p>
          </table:table-cell>
          <table:table-cell office:value-type="float" office:value="1305">
            <text:p>1305</text:p>
          </table:table-cell>
          <table:table-cell office:value-type="float" office:value="41810">
            <text:p>41810</text:p>
          </table:table-cell>
          <table:table-cell office:value-type="float" office:value="7917659433">
            <text:p>7917659433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496">
            <text:p>496</text:p>
          </table:table-cell>
        </table:table-row>
        <table:table-row>
          <table:table-cell office:value-type="float" office:value="8316902627">
            <text:p>8316902627</text:p>
          </table:table-cell>
          <table:table-cell office:value-type="string">
            <text:p>[💪] Plants Vs Brainrots 🌻</text:p>
          </table:table-cell>
          <table:table-cell office:value-type="string">
            <text:p>Yo Gurt Studio</text:p>
          </table:table-cell>
          <table:table-cell office:value-type="float" office:value="157">
            <text:p>157</text:p>
          </table:table-cell>
          <table:table-cell office:value-type="float" office:value="38209">
            <text:p>38209</text:p>
          </table:table-cell>
          <table:table-cell office:value-type="float" office:value="4429197694">
            <text:p>4429197694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2668101271">
            <text:p>2668101271</text:p>
          </table:table-cell>
          <table:table-cell office:value-type="string">
            <text:p>Fling Things and People</text:p>
          </table:table-cell>
          <table:table-cell office:value-type="string">
            <text:p>Horomori</text:p>
          </table:table-cell>
          <table:table-cell office:value-type="float" office:value="1664">
            <text:p>1664</text:p>
          </table:table-cell>
          <table:table-cell office:value-type="float" office:value="38072">
            <text:p>38072</text:p>
          </table:table-cell>
          <table:table-cell office:value-type="float" office:value="2518459671">
            <text:p>2518459671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46">
            <text:p>246</text:p>
          </table:table-cell>
        </table:table-row>
        <table:table-row>
          <table:table-cell office:value-type="float" office:value="5995470825">
            <text:p>5995470825</text:p>
          </table:table-cell>
          <table:table-cell office:value-type="string">
            <text:p>[🔥]<text:s text:c="2"/>Hypershot</text:p>
          </table:table-cell>
          <table:table-cell office:value-type="string">
            <text:p>Frosted Studio</text:p>
          </table:table-cell>
          <table:table-cell office:value-type="float" office:value="598">
            <text:p>598</text:p>
          </table:table-cell>
          <table:table-cell office:value-type="float" office:value="37451">
            <text:p>37451</text:p>
          </table:table-cell>
          <table:table-cell office:value-type="float" office:value="521601771">
            <text:p>521601771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97">
            <text:p>397</text:p>
          </table:table-cell>
        </table:table-row>
        <table:table-row>
          <table:table-cell office:value-type="float" office:value="3317771874">
            <text:p>3317771874</text:p>
          </table:table-cell>
          <table:table-cell office:value-type="string">
            <text:p>🎅 Pet Simulator 99! 🎄</text:p>
          </table:table-cell>
          <table:table-cell office:value-type="string">
            <text:p>BIG Games Pets</text:p>
          </table:table-cell>
          <table:table-cell office:value-type="float" office:value="1430">
            <text:p>1430</text:p>
          </table:table-cell>
          <table:table-cell office:value-type="float" office:value="35377">
            <text:p>35377</text:p>
          </table:table-cell>
          <table:table-cell office:value-type="float" office:value="2317679842">
            <text:p>2317679842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1113">
            <text:p>1113</text:p>
          </table:table-cell>
        </table:table-row>
        <table:table-row>
          <table:table-cell office:value-type="float" office:value="9330730057">
            <text:p>9330730057</text:p>
          </table:table-cell>
          <table:table-cell office:value-type="string">
            <text:p>💣 Bomb Chip</text:p>
          </table:table-cell>
          <table:table-cell office:value-type="string">
            <text:p>Atys Games</text:p>
          </table:table-cell>
          <table:table-cell office:value-type="float" office:value="26">
            <text:p>26</text:p>
          </table:table-cell>
          <table:table-cell office:value-type="float" office:value="33935">
            <text:p>33935</text:p>
          </table:table-cell>
          <table:table-cell office:value-type="float" office:value="80893554">
            <text:p>80893554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2619619496">
            <text:p>2619619496</text:p>
          </table:table-cell>
          <table:table-cell office:value-type="string">
            <text:p>BedWars [🔥2XP WEEKEND]</text:p>
          </table:table-cell>
          <table:table-cell office:value-type="string">
            <text:p>Easy.gg</text:p>
          </table:table-cell>
          <table:table-cell office:value-type="float" office:value="1684">
            <text:p>1684</text:p>
          </table:table-cell>
          <table:table-cell office:value-type="float" office:value="31694">
            <text:p>31694</text:p>
          </table:table-cell>
          <table:table-cell office:value-type="float" office:value="10920984409">
            <text:p>10920984409</text:p>
          </table:table-cell>
          <table:table-cell/>
          <table:table-cell/>
          <table:table-cell office:value-type="float" office:value="50">
            <text:p>50</text:p>
          </table:table-cell>
          <table:table-cell office:value-type="float" office:value="415">
            <text:p>415</text:p>
          </table:table-cell>
        </table:table-row>
        <table:table-row>
          <table:table-cell office:value-type="float" office:value="8834587397">
            <text:p>8834587397</text:p>
          </table:table-cell>
          <table:table-cell office:value-type="string">
            <text:p>Find the Brainrot [323]</text:p>
          </table:table-cell>
          <table:table-cell office:value-type="string">
            <text:p>Find The Games World</text:p>
          </table:table-cell>
          <table:table-cell office:value-type="float" office:value="98">
            <text:p>98</text:p>
          </table:table-cell>
          <table:table-cell office:value-type="float" office:value="29467">
            <text:p>29467</text:p>
          </table:table-cell>
          <table:table-cell office:value-type="float" office:value="446187520">
            <text:p>446187520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843">
            <text:p>843</text:p>
          </table:table-cell>
        </table:table-row>
        <table:table-row>
          <table:table-cell office:value-type="float" office:value="8779464785">
            <text:p>8779464785</text:p>
          </table:table-cell>
          <table:table-cell office:value-type="string">
            <text:p>[🎉] Tap Simulator</text:p>
          </table:table-cell>
          <table:table-cell office:value-type="string">
            <text:p>Cursor Makers</text:p>
          </table:table-cell>
          <table:table-cell office:value-type="float" office:value="105">
            <text:p>105</text:p>
          </table:table-cell>
          <table:table-cell office:value-type="float" office:value="28479">
            <text:p>28479</text:p>
          </table:table-cell>
          <table:table-cell office:value-type="float" office:value="29854777">
            <text:p>29854777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565">
            <text:p>565</text:p>
          </table:table-cell>
        </table:table-row>
        <table:table-row>
          <table:table-cell office:value-type="float" office:value="5578556129">
            <text:p>5578556129</text:p>
          </table:table-cell>
          <table:table-cell office:value-type="string">
            <text:p>[🏴‍☠️ 10 🏴‍☠️] Anime Vanguards</text:p>
          </table:table-cell>
          <table:table-cell office:value-type="string">
            <text:p>Kitawari</text:p>
          </table:table-cell>
          <table:table-cell office:value-type="float" office:value="708">
            <text:p>708</text:p>
          </table:table-cell>
          <table:table-cell office:value-type="float" office:value="26405">
            <text:p>26405</text:p>
          </table:table-cell>
          <table:table-cell office:value-type="float" office:value="1650951144">
            <text:p>1650951144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87">
            <text:p>587</text:p>
          </table:table-cell>
        </table:table-row>
        <table:table-row>
          <table:table-cell office:value-type="float" office:value="3317679266">
            <text:p>3317679266</text:p>
          </table:table-cell>
          <table:table-cell office:value-type="string">
            <text:p>[🎄] PLS DONATE 💸</text:p>
          </table:table-cell>
          <table:table-cell office:value-type="string">
            <text:p>haz3mn</text:p>
          </table:table-cell>
          <table:table-cell office:value-type="float" office:value="1430">
            <text:p>1430</text:p>
          </table:table-cell>
          <table:table-cell office:value-type="float" office:value="26054">
            <text:p>26054</text:p>
          </table:table-cell>
          <table:table-cell office:value-type="float" office:value="4626190075">
            <text:p>4626190075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4578">
            <text:p>14578</text:p>
          </table:table-cell>
        </table:table-row>
        <table:table-row>
          <table:table-cell office:value-type="float" office:value="3808223175">
            <text:p>3808223175</text:p>
          </table:table-cell>
          <table:table-cell office:value-type="string">
            <text:p>[🔥✂️] Jujutsu Infinite</text:p>
          </table:table-cell>
          <table:table-cell office:value-type="string">
            <text:p>Awesome Ninja Games</text:p>
          </table:table-cell>
          <table:table-cell office:value-type="float" office:value="1252">
            <text:p>1252</text:p>
          </table:table-cell>
          <table:table-cell office:value-type="float" office:value="24450">
            <text:p>24450</text:p>
          </table:table-cell>
          <table:table-cell office:value-type="float" office:value="521707164">
            <text:p>521707164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899">
            <text:p>899</text:p>
          </table:table-cell>
        </table:table-row>
        <table:table-row>
          <table:table-cell office:value-type="float" office:value="65241">
            <text:p>65241</text:p>
          </table:table-cell>
          <table:table-cell office:value-type="string">
            <text:p>Natural Disaster Survival</text:p>
          </table:table-cell>
          <table:table-cell office:value-type="string">
            <text:p>Stickmasterluke</text:p>
          </table:table-cell>
          <table:table-cell office:value-type="float" office:value="6492">
            <text:p>6492</text:p>
          </table:table-cell>
          <table:table-cell office:value-type="float" office:value="23865">
            <text:p>23865</text:p>
          </table:table-cell>
          <table:table-cell office:value-type="float" office:value="4021633448">
            <text:p>4021633448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73">
            <text:p>73</text:p>
          </table:table-cell>
        </table:table-row>
        <table:table-row>
          <table:table-cell office:value-type="float" office:value="7332711118">
            <text:p>7332711118</text:p>
          </table:table-cell>
          <table:table-cell office:value-type="string">
            <text:p>Brainrot Evolution</text:p>
          </table:table-cell>
          <table:table-cell office:value-type="string">
            <text:p>Brainrot Evolution</text:p>
          </table:table-cell>
          <table:table-cell office:value-type="float" office:value="306">
            <text:p>306</text:p>
          </table:table-cell>
          <table:table-cell office:value-type="float" office:value="23666">
            <text:p>23666</text:p>
          </table:table-cell>
          <table:table-cell office:value-type="float" office:value="1606502547">
            <text:p>1606502547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22">
            <text:p>322</text:p>
          </table:table-cell>
        </table:table-row>
        <table:table-row>
          <table:table-cell office:value-type="float" office:value="88070565">
            <text:p>88070565</text:p>
          </table:table-cell>
          <table:table-cell office:value-type="string">
            <text:p>[🚕] Welcome to Bloxburg</text:p>
          </table:table-cell>
          <table:table-cell office:value-type="string">
            <text:p>Bloxburg Development</text:p>
          </table:table-cell>
          <table:table-cell office:value-type="float" office:value="4081">
            <text:p>4081</text:p>
          </table:table-cell>
          <table:table-cell office:value-type="float" office:value="23626">
            <text:p>23626</text:p>
          </table:table-cell>
          <table:table-cell office:value-type="float" office:value="9753401653">
            <text:p>9753401653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91">
            <text:p>291</text:p>
          </table:table-cell>
        </table:table-row>
        <table:table-row>
          <table:table-cell office:value-type="float" office:value="9277195104">
            <text:p>9277195104</text:p>
          </table:table-cell>
          <table:table-cell office:value-type="string">
            <text:p>[UPD] Blind Shot</text:p>
          </table:table-cell>
          <table:table-cell office:value-type="string">
            <text:p>Blind Shot Group</text:p>
          </table:table-cell>
          <table:table-cell office:value-type="float" office:value="36">
            <text:p>36</text:p>
          </table:table-cell>
          <table:table-cell office:value-type="float" office:value="23618">
            <text:p>23618</text:p>
          </table:table-cell>
          <table:table-cell office:value-type="float" office:value="123839537">
            <text:p>123839537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9228045253">
            <text:p>9228045253</text:p>
          </table:table-cell>
          <table:table-cell office:value-type="string">
            <text:p>🌴 Chop Your Tree</text:p>
          </table:table-cell>
          <table:table-cell office:value-type="string">
            <text:p>Simple Bricks Trees</text:p>
          </table:table-cell>
          <table:table-cell office:value-type="float" office:value="43">
            <text:p>43</text:p>
          </table:table-cell>
          <table:table-cell office:value-type="float" office:value="23416">
            <text:p>23416</text:p>
          </table:table-cell>
          <table:table-cell office:value-type="float" office:value="44039604">
            <text:p>44039604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582">
            <text:p>582</text:p>
          </table:table-cell>
        </table:table-row>
        <table:table-row>
          <table:table-cell office:value-type="float" office:value="8791358380">
            <text:p>8791358380</text:p>
          </table:table-cell>
          <table:table-cell office:value-type="string">
            <text:p>Don’t Steal the Bubu 🐻</text:p>
          </table:table-cell>
          <table:table-cell office:value-type="string">
            <text:p>lol games..</text:p>
          </table:table-cell>
          <table:table-cell office:value-type="float" office:value="103">
            <text:p>103</text:p>
          </table:table-cell>
          <table:table-cell office:value-type="float" office:value="23334">
            <text:p>23334</text:p>
          </table:table-cell>
          <table:table-cell office:value-type="float" office:value="184129933">
            <text:p>18412993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1176784616">
            <text:p>1176784616</text:p>
          </table:table-cell>
          <table:table-cell office:value-type="string">
            <text:p>🎆NEW YEARS🎆<text:s text:c="3"/>Tower Defense Simulator</text:p>
          </table:table-cell>
          <table:table-cell office:value-type="string">
            <text:p>Paradoxum Games</text:p>
          </table:table-cell>
          <table:table-cell office:value-type="float" office:value="2406">
            <text:p>2406</text:p>
          </table:table-cell>
          <table:table-cell office:value-type="float" office:value="22973">
            <text:p>22973</text:p>
          </table:table-cell>
          <table:table-cell office:value-type="float" office:value="4428507462">
            <text:p>4428507462</text:p>
          </table:table-cell>
          <table:table-cell/>
          <table:table-cell/>
          <table:table-cell office:value-type="float" office:value="20">
            <text:p>20</text:p>
          </table:table-cell>
          <table:table-cell office:value-type="float" office:value="1245">
            <text:p>1245</text:p>
          </table:table-cell>
        </table:table-row>
        <table:table-row>
          <table:table-cell office:value-type="float" office:value="372226183">
            <text:p>372226183</text:p>
          </table:table-cell>
          <table:table-cell office:value-type="string">
            <text:p>❄️Flee the Facility🎁</text:p>
          </table:table-cell>
          <table:table-cell office:value-type="string">
            <text:p>A.W. Apps</text:p>
          </table:table-cell>
          <table:table-cell office:value-type="float" office:value="3110">
            <text:p>3110</text:p>
          </table:table-cell>
          <table:table-cell office:value-type="float" office:value="22526">
            <text:p>22526</text:p>
          </table:table-cell>
          <table:table-cell office:value-type="float" office:value="5256418102">
            <text:p>5256418102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420">
            <text:p>420</text:p>
          </table:table-cell>
        </table:table-row>
        <table:table-row>
          <table:table-cell office:value-type="float" office:value="8916375040">
            <text:p>8916375040</text:p>
          </table:table-cell>
          <table:table-cell office:value-type="string">
            <text:p>My Fishing Brainrots</text:p>
          </table:table-cell>
          <table:table-cell office:value-type="string">
            <text:p>Fish In The Waters</text:p>
          </table:table-cell>
          <table:table-cell office:value-type="float" office:value="87">
            <text:p>87</text:p>
          </table:table-cell>
          <table:table-cell office:value-type="float" office:value="22269">
            <text:p>22269</text:p>
          </table:table-cell>
          <table:table-cell office:value-type="float" office:value="51460048">
            <text:p>51460048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</table:table-row>
        <table:table-row>
          <table:table-cell office:value-type="float" office:value="9145063979">
            <text:p>9145063979</text:p>
          </table:table-cell>
          <table:table-cell office:value-type="string">
            <text:p>⛏️Dig to Escape</text:p>
          </table:table-cell>
          <table:table-cell office:value-type="string">
            <text:p>Breakout Funs</text:p>
          </table:table-cell>
          <table:table-cell office:value-type="float" office:value="56">
            <text:p>56</text:p>
          </table:table-cell>
          <table:table-cell office:value-type="float" office:value="20365">
            <text:p>20365</text:p>
          </table:table-cell>
          <table:table-cell office:value-type="float" office:value="216922269">
            <text:p>216922269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545">
            <text:p>545</text:p>
          </table:table-cell>
        </table:table-row>
        <table:table-row>
          <table:table-cell office:value-type="float" office:value="4777817887">
            <text:p>4777817887</text:p>
          </table:table-cell>
          <table:table-cell office:value-type="string">
            <text:p>Blade Ball</text:p>
          </table:table-cell>
          <table:table-cell office:value-type="string">
            <text:p>Wiggity.</text:p>
          </table:table-cell>
          <table:table-cell office:value-type="float" office:value="934">
            <text:p>934</text:p>
          </table:table-cell>
          <table:table-cell office:value-type="float" office:value="20214">
            <text:p>20214</text:p>
          </table:table-cell>
          <table:table-cell office:value-type="float" office:value="5844048176">
            <text:p>5844048176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78">
            <text:p>178</text:p>
          </table:table-cell>
        </table:table-row>
        <table:table-row>
          <table:table-cell office:value-type="float" office:value="7488190691">
            <text:p>7488190691</text:p>
          </table:table-cell>
          <table:table-cell office:value-type="string">
            <text:p>[☠️0.5☠️] Universal Tower Defense</text:p>
          </table:table-cell>
          <table:table-cell office:value-type="string">
            <text:p>Universal Tower Defense [UTD]</text:p>
          </table:table-cell>
          <table:table-cell office:value-type="float" office:value="276">
            <text:p>276</text:p>
          </table:table-cell>
          <table:table-cell office:value-type="float" office:value="19827">
            <text:p>19827</text:p>
          </table:table-cell>
          <table:table-cell office:value-type="float" office:value="58729171">
            <text:p>58729171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473">
            <text:p>473</text:p>
          </table:table-cell>
        </table:table-row>
        <table:table-row>
          <table:table-cell office:value-type="float" office:value="7660436108">
            <text:p>7660436108</text:p>
          </table:table-cell>
          <table:table-cell office:value-type="string">
            <text:p>[🐉] Anime Crusaders</text:p>
          </table:table-cell>
          <table:table-cell office:value-type="string">
            <text:p>32x</text:p>
          </table:table-cell>
          <table:table-cell office:value-type="float" office:value="243">
            <text:p>243</text:p>
          </table:table-cell>
          <table:table-cell office:value-type="float" office:value="19786">
            <text:p>19786</text:p>
          </table:table-cell>
          <table:table-cell office:value-type="float" office:value="76984501">
            <text:p>76984501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12">
            <text:p>512</text:p>
          </table:table-cell>
        </table:table-row>
        <table:table-row>
          <table:table-cell office:value-type="float" office:value="6325068386">
            <text:p>6325068386</text:p>
          </table:table-cell>
          <table:table-cell office:value-type="string">
            <text:p>[🎆] Blue Lock: Rivals</text:p>
          </table:table-cell>
          <table:table-cell office:value-type="string">
            <text:p>Blue Lock Rivals Unofficial Fans</text:p>
          </table:table-cell>
          <table:table-cell office:value-type="float" office:value="528">
            <text:p>528</text:p>
          </table:table-cell>
          <table:table-cell office:value-type="float" office:value="19597">
            <text:p>19597</text:p>
          </table:table-cell>
          <table:table-cell office:value-type="float" office:value="4332191689">
            <text:p>4332191689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227">
            <text:p>227</text:p>
          </table:table-cell>
        </table:table-row>
        <table:table-row>
          <table:table-cell office:value-type="float" office:value="9344307274">
            <text:p>9344307274</text:p>
          </table:table-cell>
          <table:table-cell office:value-type="string">
            <text:p>⛏️ Break a Lucky Block!</text:p>
          </table:table-cell>
          <table:table-cell office:value-type="string">
            <text:p>Slime Time Studios</text:p>
          </table:table-cell>
          <table:table-cell office:value-type="float" office:value="24">
            <text:p>24</text:p>
          </table:table-cell>
          <table:table-cell office:value-type="float" office:value="19451">
            <text:p>19451</text:p>
          </table:table-cell>
          <table:table-cell office:value-type="float" office:value="18883531">
            <text:p>18883531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184199275">
            <text:p>184199275</text:p>
          </table:table-cell>
          <table:table-cell office:value-type="string">
            <text:p>[🎆UPD] NFL Universe Football</text:p>
          </table:table-cell>
          <table:table-cell office:value-type="string">
            <text:p>NFL Universe Football by Voldex</text:p>
          </table:table-cell>
          <table:table-cell office:value-type="float" office:value="2673">
            <text:p>2673</text:p>
          </table:table-cell>
          <table:table-cell office:value-type="float" office:value="18049">
            <text:p>18049</text:p>
          </table:table-cell>
          <table:table-cell office:value-type="float" office:value="804381888">
            <text:p>804381888</text:p>
          </table:table-cell>
          <table:table-cell/>
          <table:table-cell/>
          <table:table-cell office:value-type="float" office:value="24">
            <text:p>24</text:p>
          </table:table-cell>
          <table:table-cell office:value-type="float" office:value="672">
            <text:p>672</text:p>
          </table:table-cell>
        </table:table-row>
        <table:table-row>
          <table:table-cell office:value-type="float" office:value="5650396773">
            <text:p>5650396773</text:p>
          </table:table-cell>
          <table:table-cell office:value-type="string">
            <text:p>a dusty trip [🚗QUEST]</text:p>
          </table:table-cell>
          <table:table-cell office:value-type="string">
            <text:p>Jandel's Road Trip</text:p>
          </table:table-cell>
          <table:table-cell office:value-type="float" office:value="689">
            <text:p>689</text:p>
          </table:table-cell>
          <table:table-cell office:value-type="float" office:value="17945">
            <text:p>17945</text:p>
          </table:table-cell>
          <table:table-cell office:value-type="float" office:value="2071618143">
            <text:p>2071618143</text:p>
          </table:table-cell>
          <table:table-cell/>
          <table:table-cell/>
          <table:table-cell office:value-type="float" office:value="33">
            <text:p>33</text:p>
          </table:table-cell>
          <table:table-cell office:value-type="float" office:value="473">
            <text:p>473</text:p>
          </table:table-cell>
        </table:table-row>
        <table:table-row>
          <table:table-cell office:value-type="float" office:value="1831550657">
            <text:p>1831550657</text:p>
          </table:table-cell>
          <table:table-cell office:value-type="string">
            <text:p>❄️ Creatures of Sonaria 🎁 Survive Kaiju Animals</text:p>
          </table:table-cell>
          <table:table-cell office:value-type="string">
            <text:p>Sonar Studios</text:p>
          </table:table-cell>
          <table:table-cell office:value-type="float" office:value="2020">
            <text:p>2020</text:p>
          </table:table-cell>
          <table:table-cell office:value-type="float" office:value="17881">
            <text:p>17881</text:p>
          </table:table-cell>
          <table:table-cell office:value-type="float" office:value="1715462845">
            <text:p>1715462845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008097940">
            <text:p>7008097940</text:p>
          </table:table-cell>
          <table:table-cell office:value-type="string">
            <text:p>[💪] Ink Game</text:p>
          </table:table-cell>
          <table:table-cell office:value-type="string">
            <text:p>games i think</text:p>
          </table:table-cell>
          <table:table-cell office:value-type="float" office:value="371">
            <text:p>371</text:p>
          </table:table-cell>
          <table:table-cell office:value-type="float" office:value="17341">
            <text:p>17341</text:p>
          </table:table-cell>
          <table:table-cell office:value-type="float" office:value="2839371437">
            <text:p>2839371437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463">
            <text:p>463</text:p>
          </table:table-cell>
        </table:table-row>
        <table:table-row>
          <table:table-cell office:value-type="float" office:value="3990106548">
            <text:p>3990106548</text:p>
          </table:table-cell>
          <table:table-cell office:value-type="string">
            <text:p>Baddies 💅</text:p>
          </table:table-cell>
          <table:table-cell office:value-type="string">
            <text:p>Meow Meow Games!</text:p>
          </table:table-cell>
          <table:table-cell office:value-type="float" office:value="1190">
            <text:p>1190</text:p>
          </table:table-cell>
          <table:table-cell office:value-type="float" office:value="17284">
            <text:p>17284</text:p>
          </table:table-cell>
          <table:table-cell office:value-type="float" office:value="1489405757">
            <text:p>1489405757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89">
            <text:p>389</text:p>
          </table:table-cell>
        </table:table-row>
        <table:table-row>
          <table:table-cell office:value-type="float" office:value="210851291">
            <text:p>210851291</text:p>
          </table:table-cell>
          <table:table-cell office:value-type="string">
            <text:p>Build A Boat For Treasure</text:p>
          </table:table-cell>
          <table:table-cell office:value-type="string">
            <text:p>Chillz Studios</text:p>
          </table:table-cell>
          <table:table-cell office:value-type="float" office:value="3351">
            <text:p>3351</text:p>
          </table:table-cell>
          <table:table-cell office:value-type="float" office:value="16952">
            <text:p>16952</text:p>
          </table:table-cell>
          <table:table-cell office:value-type="float" office:value="4828207246">
            <text:p>4828207246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13">
            <text:p>313</text:p>
          </table:table-cell>
        </table:table-row>
        <table:table-row>
          <table:table-cell office:value-type="float" office:value="5166944221">
            <text:p>5166944221</text:p>
          </table:table-cell>
          <table:table-cell office:value-type="string">
            <text:p>Death Ball</text:p>
          </table:table-cell>
          <table:table-cell office:value-type="string">
            <text:p>⨯ Small World Games</text:p>
          </table:table-cell>
          <table:table-cell office:value-type="float" office:value="820">
            <text:p>820</text:p>
          </table:table-cell>
          <table:table-cell office:value-type="float" office:value="16798">
            <text:p>16798</text:p>
          </table:table-cell>
          <table:table-cell office:value-type="float" office:value="1389111393">
            <text:p>1389111393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407">
            <text:p>407</text:p>
          </table:table-cell>
        </table:table-row>
        <table:table-row>
          <table:table-cell office:value-type="float" office:value="8722889197">
            <text:p>8722889197</text:p>
          </table:table-cell>
          <table:table-cell office:value-type="string">
            <text:p>Don’t Steal the Brainrots 🧠</text:p>
          </table:table-cell>
          <table:table-cell office:value-type="string">
            <text:p>lol games..</text:p>
          </table:table-cell>
          <table:table-cell office:value-type="float" office:value="112">
            <text:p>112</text:p>
          </table:table-cell>
          <table:table-cell office:value-type="float" office:value="16541">
            <text:p>16541</text:p>
          </table:table-cell>
          <table:table-cell office:value-type="float" office:value="83799555">
            <text:p>83799555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4540138978">
            <text:p>4540138978</text:p>
          </table:table-cell>
          <table:table-cell office:value-type="string">
            <text:p>Metro Life 🎄 City RP</text:p>
          </table:table-cell>
          <table:table-cell office:value-type="string">
            <text:p>Century Creators</text:p>
          </table:table-cell>
          <table:table-cell office:value-type="float" office:value="1009">
            <text:p>1009</text:p>
          </table:table-cell>
          <table:table-cell office:value-type="float" office:value="16540">
            <text:p>16540</text:p>
          </table:table-cell>
          <table:table-cell office:value-type="float" office:value="1950044277">
            <text:p>1950044277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59">
            <text:p>359</text:p>
          </table:table-cell>
        </table:table-row>
        <table:table-row>
          <table:table-cell office:value-type="float" office:value="7882829745">
            <text:p>7882829745</text:p>
          </table:table-cell>
          <table:table-cell office:value-type="string">
            <text:p>[🐉🔥] Anime Eternal</text:p>
          </table:table-cell>
          <table:table-cell office:value-type="string">
            <text:p>New ProjectR</text:p>
          </table:table-cell>
          <table:table-cell office:value-type="float" office:value="209">
            <text:p>209</text:p>
          </table:table-cell>
          <table:table-cell office:value-type="float" office:value="16493">
            <text:p>16493</text:p>
          </table:table-cell>
          <table:table-cell office:value-type="float" office:value="296011784">
            <text:p>296011784</text:p>
          </table:table-cell>
          <table:table-cell/>
          <table:table-cell/>
          <table:table-cell office:value-type="float" office:value="23">
            <text:p>23</text:p>
          </table:table-cell>
          <table:table-cell office:value-type="float" office:value="429">
            <text:p>429</text:p>
          </table:table-cell>
        </table:table-row>
        <table:table-row>
          <table:table-cell office:value-type="float" office:value="73885730">
            <text:p>73885730</text:p>
          </table:table-cell>
          <table:table-cell office:value-type="string">
            <text:p>Prison Life</text:p>
          </table:table-cell>
          <table:table-cell office:value-type="string">
            <text:p>Aesthetical</text:p>
          </table:table-cell>
          <table:table-cell office:value-type="float" office:value="4267">
            <text:p>4267</text:p>
          </table:table-cell>
          <table:table-cell office:value-type="float" office:value="16375">
            <text:p>16375</text:p>
          </table:table-cell>
          <table:table-cell office:value-type="float" office:value="2713325270">
            <text:p>2713325270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</table:table-row>
        <table:table-row>
          <table:table-cell office:value-type="float" office:value="7094518649">
            <text:p>7094518649</text:p>
          </table:table-cell>
          <table:table-cell office:value-type="string">
            <text:p>[💥] Restaurant Tycoon 3</text:p>
          </table:table-cell>
          <table:table-cell office:value-type="string">
            <text:p>Ultraw</text:p>
          </table:table-cell>
          <table:table-cell office:value-type="float" office:value="354">
            <text:p>354</text:p>
          </table:table-cell>
          <table:table-cell office:value-type="float" office:value="15366">
            <text:p>15366</text:p>
          </table:table-cell>
          <table:table-cell office:value-type="float" office:value="169598633">
            <text:p>169598633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474">
            <text:p>474</text:p>
          </table:table-cell>
        </table:table-row>
        <table:table-row>
          <table:table-cell office:value-type="float" office:value="4348829796">
            <text:p>4348829796</text:p>
          </table:table-cell>
          <table:table-cell office:value-type="string">
            <text:p>Murderers VS Sheriffs DUELS</text:p>
          </table:table-cell>
          <table:table-cell office:value-type="string">
            <text:p>Red21 Games</text:p>
          </table:table-cell>
          <table:table-cell office:value-type="float" office:value="1068">
            <text:p>1068</text:p>
          </table:table-cell>
          <table:table-cell office:value-type="float" office:value="15306">
            <text:p>15306</text:p>
          </table:table-cell>
          <table:table-cell office:value-type="float" office:value="2182704924">
            <text:p>2182704924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1202096104">
            <text:p>1202096104</text:p>
          </table:table-cell>
          <table:table-cell office:value-type="string">
            <text:p>[❄️WINTERFEST] Driving Empire🏎️ Car Racing</text:p>
          </table:table-cell>
          <table:table-cell office:value-type="string">
            <text:p>Driving Empire by Voldex</text:p>
          </table:table-cell>
          <table:table-cell office:value-type="float" office:value="2389">
            <text:p>2389</text:p>
          </table:table-cell>
          <table:table-cell office:value-type="float" office:value="14458">
            <text:p>14458</text:p>
          </table:table-cell>
          <table:table-cell office:value-type="float" office:value="2464981580">
            <text:p>2464981580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4730278139">
            <text:p>4730278139</text:p>
          </table:table-cell>
          <table:table-cell office:value-type="string">
            <text:p>[☄️SUPERNOVA] untitled boxing game 🥊</text:p>
          </table:table-cell>
          <table:table-cell office:value-type="string">
            <text:p>drowningsome</text:p>
          </table:table-cell>
          <table:table-cell office:value-type="float" office:value="949">
            <text:p>949</text:p>
          </table:table-cell>
          <table:table-cell office:value-type="float" office:value="14413">
            <text:p>14413</text:p>
          </table:table-cell>
          <table:table-cell office:value-type="float" office:value="1123032243">
            <text:p>1123032243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160">
            <text:p>160</text:p>
          </table:table-cell>
        </table:table-row>
        <table:table-row>
          <table:table-cell office:value-type="float" office:value="4568630521">
            <text:p>4568630521</text:p>
          </table:table-cell>
          <table:table-cell office:value-type="string">
            <text:p>[CHRISTMAS🎄] Heroes Battlegrounds</text:p>
          </table:table-cell>
          <table:table-cell office:value-type="string">
            <text:p>more awesome games yo</text:p>
          </table:table-cell>
          <table:table-cell office:value-type="float" office:value="1001">
            <text:p>1001</text:p>
          </table:table-cell>
          <table:table-cell office:value-type="float" office:value="14373">
            <text:p>14373</text:p>
          </table:table-cell>
          <table:table-cell office:value-type="float" office:value="1383952061">
            <text:p>1383952061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304">
            <text:p>304</text:p>
          </table:table-cell>
        </table:table-row>
        <table:table-row>
          <table:table-cell office:value-type="float" office:value="703124385">
            <text:p>703124385</text:p>
          </table:table-cell>
          <table:table-cell office:value-type="string">
            <text:p>Tower of Hell</text:p>
          </table:table-cell>
          <table:table-cell office:value-type="string">
            <text:p>YXceptional Studios</text:p>
          </table:table-cell>
          <table:table-cell office:value-type="float" office:value="2758">
            <text:p>2758</text:p>
          </table:table-cell>
          <table:table-cell office:value-type="float" office:value="13769">
            <text:p>13769</text:p>
          </table:table-cell>
          <table:table-cell office:value-type="float" office:value="27150239529">
            <text:p>27150239529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</table:table-row>
        <table:table-row>
          <table:table-cell office:value-type="float" office:value="321778215">
            <text:p>321778215</text:p>
          </table:table-cell>
          <table:table-cell office:value-type="string">
            <text:p>Royale🌹High [💕Mermaid Potions!]</text:p>
          </table:table-cell>
          <table:table-cell office:value-type="string">
            <text:p>callmehbob</text:p>
          </table:table-cell>
          <table:table-cell office:value-type="float" office:value="3192">
            <text:p>3192</text:p>
          </table:table-cell>
          <table:table-cell office:value-type="float" office:value="13507">
            <text:p>13507</text:p>
          </table:table-cell>
          <table:table-cell office:value-type="float" office:value="10308863685">
            <text:p>10308863685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97">
            <text:p>397</text:p>
          </table:table-cell>
        </table:table-row>
        <table:table-row>
          <table:table-cell office:value-type="float" office:value="4658598196">
            <text:p>4658598196</text:p>
          </table:table-cell>
          <table:table-cell office:value-type="string">
            <text:p>Attack on Titan Revolution</text:p>
          </table:table-cell>
          <table:table-cell office:value-type="string">
            <text:p>AoTR [PI]</text:p>
          </table:table-cell>
          <table:table-cell office:value-type="float" office:value="974">
            <text:p>974</text:p>
          </table:table-cell>
          <table:table-cell office:value-type="float" office:value="13221">
            <text:p>13221</text:p>
          </table:table-cell>
          <table:table-cell office:value-type="float" office:value="663078532">
            <text:p>663078532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80">
            <text:p>480</text:p>
          </table:table-cell>
        </table:table-row>
        <table:table-row>
          <table:table-cell office:value-type="float" office:value="6369934270">
            <text:p>6369934270</text:p>
          </table:table-cell>
          <table:table-cell office:value-type="string">
            <text:p>💀 Hide or Die!</text:p>
          </table:table-cell>
          <table:table-cell office:value-type="string">
            <text:p>0 CCU Games</text:p>
          </table:table-cell>
          <table:table-cell office:value-type="float" office:value="519">
            <text:p>519</text:p>
          </table:table-cell>
          <table:table-cell office:value-type="float" office:value="13114">
            <text:p>13114</text:p>
          </table:table-cell>
          <table:table-cell office:value-type="float" office:value="574301738">
            <text:p>574301738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</table:table-row>
        <table:table-row>
          <table:table-cell office:value-type="float" office:value="9274794049">
            <text:p>9274794049</text:p>
          </table:table-cell>
          <table:table-cell office:value-type="string">
            <text:p>[⚡] +1 Speed Bike Escape</text:p>
          </table:table-cell>
          <table:table-cell office:value-type="string">
            <text:p>Fun Speed Games</text:p>
          </table:table-cell>
          <table:table-cell office:value-type="float" office:value="36">
            <text:p>36</text:p>
          </table:table-cell>
          <table:table-cell office:value-type="float" office:value="12993">
            <text:p>12993</text:p>
          </table:table-cell>
          <table:table-cell office:value-type="float" office:value="36166456">
            <text:p>36166456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245662005">
            <text:p>245662005</text:p>
          </table:table-cell>
          <table:table-cell office:value-type="string">
            <text:p>[🥶 Winter!] Jailbreak</text:p>
          </table:table-cell>
          <table:table-cell office:value-type="string">
            <text:p>Badimo</text:p>
          </table:table-cell>
          <table:table-cell office:value-type="float" office:value="3286">
            <text:p>3286</text:p>
          </table:table-cell>
          <table:table-cell office:value-type="float" office:value="12885">
            <text:p>12885</text:p>
          </table:table-cell>
          <table:table-cell office:value-type="float" office:value="7730685853">
            <text:p>7730685853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450">
            <text:p>450</text:p>
          </table:table-cell>
        </table:table-row>
        <table:table-row>
          <table:table-cell office:value-type="float" office:value="2380077519">
            <text:p>2380077519</text:p>
          </table:table-cell>
          <table:table-cell office:value-type="string">
            <text:p>[👜 SHOPKEEPER] Slap Battles👏</text:p>
          </table:table-cell>
          <table:table-cell office:value-type="string">
            <text:p>Slap Battles</text:p>
          </table:table-cell>
          <table:table-cell office:value-type="float" office:value="1784">
            <text:p>1784</text:p>
          </table:table-cell>
          <table:table-cell office:value-type="float" office:value="12520">
            <text:p>12520</text:p>
          </table:table-cell>
          <table:table-cell office:value-type="float" office:value="3264299822">
            <text:p>3264299822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182">
            <text:p>182</text:p>
          </table:table-cell>
        </table:table-row>
        <table:table-row>
          <table:table-cell office:value-type="float" office:value="8066283370">
            <text:p>8066283370</text:p>
          </table:table-cell>
          <table:table-cell office:value-type="string">
            <text:p>[🎅]Build a Zoo</text:p>
          </table:table-cell>
          <table:table-cell office:value-type="string">
            <text:p>Century Farmers</text:p>
          </table:table-cell>
          <table:table-cell office:value-type="float" office:value="185">
            <text:p>185</text:p>
          </table:table-cell>
          <table:table-cell office:value-type="float" office:value="12290">
            <text:p>12290</text:p>
          </table:table-cell>
          <table:table-cell office:value-type="float" office:value="388182486">
            <text:p>388182486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214">
            <text:p>214</text:p>
          </table:table-cell>
        </table:table-row>
        <table:table-row>
          <table:table-cell office:value-type="float" office:value="4673599750">
            <text:p>4673599750</text:p>
          </table:table-cell>
          <table:table-cell office:value-type="string">
            <text:p>Murderers vs Sheriffs 2</text:p>
          </table:table-cell>
          <table:table-cell office:value-type="string">
            <text:p>Murderers vs Sheriffs 2</text:p>
          </table:table-cell>
          <table:table-cell office:value-type="float" office:value="968">
            <text:p>968</text:p>
          </table:table-cell>
          <table:table-cell office:value-type="float" office:value="11631">
            <text:p>11631</text:p>
          </table:table-cell>
          <table:table-cell office:value-type="float" office:value="323048234">
            <text:p>323048234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</table:table-row>
        <table:table-row>
          <table:table-cell office:value-type="float" office:value="7474367816">
            <text:p>7474367816</text:p>
          </table:table-cell>
          <table:table-cell office:value-type="string">
            <text:p>Climb and Jump Tower [🎆New Years Event]</text:p>
          </table:table-cell>
          <table:table-cell office:value-type="string">
            <text:p>Climbing World</text:p>
          </table:table-cell>
          <table:table-cell office:value-type="float" office:value="279">
            <text:p>279</text:p>
          </table:table-cell>
          <table:table-cell office:value-type="float" office:value="11533">
            <text:p>11533</text:p>
          </table:table-cell>
          <table:table-cell office:value-type="float" office:value="835011140">
            <text:p>835011140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1516533665">
            <text:p>1516533665</text:p>
          </table:table-cell>
          <table:table-cell office:value-type="string">
            <text:p>Piggy [NEW CHAPTER]</text:p>
          </table:table-cell>
          <table:table-cell office:value-type="string">
            <text:p>MiniToon</text:p>
          </table:table-cell>
          <table:table-cell office:value-type="float" office:value="2175">
            <text:p>2175</text:p>
          </table:table-cell>
          <table:table-cell office:value-type="float" office:value="11196">
            <text:p>11196</text:p>
          </table:table-cell>
          <table:table-cell office:value-type="float" office:value="14026315877">
            <text:p>14026315877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131">
            <text:p>131</text:p>
          </table:table-cell>
        </table:table-row>
        <table:table-row>
          <table:table-cell office:value-type="float" office:value="9326439632">
            <text:p>9326439632</text:p>
          </table:table-cell>
          <table:table-cell office:value-type="string">
            <text:p>Fate Trigger [FPS]</text:p>
          </table:table-cell>
          <table:table-cell office:value-type="string">
            <text:p>Blox Saros</text:p>
          </table:table-cell>
          <table:table-cell office:value-type="float" office:value="27">
            <text:p>27</text:p>
          </table:table-cell>
          <table:table-cell office:value-type="float" office:value="11182">
            <text:p>11182</text:p>
          </table:table-cell>
          <table:table-cell office:value-type="float" office:value="25804327">
            <text:p>25804327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</table:table-row>
        <table:table-row>
          <table:table-cell office:value-type="float" office:value="6760085372">
            <text:p>6760085372</text:p>
          </table:table-cell>
          <table:table-cell office:value-type="string">
            <text:p>[⛩️UPD 1.5] Jujutsu: Zero</text:p>
          </table:table-cell>
          <table:table-cell office:value-type="string">
            <text:p>Studio Resonance</text:p>
          </table:table-cell>
          <table:table-cell office:value-type="float" office:value="427">
            <text:p>427</text:p>
          </table:table-cell>
          <table:table-cell office:value-type="float" office:value="11139">
            <text:p>11139</text:p>
          </table:table-cell>
          <table:table-cell office:value-type="float" office:value="15593970">
            <text:p>15593970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582">
            <text:p>582</text:p>
          </table:table-cell>
        </table:table-row>
        <table:table-row>
          <table:table-cell office:value-type="float" office:value="2440500124">
            <text:p>2440500124</text:p>
          </table:table-cell>
          <table:table-cell office:value-type="string">
            <text:p>DOORS [DAILY RUNS📟]</text:p>
          </table:table-cell>
          <table:table-cell office:value-type="string">
            <text:p>LSPLASH</text:p>
          </table:table-cell>
          <table:table-cell office:value-type="float" office:value="1759">
            <text:p>1759</text:p>
          </table:table-cell>
          <table:table-cell office:value-type="float" office:value="10882">
            <text:p>10882</text:p>
          </table:table-cell>
          <table:table-cell office:value-type="float" office:value="7128538888">
            <text:p>7128538888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2936053166">
            <text:p>2936053166</text:p>
          </table:table-cell>
          <table:table-cell office:value-type="string">
            <text:p>[🎅ADVENT] Squid Game X</text:p>
          </table:table-cell>
          <table:table-cell office:value-type="string">
            <text:p>redifi</text:p>
          </table:table-cell>
          <table:table-cell office:value-type="float" office:value="1564">
            <text:p>1564</text:p>
          </table:table-cell>
          <table:table-cell office:value-type="float" office:value="10624">
            <text:p>10624</text:p>
          </table:table-cell>
          <table:table-cell office:value-type="float" office:value="1661528341">
            <text:p>1661528341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862">
            <text:p>862</text:p>
          </table:table-cell>
        </table:table-row>
        <table:table-row>
          <table:table-cell office:value-type="float" office:value="4391829435">
            <text:p>4391829435</text:p>
          </table:table-cell>
          <table:table-cell office:value-type="string">
            <text:p>[FNAF 6 UPDATE!] FNAF: Co-op</text:p>
          </table:table-cell>
          <table:table-cell office:value-type="string">
            <text:p>Z0KTAR's Community Group</text:p>
          </table:table-cell>
          <table:table-cell office:value-type="float" office:value="1055">
            <text:p>1055</text:p>
          </table:table-cell>
          <table:table-cell office:value-type="float" office:value="10552">
            <text:p>10552</text:p>
          </table:table-cell>
          <table:table-cell office:value-type="float" office:value="316471687">
            <text:p>316471687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187">
            <text:p>187</text:p>
          </table:table-cell>
        </table:table-row>
        <table:table-row>
          <table:table-cell office:value-type="float" office:value="6945584306">
            <text:p>6945584306</text:p>
          </table:table-cell>
          <table:table-cell office:value-type="string">
            <text:p>[🧟ACE EATER] Azure Latch</text:p>
          </table:table-cell>
          <table:table-cell office:value-type="string">
            <text:p>[B:S] Azure Latch Team</text:p>
          </table:table-cell>
          <table:table-cell office:value-type="float" office:value="381">
            <text:p>381</text:p>
          </table:table-cell>
          <table:table-cell office:value-type="float" office:value="10404">
            <text:p>10404</text:p>
          </table:table-cell>
          <table:table-cell office:value-type="float" office:value="375900272">
            <text:p>375900272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18">
            <text:p>218</text:p>
          </table:table-cell>
        </table:table-row>
        <table:table-row>
          <table:table-cell office:value-type="float" office:value="3308103880">
            <text:p>3308103880</text:p>
          </table:table-cell>
          <table:table-cell office:value-type="string">
            <text:p>Maple Hospital 🍂<text:s/></text:p>
          </table:table-cell>
          <table:table-cell office:value-type="string">
            <text:p>Marizma Games</text:p>
          </table:table-cell>
          <table:table-cell office:value-type="float" office:value="1434">
            <text:p>1434</text:p>
          </table:table-cell>
          <table:table-cell office:value-type="float" office:value="10403">
            <text:p>10403</text:p>
          </table:table-cell>
          <table:table-cell office:value-type="float" office:value="1532006506">
            <text:p>1532006506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04">
            <text:p>304</text:p>
          </table:table-cell>
        </table:table-row>
        <table:table-row>
          <table:table-cell office:value-type="float" office:value="8937254139">
            <text:p>8937254139</text:p>
          </table:table-cell>
          <table:table-cell office:value-type="string">
            <text:p>🎄Dungeon Hunters [Beta]</text:p>
          </table:table-cell>
          <table:table-cell office:value-type="string">
            <text:p>The Evac Syndicate</text:p>
          </table:table-cell>
          <table:table-cell office:value-type="float" office:value="84">
            <text:p>84</text:p>
          </table:table-cell>
          <table:table-cell office:value-type="float" office:value="10376">
            <text:p>10376</text:p>
          </table:table-cell>
          <table:table-cell office:value-type="float" office:value="55155261">
            <text:p>55155261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49">
            <text:p>349</text:p>
          </table:table-cell>
        </table:table-row>
        <table:table-row>
          <table:table-cell office:value-type="float" office:value="7996365376">
            <text:p>7996365376</text:p>
          </table:table-cell>
          <table:table-cell office:value-type="string">
            <text:p>[❄️] SHARP</text:p>
          </table:table-cell>
          <table:table-cell office:value-type="string">
            <text:p>MAD STUDIO</text:p>
          </table:table-cell>
          <table:table-cell office:value-type="float" office:value="194">
            <text:p>194</text:p>
          </table:table-cell>
          <table:table-cell office:value-type="float" office:value="10331">
            <text:p>10331</text:p>
          </table:table-cell>
          <table:table-cell office:value-type="float" office:value="144695931">
            <text:p>144695931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</table:table-row>
        <table:table-row>
          <table:table-cell office:value-type="float" office:value="371263894">
            <text:p>371263894</text:p>
          </table:table-cell>
          <table:table-cell office:value-type="string">
            <text:p>(❄️PAGANI + 200K CASH) Greenville</text:p>
          </table:table-cell>
          <table:table-cell office:value-type="string">
            <text:p>Greenville, Wisconsin</text:p>
          </table:table-cell>
          <table:table-cell office:value-type="float" office:value="3113">
            <text:p>3113</text:p>
          </table:table-cell>
          <table:table-cell office:value-type="float" office:value="9834">
            <text:p>9834</text:p>
          </table:table-cell>
          <table:table-cell office:value-type="float" office:value="1296661932">
            <text:p>1296661932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</table:table-row>
        <table:table-row>
          <table:table-cell office:value-type="float" office:value="578392296">
            <text:p>578392296</text:p>
          </table:table-cell>
          <table:table-cell office:value-type="string">
            <text:p>ABA</text:p>
          </table:table-cell>
          <table:table-cell office:value-type="string">
            <text:p>Dogs Studios: South</text:p>
          </table:table-cell>
          <table:table-cell office:value-type="float" office:value="2871">
            <text:p>2871</text:p>
          </table:table-cell>
          <table:table-cell office:value-type="float" office:value="9806">
            <text:p>9806</text:p>
          </table:table-cell>
          <table:table-cell office:value-type="float" office:value="1156573427">
            <text:p>1156573427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382">
            <text:p>382</text:p>
          </table:table-cell>
        </table:table-row>
        <table:table-row>
          <table:table-cell office:value-type="float" office:value="1235188606">
            <text:p>1235188606</text:p>
          </table:table-cell>
          <table:table-cell office:value-type="string">
            <text:p>[❄️ EVENT] Dragon Adventures 🐉</text:p>
          </table:table-cell>
          <table:table-cell office:value-type="string">
            <text:p>Sonar Studios</text:p>
          </table:table-cell>
          <table:table-cell office:value-type="float" office:value="2366">
            <text:p>2366</text:p>
          </table:table-cell>
          <table:table-cell office:value-type="float" office:value="9783">
            <text:p>9783</text:p>
          </table:table-cell>
          <table:table-cell office:value-type="float" office:value="1436850401">
            <text:p>1436850401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45">
            <text:p>345</text:p>
          </table:table-cell>
        </table:table-row>
        <table:table-row>
          <table:table-cell office:value-type="float" office:value="6504986360">
            <text:p>6504986360</text:p>
          </table:table-cell>
          <table:table-cell office:value-type="string">
            <text:p>[🎉] Bubble Gum Simulator INFINITY</text:p>
          </table:table-cell>
          <table:table-cell office:value-type="string">
            <text:p>Rumble Studios</text:p>
          </table:table-cell>
          <table:table-cell office:value-type="float" office:value="490">
            <text:p>490</text:p>
          </table:table-cell>
          <table:table-cell office:value-type="float" office:value="9705">
            <text:p>9705</text:p>
          </table:table-cell>
          <table:table-cell office:value-type="float" office:value="565682467">
            <text:p>565682467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197">
            <text:p>197</text:p>
          </table:table-cell>
        </table:table-row>
        <table:table-row>
          <table:table-cell office:value-type="float" office:value="7264587281">
            <text:p>7264587281</text:p>
          </table:table-cell>
          <table:table-cell office:value-type="string">
            <text:p>[ MATCHMAKING ] SNIPER DUELS</text:p>
          </table:table-cell>
          <table:table-cell office:value-type="string">
            <text:p>LOCKED IN NETWORK</text:p>
          </table:table-cell>
          <table:table-cell office:value-type="float" office:value="320">
            <text:p>320</text:p>
          </table:table-cell>
          <table:table-cell office:value-type="float" office:value="9215">
            <text:p>9215</text:p>
          </table:table-cell>
          <table:table-cell office:value-type="float" office:value="80117618">
            <text:p>80117618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6682487255">
            <text:p>6682487255</text:p>
          </table:table-cell>
          <table:table-cell office:value-type="string">
            <text:p>[🎁❄️🎄] Anime Card Clash</text:p>
          </table:table-cell>
          <table:table-cell office:value-type="string">
            <text:p>RNG Lab</text:p>
          </table:table-cell>
          <table:table-cell office:value-type="float" office:value="446">
            <text:p>446</text:p>
          </table:table-cell>
          <table:table-cell office:value-type="float" office:value="9040">
            <text:p>9040</text:p>
          </table:table-cell>
          <table:table-cell office:value-type="float" office:value="323998931">
            <text:p>323998931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62">
            <text:p>562</text:p>
          </table:table-cell>
        </table:table-row>
        <table:table-row>
          <table:table-cell office:value-type="float" office:value="6443367640">
            <text:p>6443367640</text:p>
          </table:table-cell>
          <table:table-cell office:value-type="string">
            <text:p>❄️ Gym Star Simulator</text:p>
          </table:table-cell>
          <table:table-cell office:value-type="string">
            <text:p>Gym Simulator Club</text:p>
          </table:table-cell>
          <table:table-cell office:value-type="float" office:value="503">
            <text:p>503</text:p>
          </table:table-cell>
          <table:table-cell office:value-type="float" office:value="8991">
            <text:p>8991</text:p>
          </table:table-cell>
          <table:table-cell office:value-type="float" office:value="464150907">
            <text:p>464150907</text:p>
          </table:table-cell>
          <table:table-cell/>
          <table:table-cell/>
          <table:table-cell office:value-type="float" office:value="23">
            <text:p>23</text:p>
          </table:table-cell>
          <table:table-cell office:value-type="float" office:value="856">
            <text:p>856</text:p>
          </table:table-cell>
        </table:table-row>
        <table:table-row>
          <table:table-cell office:value-type="float" office:value="7703614594">
            <text:p>7703614594</text:p>
          </table:table-cell>
          <table:table-cell office:value-type="string">
            <text:p>[🎉] Garden Tower Defense 🌻</text:p>
          </table:table-cell>
          <table:table-cell office:value-type="string">
            <text:p>Garden Defenders</text:p>
          </table:table-cell>
          <table:table-cell office:value-type="float" office:value="236">
            <text:p>236</text:p>
          </table:table-cell>
          <table:table-cell office:value-type="float" office:value="8920">
            <text:p>8920</text:p>
          </table:table-cell>
          <table:table-cell office:value-type="float" office:value="545478467">
            <text:p>545478467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383">
            <text:p>383</text:p>
          </table:table-cell>
        </table:table-row>
        <table:table-row>
          <table:table-cell office:value-type="float" office:value="7883776681">
            <text:p>7883776681</text:p>
          </table:table-cell>
          <table:table-cell office:value-type="string">
            <text:p>Racket Rivals<text:s/></text:p>
          </table:table-cell>
          <table:table-cell office:value-type="string">
            <text:p>⨯ Small World Games</text:p>
          </table:table-cell>
          <table:table-cell office:value-type="float" office:value="209">
            <text:p>209</text:p>
          </table:table-cell>
          <table:table-cell office:value-type="float" office:value="8745">
            <text:p>8745</text:p>
          </table:table-cell>
          <table:table-cell office:value-type="float" office:value="282731836">
            <text:p>282731836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9312830998">
            <text:p>9312830998</text:p>
          </table:table-cell>
          <table:table-cell office:value-type="string">
            <text:p>Craft a Brainrot</text:p>
          </table:table-cell>
          <table:table-cell office:value-type="string">
            <text:p>xFrozen Admins</text:p>
          </table:table-cell>
          <table:table-cell office:value-type="float" office:value="30">
            <text:p>30</text:p>
          </table:table-cell>
          <table:table-cell office:value-type="float" office:value="8592">
            <text:p>8592</text:p>
          </table:table-cell>
          <table:table-cell office:value-type="float" office:value="17999537">
            <text:p>17999537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4925331346">
            <text:p>4925331346</text:p>
          </table:table-cell>
          <table:table-cell office:value-type="string">
            <text:p>Giga Mansion Tycoon 🏝️ [UPDATE]</text:p>
          </table:table-cell>
          <table:table-cell office:value-type="string">
            <text:p>Loaded Studios</text:p>
          </table:table-cell>
          <table:table-cell office:value-type="float" office:value="891">
            <text:p>891</text:p>
          </table:table-cell>
          <table:table-cell office:value-type="float" office:value="8408">
            <text:p>8408</text:p>
          </table:table-cell>
          <table:table-cell office:value-type="float" office:value="239299164">
            <text:p>239299164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25">
            <text:p>425</text:p>
          </table:table-cell>
        </table:table-row>
        <table:table-row>
          <table:table-cell office:value-type="float" office:value="9091133975">
            <text:p>9091133975</text:p>
          </table:table-cell>
          <table:table-cell office:value-type="string">
            <text:p>Catch And Tame!</text:p>
          </table:table-cell>
          <table:table-cell office:value-type="string">
            <text:p>Manta Games</text:p>
          </table:table-cell>
          <table:table-cell office:value-type="float" office:value="64">
            <text:p>64</text:p>
          </table:table-cell>
          <table:table-cell office:value-type="float" office:value="8364">
            <text:p>8364</text:p>
          </table:table-cell>
          <table:table-cell office:value-type="float" office:value="31496483">
            <text:p>31496483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44">
            <text:p>244</text:p>
          </table:table-cell>
        </table:table-row>
        <table:table-row>
          <table:table-cell office:value-type="float" office:value="8836568224">
            <text:p>8836568224</text:p>
          </table:table-cell>
          <table:table-cell office:value-type="string">
            <text:p>[W7] Kayak and Surf 🌊</text:p>
          </table:table-cell>
          <table:table-cell office:value-type="string">
            <text:p>Climb and Banana Studio</text:p>
          </table:table-cell>
          <table:table-cell office:value-type="float" office:value="97">
            <text:p>97</text:p>
          </table:table-cell>
          <table:table-cell office:value-type="float" office:value="8316">
            <text:p>8316</text:p>
          </table:table-cell>
          <table:table-cell office:value-type="float" office:value="61540857">
            <text:p>61540857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182">
            <text:p>182</text:p>
          </table:table-cell>
        </table:table-row>
        <table:table-row>
          <table:table-cell office:value-type="float" office:value="8950496606">
            <text:p>8950496606</text:p>
          </table:table-cell>
          <table:table-cell office:value-type="string">
            <text:p>[Stranger Things] Deadly Delivery</text:p>
          </table:table-cell>
          <table:table-cell office:value-type="string">
            <text:p>WTHHHELL BRO</text:p>
          </table:table-cell>
          <table:table-cell office:value-type="float" office:value="82">
            <text:p>82</text:p>
          </table:table-cell>
          <table:table-cell office:value-type="float" office:value="7848">
            <text:p>7848</text:p>
          </table:table-cell>
          <table:table-cell office:value-type="float" office:value="95162967">
            <text:p>95162967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77">
            <text:p>177</text:p>
          </table:table-cell>
        </table:table-row>
        <table:table-row>
          <table:table-cell office:value-type="float" office:value="9161811618">
            <text:p>9161811618</text:p>
          </table:table-cell>
          <table:table-cell office:value-type="string">
            <text:p>Survive Bikini Bottom ☠️ [BETA]</text:p>
          </table:table-cell>
          <table:table-cell office:value-type="string">
            <text:p>Krabby Krew</text:p>
          </table:table-cell>
          <table:table-cell office:value-type="float" office:value="53">
            <text:p>53</text:p>
          </table:table-cell>
          <table:table-cell office:value-type="float" office:value="7605">
            <text:p>7605</text:p>
          </table:table-cell>
          <table:table-cell office:value-type="float" office:value="27436841">
            <text:p>27436841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2640407187">
            <text:p>2640407187</text:p>
          </table:table-cell>
          <table:table-cell office:value-type="string">
            <text:p>(Update) Car Driving Indonesia</text:p>
          </table:table-cell>
          <table:table-cell office:value-type="string">
            <text:p>CDID Studio Official Group</text:p>
          </table:table-cell>
          <table:table-cell office:value-type="float" office:value="1676">
            <text:p>1676</text:p>
          </table:table-cell>
          <table:table-cell office:value-type="float" office:value="7558">
            <text:p>7558</text:p>
          </table:table-cell>
          <table:table-cell office:value-type="float" office:value="411272527">
            <text:p>411272527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169">
            <text:p>169</text:p>
          </table:table-cell>
        </table:table-row>
        <table:table-row>
          <table:table-cell office:value-type="float" office:value="8832884753">
            <text:p>8832884753</text:p>
          </table:table-cell>
          <table:table-cell office:value-type="string">
            <text:p>[🌸UPD] Pickaxe Simulator! ⛏️</text:p>
          </table:table-cell>
          <table:table-cell office:value-type="string">
            <text:p>6 7 Games</text:p>
          </table:table-cell>
          <table:table-cell office:value-type="float" office:value="98">
            <text:p>98</text:p>
          </table:table-cell>
          <table:table-cell office:value-type="float" office:value="7452">
            <text:p>7452</text:p>
          </table:table-cell>
          <table:table-cell office:value-type="float" office:value="33773390">
            <text:p>33773390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395">
            <text:p>395</text:p>
          </table:table-cell>
        </table:table-row>
        <table:table-row>
          <table:table-cell office:value-type="float" office:value="47545">
            <text:p>47545</text:p>
          </table:table-cell>
          <table:table-cell office:value-type="string">
            <text:p>🍕Work at a Pizza Place</text:p>
          </table:table-cell>
          <table:table-cell office:value-type="string">
            <text:p>Dued1</text:p>
          </table:table-cell>
          <table:table-cell office:value-type="float" office:value="6492">
            <text:p>6492</text:p>
          </table:table-cell>
          <table:table-cell office:value-type="float" office:value="7434">
            <text:p>7434</text:p>
          </table:table-cell>
          <table:table-cell office:value-type="float" office:value="5382323618">
            <text:p>5382323618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646">
            <text:p>646</text:p>
          </table:table-cell>
        </table:table-row>
        <table:table-row>
          <table:table-cell office:value-type="float" office:value="5829613337">
            <text:p>5829613337</text:p>
          </table:table-cell>
          <table:table-cell office:value-type="string">
            <text:p>[🎅] something evil will happen</text:p>
          </table:table-cell>
          <table:table-cell office:value-type="string">
            <text:p>larvae studios</text:p>
          </table:table-cell>
          <table:table-cell office:value-type="float" office:value="643">
            <text:p>643</text:p>
          </table:table-cell>
          <table:table-cell office:value-type="float" office:value="7409">
            <text:p>7409</text:p>
          </table:table-cell>
          <table:table-cell office:value-type="float" office:value="243014799">
            <text:p>243014799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</table:table-row>
        <table:table-row>
          <table:table-cell office:value-type="float" office:value="605887098">
            <text:p>605887098</text:p>
          </table:table-cell>
          <table:table-cell office:value-type="string">
            <text:p>🎆NY SALE! Car Dealership Tycoon</text:p>
          </table:table-cell>
          <table:table-cell office:value-type="string">
            <text:p>Foxzie</text:p>
          </table:table-cell>
          <table:table-cell office:value-type="float" office:value="2842">
            <text:p>2842</text:p>
          </table:table-cell>
          <table:table-cell office:value-type="float" office:value="7380">
            <text:p>7380</text:p>
          </table:table-cell>
          <table:table-cell office:value-type="float" office:value="2398549992">
            <text:p>2398549992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326">
            <text:p>326</text:p>
          </table:table-cell>
        </table:table-row>
        <table:table-row>
          <table:table-cell office:value-type="float" office:value="7178032757">
            <text:p>7178032757</text:p>
          </table:table-cell>
          <table:table-cell office:value-type="string">
            <text:p>[☁️] Rebirth Champions: Ultimate</text:p>
          </table:table-cell>
          <table:table-cell office:value-type="string">
            <text:p>Powerful Studio</text:p>
          </table:table-cell>
          <table:table-cell office:value-type="float" office:value="338">
            <text:p>338</text:p>
          </table:table-cell>
          <table:table-cell office:value-type="float" office:value="7310">
            <text:p>7310</text:p>
          </table:table-cell>
          <table:table-cell office:value-type="float" office:value="157866619">
            <text:p>157866619</text:p>
          </table:table-cell>
          <table:table-cell/>
          <table:table-cell/>
          <table:table-cell office:value-type="float" office:value="18">
            <text:p>18</text:p>
          </table:table-cell>
          <table:table-cell office:value-type="float" office:value="456">
            <text:p>456</text:p>
          </table:table-cell>
        </table:table-row>
        <table:table-row>
          <table:table-cell office:value-type="float" office:value="9029463012">
            <text:p>9029463012</text:p>
          </table:table-cell>
          <table:table-cell office:value-type="string">
            <text:p>Terminal 13: Not Human [HORROR]</text:p>
          </table:table-cell>
          <table:table-cell office:value-type="string">
            <text:p>Dread Forge</text:p>
          </table:table-cell>
          <table:table-cell office:value-type="float" office:value="72">
            <text:p>72</text:p>
          </table:table-cell>
          <table:table-cell office:value-type="float" office:value="7242">
            <text:p>7242</text:p>
          </table:table-cell>
          <table:table-cell office:value-type="float" office:value="68641211">
            <text:p>68641211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9155036056">
            <text:p>9155036056</text:p>
          </table:table-cell>
          <table:table-cell office:value-type="string">
            <text:p>Craft Food</text:p>
          </table:table-cell>
          <table:table-cell office:value-type="string">
            <text:p>Craft Food</text:p>
          </table:table-cell>
          <table:table-cell office:value-type="float" office:value="54">
            <text:p>54</text:p>
          </table:table-cell>
          <table:table-cell office:value-type="float" office:value="7176">
            <text:p>7176</text:p>
          </table:table-cell>
          <table:table-cell office:value-type="float" office:value="34385073">
            <text:p>34385073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8520148363">
            <text:p>8520148363</text:p>
          </table:table-cell>
          <table:table-cell office:value-type="string">
            <text:p>💥 Tank Game!</text:p>
          </table:table-cell>
          <table:table-cell office:value-type="string">
            <text:p>7x3</text:p>
          </table:table-cell>
          <table:table-cell office:value-type="float" office:value="135">
            <text:p>135</text:p>
          </table:table-cell>
          <table:table-cell office:value-type="float" office:value="7099">
            <text:p>7099</text:p>
          </table:table-cell>
          <table:table-cell office:value-type="float" office:value="94937275">
            <text:p>94937275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1668992109">
            <text:p>1668992109</text:p>
          </table:table-cell>
          <table:table-cell office:value-type="string">
            <text:p>Total Roblox Drama</text:p>
          </table:table-cell>
          <table:table-cell office:value-type="string">
            <text:p>Mojo's Games</text:p>
          </table:table-cell>
          <table:table-cell office:value-type="float" office:value="2094">
            <text:p>2094</text:p>
          </table:table-cell>
          <table:table-cell office:value-type="float" office:value="7039">
            <text:p>7039</text:p>
          </table:table-cell>
          <table:table-cell office:value-type="float" office:value="711343577">
            <text:p>711343577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621">
            <text:p>621</text:p>
          </table:table-cell>
        </table:table-row>
        <table:table-row>
          <table:table-cell office:value-type="float" office:value="7843413523">
            <text:p>7843413523</text:p>
          </table:table-cell>
          <table:table-cell office:value-type="string">
            <text:p>Supermarket Together</text:p>
          </table:table-cell>
          <table:table-cell office:value-type="string">
            <text:p>BambooST</text:p>
          </table:table-cell>
          <table:table-cell office:value-type="float" office:value="215">
            <text:p>215</text:p>
          </table:table-cell>
          <table:table-cell office:value-type="float" office:value="6997">
            <text:p>6997</text:p>
          </table:table-cell>
          <table:table-cell office:value-type="float" office:value="61926318">
            <text:p>61926318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4931927012">
            <text:p>4931927012</text:p>
          </table:table-cell>
          <table:table-cell office:value-type="string">
            <text:p>[🎄]🏀Basketball Legends🏀</text:p>
          </table:table-cell>
          <table:table-cell office:value-type="string">
            <text:p>InfinitySports</text:p>
          </table:table-cell>
          <table:table-cell office:value-type="float" office:value="889">
            <text:p>889</text:p>
          </table:table-cell>
          <table:table-cell office:value-type="float" office:value="6988">
            <text:p>6988</text:p>
          </table:table-cell>
          <table:table-cell office:value-type="float" office:value="631081077">
            <text:p>631081077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64">
            <text:p>364</text:p>
          </table:table-cell>
        </table:table-row>
        <table:table-row>
          <table:table-cell office:value-type="float" office:value="2851381018">
            <text:p>2851381018</text:p>
          </table:table-cell>
          <table:table-cell office:value-type="string">
            <text:p>[❄️🎄🇨🇭] Taxi Boss 🚖</text:p>
          </table:table-cell>
          <table:table-cell office:value-type="string">
            <text:p>Taxi Boss Group</text:p>
          </table:table-cell>
          <table:table-cell office:value-type="float" office:value="1597">
            <text:p>1597</text:p>
          </table:table-cell>
          <table:table-cell office:value-type="float" office:value="6967">
            <text:p>6967</text:p>
          </table:table-cell>
          <table:table-cell office:value-type="float" office:value="623629026">
            <text:p>623629026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9083680687">
            <text:p>9083680687</text:p>
          </table:table-cell>
          <table:table-cell office:value-type="string">
            <text:p>Don't Steal the Baby Brainrots</text:p>
          </table:table-cell>
          <table:table-cell office:value-type="string">
            <text:p>Crazay Minds</text:p>
          </table:table-cell>
          <table:table-cell office:value-type="float" office:value="65">
            <text:p>65</text:p>
          </table:table-cell>
          <table:table-cell office:value-type="float" office:value="6949">
            <text:p>6949</text:p>
          </table:table-cell>
          <table:table-cell office:value-type="float" office:value="39249007">
            <text:p>39249007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</table:table-row>
        <table:table-row>
          <table:table-cell office:value-type="float" office:value="9291952559">
            <text:p>9291952559</text:p>
          </table:table-cell>
          <table:table-cell office:value-type="string">
            <text:p>Escape the Tsunami on Bike</text:p>
          </table:table-cell>
          <table:table-cell office:value-type="string">
            <text:p>Do you like a bike?</text:p>
          </table:table-cell>
          <table:table-cell office:value-type="float" office:value="33">
            <text:p>33</text:p>
          </table:table-cell>
          <table:table-cell office:value-type="float" office:value="6927">
            <text:p>6927</text:p>
          </table:table-cell>
          <table:table-cell office:value-type="float" office:value="13836669">
            <text:p>13836669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85">
            <text:p>85</text:p>
          </table:table-cell>
        </table:table-row>
        <table:table-row>
          <table:table-cell office:value-type="float" office:value="111958650">
            <text:p>111958650</text:p>
          </table:table-cell>
          <table:table-cell office:value-type="string">
            <text:p>❄️Arsenal</text:p>
          </table:table-cell>
          <table:table-cell office:value-type="string">
            <text:p>ROLVe</text:p>
          </table:table-cell>
          <table:table-cell office:value-type="float" office:value="3793">
            <text:p>3793</text:p>
          </table:table-cell>
          <table:table-cell office:value-type="float" office:value="6870">
            <text:p>6870</text:p>
          </table:table-cell>
          <table:table-cell office:value-type="float" office:value="6094728542">
            <text:p>6094728542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451">
            <text:p>451</text:p>
          </table:table-cell>
        </table:table-row>
        <table:table-row>
          <table:table-cell office:value-type="float" office:value="4793836769">
            <text:p>4793836769</text:p>
          </table:table-cell>
          <table:table-cell office:value-type="string">
            <text:p><text:s/>[UPDATE!]🚗Midnight Chasers: Highway Racing</text:p>
          </table:table-cell>
          <table:table-cell office:value-type="string">
            <text:p>Midnight In-dev</text:p>
          </table:table-cell>
          <table:table-cell office:value-type="float" office:value="929">
            <text:p>929</text:p>
          </table:table-cell>
          <table:table-cell office:value-type="float" office:value="6622">
            <text:p>6622</text:p>
          </table:table-cell>
          <table:table-cell office:value-type="float" office:value="174566665">
            <text:p>174566665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7028566528">
            <text:p>7028566528</text:p>
          </table:table-cell>
          <table:table-cell office:value-type="string">
            <text:p>[LUKA] Basketball: Zero</text:p>
          </table:table-cell>
          <table:table-cell office:value-type="string">
            <text:p>Current.</text:p>
          </table:table-cell>
          <table:table-cell office:value-type="float" office:value="367">
            <text:p>367</text:p>
          </table:table-cell>
          <table:table-cell office:value-type="float" office:value="6608">
            <text:p>6608</text:p>
          </table:table-cell>
          <table:table-cell office:value-type="float" office:value="873865463">
            <text:p>873865463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171">
            <text:p>171</text:p>
          </table:table-cell>
        </table:table-row>
        <table:table-row>
          <table:table-cell office:value-type="float" office:value="7074860883">
            <text:p>7074860883</text:p>
          </table:table-cell>
          <table:table-cell office:value-type="string">
            <text:p>[⛄FINAL] Arise Crossover</text:p>
          </table:table-cell>
          <table:table-cell office:value-type="string">
            <text:p>CL GAMES!</text:p>
          </table:table-cell>
          <table:table-cell office:value-type="float" office:value="359">
            <text:p>359</text:p>
          </table:table-cell>
          <table:table-cell office:value-type="float" office:value="6391">
            <text:p>6391</text:p>
          </table:table-cell>
          <table:table-cell office:value-type="float" office:value="989203995">
            <text:p>989203995</text:p>
          </table:table-cell>
          <table:table-cell/>
          <table:table-cell/>
          <table:table-cell office:value-type="float" office:value="19">
            <text:p>19</text:p>
          </table:table-cell>
          <table:table-cell office:value-type="float" office:value="669">
            <text:p>669</text:p>
          </table:table-cell>
        </table:table-row>
        <table:table-row>
          <table:table-cell office:value-type="float" office:value="1451439645">
            <text:p>1451439645</text:p>
          </table:table-cell>
          <table:table-cell office:value-type="string">
            <text:p>[⛈️UPD 9] King Legacy</text:p>
          </table:table-cell>
          <table:table-cell office:value-type="string">
            <text:p>Sea King Games</text:p>
          </table:table-cell>
          <table:table-cell office:value-type="float" office:value="2211">
            <text:p>2211</text:p>
          </table:table-cell>
          <table:table-cell office:value-type="float" office:value="6388">
            <text:p>6388</text:p>
          </table:table-cell>
          <table:table-cell office:value-type="float" office:value="3827451296">
            <text:p>3827451296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229">
            <text:p>1229</text:p>
          </table:table-cell>
        </table:table-row>
        <table:table-row>
          <table:table-cell office:value-type="float" office:value="6275120808">
            <text:p>6275120808</text:p>
          </table:table-cell>
          <table:table-cell office:value-type="string">
            <text:p>[WINTER🎅] Jump Showdown</text:p>
          </table:table-cell>
          <table:table-cell office:value-type="string">
            <text:p>Jimpee’s Cabin</text:p>
          </table:table-cell>
          <table:table-cell office:value-type="float" office:value="538">
            <text:p>538</text:p>
          </table:table-cell>
          <table:table-cell office:value-type="float" office:value="6243">
            <text:p>6243</text:p>
          </table:table-cell>
          <table:table-cell office:value-type="float" office:value="150394558">
            <text:p>150394558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</table:table-row>
        <table:table-row>
          <table:table-cell office:value-type="float" office:value="9260939847">
            <text:p>9260939847</text:p>
          </table:table-cell>
          <table:table-cell office:value-type="string">
            <text:p>[🏥 W4] Kick Door To Escape [💴 x2]</text:p>
          </table:table-cell>
          <table:table-cell office:value-type="string">
            <text:p>KICK 101</text:p>
          </table:table-cell>
          <table:table-cell office:value-type="float" office:value="38">
            <text:p>38</text:p>
          </table:table-cell>
          <table:table-cell office:value-type="float" office:value="6216">
            <text:p>6216</text:p>
          </table:table-cell>
          <table:table-cell office:value-type="float" office:value="22170577">
            <text:p>22170577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302">
            <text:p>302</text:p>
          </table:table-cell>
        </table:table-row>
        <table:table-row>
          <table:table-cell office:value-type="float" office:value="1526814825">
            <text:p>1526814825</text:p>
          </table:table-cell>
          <table:table-cell office:value-type="string">
            <text:p>[J-50] War Tycoon</text:p>
          </table:table-cell>
          <table:table-cell office:value-type="string">
            <text:p>KizmoTek Studio</text:p>
          </table:table-cell>
          <table:table-cell office:value-type="float" office:value="2169">
            <text:p>2169</text:p>
          </table:table-cell>
          <table:table-cell office:value-type="float" office:value="6156">
            <text:p>6156</text:p>
          </table:table-cell>
          <table:table-cell office:value-type="float" office:value="917108946">
            <text:p>917108946</text:p>
          </table:table-cell>
          <table:table-cell/>
          <table:table-cell/>
          <table:table-cell office:value-type="float" office:value="21">
            <text:p>21</text:p>
          </table:table-cell>
          <table:table-cell office:value-type="float" office:value="677">
            <text:p>677</text:p>
          </table:table-cell>
        </table:table-row>
        <table:table-row>
          <table:table-cell office:value-type="float" office:value="5421899973">
            <text:p>5421899973</text:p>
          </table:table-cell>
          <table:table-cell office:value-type="string">
            <text:p>[❄️] Combat Arena</text:p>
          </table:table-cell>
          <table:table-cell office:value-type="string">
            <text:p>Atomic Horizon</text:p>
          </table:table-cell>
          <table:table-cell office:value-type="float" office:value="747">
            <text:p>747</text:p>
          </table:table-cell>
          <table:table-cell office:value-type="float" office:value="6129">
            <text:p>6129</text:p>
          </table:table-cell>
          <table:table-cell office:value-type="float" office:value="151933673">
            <text:p>151933673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39">
            <text:p>439</text:p>
          </table:table-cell>
        </table:table-row>
        <table:table-row>
          <table:table-cell office:value-type="float" office:value="1525626450">
            <text:p>1525626450</text:p>
          </table:table-cell>
          <table:table-cell office:value-type="string">
            <text:p>(❄️ WINTER UPDATE) Rensselaer County</text:p>
          </table:table-cell>
          <table:table-cell office:value-type="string">
            <text:p>Rensselaer County Official</text:p>
          </table:table-cell>
          <table:table-cell office:value-type="float" office:value="2170">
            <text:p>2170</text:p>
          </table:table-cell>
          <table:table-cell office:value-type="float" office:value="6024">
            <text:p>6024</text:p>
          </table:table-cell>
          <table:table-cell office:value-type="float" office:value="190257678">
            <text:p>190257678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1489026993">
            <text:p>1489026993</text:p>
          </table:table-cell>
          <table:table-cell office:value-type="string">
            <text:p>🔪Survive the Killer!</text:p>
          </table:table-cell>
          <table:table-cell office:value-type="string">
            <text:p>Slyce Entertainment</text:p>
          </table:table-cell>
          <table:table-cell office:value-type="float" office:value="2191">
            <text:p>2191</text:p>
          </table:table-cell>
          <table:table-cell office:value-type="float" office:value="6000">
            <text:p>6000</text:p>
          </table:table-cell>
          <table:table-cell office:value-type="float" office:value="2521121905">
            <text:p>2521121905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624">
            <text:p>624</text:p>
          </table:table-cell>
        </table:table-row>
        <table:table-row>
          <table:table-cell office:value-type="float" office:value="7661385356">
            <text:p>7661385356</text:p>
          </table:table-cell>
          <table:table-cell office:value-type="string">
            <text:p>Build a Haven</text:p>
          </table:table-cell>
          <table:table-cell office:value-type="string">
            <text:p>Crunchy Orc Casual</text:p>
          </table:table-cell>
          <table:table-cell office:value-type="float" office:value="242">
            <text:p>242</text:p>
          </table:table-cell>
          <table:table-cell office:value-type="float" office:value="5862">
            <text:p>5862</text:p>
          </table:table-cell>
          <table:table-cell office:value-type="float" office:value="23390133">
            <text:p>23390133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14">
            <text:p>214</text:p>
          </table:table-cell>
        </table:table-row>
        <table:table-row>
          <table:table-cell office:value-type="float" office:value="3916548970">
            <text:p>3916548970</text:p>
          </table:table-cell>
          <table:table-cell office:value-type="string">
            <text:p>🏷️ [1.5X] Fireworks Playground [BETA]</text:p>
          </table:table-cell>
          <table:table-cell office:value-type="string">
            <text:p>Pseudo Studio</text:p>
          </table:table-cell>
          <table:table-cell office:value-type="float" office:value="1216">
            <text:p>1216</text:p>
          </table:table-cell>
          <table:table-cell office:value-type="float" office:value="5720">
            <text:p>5720</text:p>
          </table:table-cell>
          <table:table-cell office:value-type="float" office:value="107240966">
            <text:p>107240966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6161049307">
            <text:p>6161049307</text:p>
          </table:table-cell>
          <table:table-cell office:value-type="string">
            <text:p>Pixel Blade [🔱DIVINITY]</text:p>
          </table:table-cell>
          <table:table-cell office:value-type="string">
            <text:p>Frost Blade Games</text:p>
          </table:table-cell>
          <table:table-cell office:value-type="float" office:value="561">
            <text:p>561</text:p>
          </table:table-cell>
          <table:table-cell office:value-type="float" office:value="5593">
            <text:p>5593</text:p>
          </table:table-cell>
          <table:table-cell office:value-type="float" office:value="150927187">
            <text:p>150927187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089588429">
            <text:p>7089588429</text:p>
          </table:table-cell>
          <table:table-cell office:value-type="string">
            <text:p>(MODIF x BIG UPDATE ❄️) Drag Drive Simulator</text:p>
          </table:table-cell>
          <table:table-cell office:value-type="string">
            <text:p>ADV Gamers Team</text:p>
          </table:table-cell>
          <table:table-cell office:value-type="float" office:value="355">
            <text:p>355</text:p>
          </table:table-cell>
          <table:table-cell office:value-type="float" office:value="5586">
            <text:p>5586</text:p>
          </table:table-cell>
          <table:table-cell office:value-type="float" office:value="122723054">
            <text:p>122723054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31970568">
            <text:p>31970568</text:p>
          </table:table-cell>
          <table:table-cell office:value-type="string">
            <text:p>Theme Park Tycoon 2</text:p>
          </table:table-cell>
          <table:table-cell office:value-type="string">
            <text:p>Den_S</text:p>
          </table:table-cell>
          <table:table-cell office:value-type="float" office:value="5117">
            <text:p>5117</text:p>
          </table:table-cell>
          <table:table-cell office:value-type="float" office:value="5553">
            <text:p>5553</text:p>
          </table:table-cell>
          <table:table-cell office:value-type="float" office:value="1524881529">
            <text:p>1524881529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64">
            <text:p>164</text:p>
          </table:table-cell>
        </table:table-row>
        <table:table-row>
          <table:table-cell office:value-type="float" office:value="6594435384">
            <text:p>6594435384</text:p>
          </table:table-cell>
          <table:table-cell office:value-type="string">
            <text:p>SpongeBob Tower Defense🍍</text:p>
          </table:table-cell>
          <table:table-cell office:value-type="string">
            <text:p>Krabby Krew</text:p>
          </table:table-cell>
          <table:table-cell office:value-type="float" office:value="468">
            <text:p>468</text:p>
          </table:table-cell>
          <table:table-cell office:value-type="float" office:value="5524">
            <text:p>5524</text:p>
          </table:table-cell>
          <table:table-cell office:value-type="float" office:value="528065930">
            <text:p>528065930</text:p>
          </table:table-cell>
          <table:table-cell/>
          <table:table-cell/>
          <table:table-cell office:value-type="float" office:value="29">
            <text:p>29</text:p>
          </table:table-cell>
          <table:table-cell office:value-type="float" office:value="1278">
            <text:p>1278</text:p>
          </table:table-cell>
        </table:table-row>
        <table:table-row>
          <table:table-cell office:value-type="float" office:value="6749060816">
            <text:p>6749060816</text:p>
          </table:table-cell>
          <table:table-cell office:value-type="string">
            <text:p>Asylum Life 🔊🎆</text:p>
          </table:table-cell>
          <table:table-cell office:value-type="string">
            <text:p>Stone-Haven County Asylum</text:p>
          </table:table-cell>
          <table:table-cell office:value-type="float" office:value="429">
            <text:p>429</text:p>
          </table:table-cell>
          <table:table-cell office:value-type="float" office:value="5513">
            <text:p>5513</text:p>
          </table:table-cell>
          <table:table-cell office:value-type="float" office:value="120630317">
            <text:p>120630317</text:p>
          </table:table-cell>
          <table:table-cell/>
          <table:table-cell/>
          <table:table-cell office:value-type="float" office:value="16">
            <text:p>16</text:p>
          </table:table-cell>
          <table:table-cell office:value-type="float" office:value="326">
            <text:p>326</text:p>
          </table:table-cell>
        </table:table-row>
        <table:table-row>
          <table:table-cell office:value-type="float" office:value="2992873140">
            <text:p>2992873140</text:p>
          </table:table-cell>
          <table:table-cell office:value-type="string">
            <text:p>Emergency Hamburg</text:p>
          </table:table-cell>
          <table:table-cell office:value-type="string">
            <text:p>Emergency Hamburg</text:p>
          </table:table-cell>
          <table:table-cell office:value-type="float" office:value="1547">
            <text:p>1547</text:p>
          </table:table-cell>
          <table:table-cell office:value-type="float" office:value="5330">
            <text:p>5330</text:p>
          </table:table-cell>
          <table:table-cell office:value-type="float" office:value="1090587908">
            <text:p>1090587908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69">
            <text:p>369</text:p>
          </table:table-cell>
        </table:table-row>
        <table:table-row>
          <table:table-cell office:value-type="float" office:value="7487899635">
            <text:p>7487899635</text:p>
          </table:table-cell>
          <table:table-cell office:value-type="string">
            <text:p>[ UPD ] Anime Weapons</text:p>
          </table:table-cell>
          <table:table-cell office:value-type="string">
            <text:p>AlphaXnewera</text:p>
          </table:table-cell>
          <table:table-cell office:value-type="float" office:value="276">
            <text:p>276</text:p>
          </table:table-cell>
          <table:table-cell office:value-type="float" office:value="5292">
            <text:p>5292</text:p>
          </table:table-cell>
          <table:table-cell office:value-type="float" office:value="51022530">
            <text:p>51022530</text:p>
          </table:table-cell>
          <table:table-cell/>
          <table:table-cell/>
          <table:table-cell office:value-type="float" office:value="20">
            <text:p>20</text:p>
          </table:table-cell>
          <table:table-cell office:value-type="float" office:value="487">
            <text:p>487</text:p>
          </table:table-cell>
        </table:table-row>
        <table:table-row>
          <table:table-cell office:value-type="float" office:value="8828612659">
            <text:p>8828612659</text:p>
          </table:table-cell>
          <table:table-cell office:value-type="string">
            <text:p>Get Tall and Fall [🎄EVENT]</text:p>
          </table:table-cell>
          <table:table-cell office:value-type="string">
            <text:p>Fun First</text:p>
          </table:table-cell>
          <table:table-cell office:value-type="float" office:value="99">
            <text:p>99</text:p>
          </table:table-cell>
          <table:table-cell office:value-type="float" office:value="5251">
            <text:p>5251</text:p>
          </table:table-cell>
          <table:table-cell office:value-type="float" office:value="58320254">
            <text:p>58320254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192">
            <text:p>192</text:p>
          </table:table-cell>
        </table:table-row>
        <table:table-row>
          <table:table-cell office:value-type="float" office:value="8570876289">
            <text:p>8570876289</text:p>
          </table:table-cell>
          <table:table-cell office:value-type="string">
            <text:p>UNTITLED RPG GAME [WEEKEND DROP 1.5X!]</text:p>
          </table:table-cell>
          <table:table-cell office:value-type="string">
            <text:p>Lunar's Studio.</text:p>
          </table:table-cell>
          <table:table-cell office:value-type="float" office:value="130">
            <text:p>130</text:p>
          </table:table-cell>
          <table:table-cell office:value-type="float" office:value="5245">
            <text:p>5245</text:p>
          </table:table-cell>
          <table:table-cell office:value-type="float" office:value="24768787">
            <text:p>24768787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960300951">
            <text:p>7960300951</text:p>
          </table:table-cell>
          <table:table-cell office:value-type="string">
            <text:p>Bridge Battles!</text:p>
          </table:table-cell>
          <table:table-cell office:value-type="string">
            <text:p>STUDMASTER</text:p>
          </table:table-cell>
          <table:table-cell office:value-type="float" office:value="199">
            <text:p>199</text:p>
          </table:table-cell>
          <table:table-cell office:value-type="float" office:value="5210">
            <text:p>5210</text:p>
          </table:table-cell>
          <table:table-cell office:value-type="float" office:value="95969918">
            <text:p>95969918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5265857965">
            <text:p>5265857965</text:p>
          </table:table-cell>
          <table:table-cell office:value-type="string">
            <text:p>Legends Battlegrounds</text:p>
          </table:table-cell>
          <table:table-cell office:value-type="string">
            <text:p>Arts of Vermillion</text:p>
          </table:table-cell>
          <table:table-cell office:value-type="float" office:value="793">
            <text:p>793</text:p>
          </table:table-cell>
          <table:table-cell office:value-type="float" office:value="5199">
            <text:p>5199</text:p>
          </table:table-cell>
          <table:table-cell office:value-type="float" office:value="357887309">
            <text:p>357887309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12">
            <text:p>212</text:p>
          </table:table-cell>
        </table:table-row>
        <table:table-row>
          <table:table-cell office:value-type="float" office:value="4165164803">
            <text:p>4165164803</text:p>
          </table:table-cell>
          <table:table-cell office:value-type="string">
            <text:p>Clip It 😂🎬👗</text:p>
          </table:table-cell>
          <table:table-cell office:value-type="string">
            <text:p>Neura</text:p>
          </table:table-cell>
          <table:table-cell office:value-type="float" office:value="1125">
            <text:p>1125</text:p>
          </table:table-cell>
          <table:table-cell office:value-type="float" office:value="5150">
            <text:p>5150</text:p>
          </table:table-cell>
          <table:table-cell office:value-type="float" office:value="353527102">
            <text:p>353527102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428">
            <text:p>428</text:p>
          </table:table-cell>
        </table:table-row>
        <table:table-row>
          <table:table-cell office:value-type="float" office:value="8719555347">
            <text:p>8719555347</text:p>
          </table:table-cell>
          <table:table-cell office:value-type="string">
            <text:p>[🎆NY] Southern Mudding 🚜 OffRoading</text:p>
          </table:table-cell>
          <table:table-cell office:value-type="string">
            <text:p>Southern Mudding</text:p>
          </table:table-cell>
          <table:table-cell office:value-type="float" office:value="112">
            <text:p>112</text:p>
          </table:table-cell>
          <table:table-cell office:value-type="float" office:value="5086">
            <text:p>5086</text:p>
          </table:table-cell>
          <table:table-cell office:value-type="float" office:value="28775663">
            <text:p>28775663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43">
            <text:p>243</text:p>
          </table:table-cell>
        </table:table-row>
        <table:table-row>
          <table:table-cell office:value-type="float" office:value="1268927906">
            <text:p>1268927906</text:p>
          </table:table-cell>
          <table:table-cell office:value-type="string">
            <text:p>💪Muscle Legends</text:p>
          </table:table-cell>
          <table:table-cell office:value-type="string">
            <text:p>Scriptbloxian Studios</text:p>
          </table:table-cell>
          <table:table-cell office:value-type="float" office:value="2341">
            <text:p>2341</text:p>
          </table:table-cell>
          <table:table-cell office:value-type="float" office:value="4976">
            <text:p>4976</text:p>
          </table:table-cell>
          <table:table-cell office:value-type="float" office:value="2173169140">
            <text:p>2173169140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342">
            <text:p>342</text:p>
          </table:table-cell>
        </table:table-row>
        <table:table-row>
          <table:table-cell office:value-type="float" office:value="3457700596">
            <text:p>3457700596</text:p>
          </table:table-cell>
          <table:table-cell office:value-type="string">
            <text:p>[OPE V2] Fruit Battlegrounds</text:p>
          </table:table-cell>
          <table:table-cell office:value-type="string">
            <text:p>P O P O</text:p>
          </table:table-cell>
          <table:table-cell office:value-type="float" office:value="1379">
            <text:p>1379</text:p>
          </table:table-cell>
          <table:table-cell office:value-type="float" office:value="4963">
            <text:p>4963</text:p>
          </table:table-cell>
          <table:table-cell office:value-type="float" office:value="982291683">
            <text:p>982291683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09">
            <text:p>509</text:p>
          </table:table-cell>
        </table:table-row>
        <table:table-row>
          <table:table-cell office:value-type="float" office:value="4181957649">
            <text:p>4181957649</text:p>
          </table:table-cell>
          <table:table-cell office:value-type="string">
            <text:p>Ultimate Battlegrounds</text:p>
          </table:table-cell>
          <table:table-cell office:value-type="string">
            <text:p>By</text:p>
          </table:table-cell>
          <table:table-cell office:value-type="float" office:value="1119">
            <text:p>1119</text:p>
          </table:table-cell>
          <table:table-cell office:value-type="float" office:value="4843">
            <text:p>4843</text:p>
          </table:table-cell>
          <table:table-cell office:value-type="float" office:value="572344282">
            <text:p>572344282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59">
            <text:p>359</text:p>
          </table:table-cell>
        </table:table-row>
        <table:table-row>
          <table:table-cell office:value-type="float" office:value="9100068452">
            <text:p>9100068452</text:p>
          </table:table-cell>
          <table:table-cell office:value-type="string">
            <text:p>Park a Car🅿️</text:p>
          </table:table-cell>
          <table:table-cell office:value-type="string">
            <text:p>NoDrivingLicense</text:p>
          </table:table-cell>
          <table:table-cell office:value-type="float" office:value="62">
            <text:p>62</text:p>
          </table:table-cell>
          <table:table-cell office:value-type="float" office:value="4718">
            <text:p>4718</text:p>
          </table:table-cell>
          <table:table-cell office:value-type="float" office:value="22722089">
            <text:p>22722089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79">
            <text:p>179</text:p>
          </table:table-cell>
        </table:table-row>
        <table:table-row>
          <table:table-cell office:value-type="float" office:value="7934320560">
            <text:p>7934320560</text:p>
          </table:table-cell>
          <table:table-cell office:value-type="string">
            <text:p>Five Nights TD 2 [SOUL TRADING]</text:p>
          </table:table-cell>
          <table:table-cell office:value-type="string">
            <text:p>Hyper TD</text:p>
          </table:table-cell>
          <table:table-cell office:value-type="float" office:value="202">
            <text:p>202</text:p>
          </table:table-cell>
          <table:table-cell office:value-type="float" office:value="4678">
            <text:p>4678</text:p>
          </table:table-cell>
          <table:table-cell office:value-type="float" office:value="32472875">
            <text:p>32472875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799">
            <text:p>799</text:p>
          </table:table-cell>
        </table:table-row>
        <table:table-row>
          <table:table-cell office:value-type="float" office:value="1480782352">
            <text:p>1480782352</text:p>
          </table:table-cell>
          <table:table-cell office:value-type="string">
            <text:p>[🎆NY] Vehicle Legends 🏎️ Cars!</text:p>
          </table:table-cell>
          <table:table-cell office:value-type="string">
            <text:p>QuadraTech</text:p>
          </table:table-cell>
          <table:table-cell office:value-type="float" office:value="2196">
            <text:p>2196</text:p>
          </table:table-cell>
          <table:table-cell office:value-type="float" office:value="4669">
            <text:p>4669</text:p>
          </table:table-cell>
          <table:table-cell office:value-type="float" office:value="1862918181">
            <text:p>1862918181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2783797267">
            <text:p>2783797267</text:p>
          </table:table-cell>
          <table:table-cell office:value-type="string">
            <text:p>[ 🔴ENCLOSED TRAILERS🔴] American Plains Mudding</text:p>
          </table:table-cell>
          <table:table-cell office:value-type="string">
            <text:p>American Plains Mudding</text:p>
          </table:table-cell>
          <table:table-cell office:value-type="float" office:value="1621">
            <text:p>1621</text:p>
          </table:table-cell>
          <table:table-cell office:value-type="float" office:value="4668">
            <text:p>4668</text:p>
          </table:table-cell>
          <table:table-cell office:value-type="float" office:value="422365008">
            <text:p>422365008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</table:table-row>
        <table:table-row>
          <table:table-cell office:value-type="float" office:value="8321616508">
            <text:p>8321616508</text:p>
          </table:table-cell>
          <table:table-cell office:value-type="string">
            <text:p>[📖🍀ANTI-MAGIC] Rogue Piece</text:p>
          </table:table-cell>
          <table:table-cell office:value-type="string">
            <text:p>Vox's House</text:p>
          </table:table-cell>
          <table:table-cell office:value-type="float" office:value="157">
            <text:p>157</text:p>
          </table:table-cell>
          <table:table-cell office:value-type="float" office:value="4636">
            <text:p>4636</text:p>
          </table:table-cell>
          <table:table-cell office:value-type="float" office:value="19395673">
            <text:p>19395673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480">
            <text:p>480</text:p>
          </table:table-cell>
        </table:table-row>
        <table:table-row>
          <table:table-cell office:value-type="float" office:value="1278035280">
            <text:p>1278035280</text:p>
          </table:table-cell>
          <table:table-cell office:value-type="string">
            <text:p>Warrior Cats: Ultimate Edition</text:p>
          </table:table-cell>
          <table:table-cell office:value-type="string">
            <text:p>WarriorCatsRP</text:p>
          </table:table-cell>
          <table:table-cell office:value-type="float" office:value="2335">
            <text:p>2335</text:p>
          </table:table-cell>
          <table:table-cell office:value-type="float" office:value="4573">
            <text:p>4573</text:p>
          </table:table-cell>
          <table:table-cell office:value-type="float" office:value="696496494">
            <text:p>696496494</text:p>
          </table:table-cell>
          <table:table-cell/>
          <table:table-cell/>
          <table:table-cell office:value-type="float" office:value="49">
            <text:p>49</text:p>
          </table:table-cell>
          <table:table-cell office:value-type="float" office:value="382">
            <text:p>382</text:p>
          </table:table-cell>
        </table:table-row>
        <table:table-row>
          <table:table-cell office:value-type="float" office:value="8343243056">
            <text:p>8343243056</text:p>
          </table:table-cell>
          <table:table-cell office:value-type="string">
            <text:p>[2x💎] Brainrot Tower Defense</text:p>
          </table:table-cell>
          <table:table-cell office:value-type="string">
            <text:p>Shock Wave Studio</text:p>
          </table:table-cell>
          <table:table-cell office:value-type="float" office:value="154">
            <text:p>154</text:p>
          </table:table-cell>
          <table:table-cell office:value-type="float" office:value="4493">
            <text:p>4493</text:p>
          </table:table-cell>
          <table:table-cell office:value-type="float" office:value="171351665">
            <text:p>171351665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59">
            <text:p>259</text:p>
          </table:table-cell>
        </table:table-row>
        <table:table-row>
          <table:table-cell office:value-type="float" office:value="9317784977">
            <text:p>9317784977</text:p>
          </table:table-cell>
          <table:table-cell office:value-type="string">
            <text:p>[FPS]Knife Arena</text:p>
          </table:table-cell>
          <table:table-cell office:value-type="string">
            <text:p>One Hit Studio(9D GAMES)</text:p>
          </table:table-cell>
          <table:table-cell office:value-type="float" office:value="29">
            <text:p>29</text:p>
          </table:table-cell>
          <table:table-cell office:value-type="float" office:value="4380">
            <text:p>4380</text:p>
          </table:table-cell>
          <table:table-cell office:value-type="float" office:value="24639151">
            <text:p>24639151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8741232785">
            <text:p>8741232785</text:p>
          </table:table-cell>
          <table:table-cell office:value-type="string">
            <text:p>Spear Fishing[🎄UPD]</text:p>
          </table:table-cell>
          <table:table-cell office:value-type="string">
            <text:p>Fishgig Game</text:p>
          </table:table-cell>
          <table:table-cell office:value-type="float" office:value="109">
            <text:p>109</text:p>
          </table:table-cell>
          <table:table-cell office:value-type="float" office:value="4266">
            <text:p>4266</text:p>
          </table:table-cell>
          <table:table-cell office:value-type="float" office:value="27555980">
            <text:p>27555980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382">
            <text:p>382</text:p>
          </table:table-cell>
        </table:table-row>
        <table:table-row>
          <table:table-cell office:value-type="float" office:value="850110028">
            <text:p>850110028</text:p>
          </table:table-cell>
          <table:table-cell office:value-type="string">
            <text:p>[BURNOUT] Roanoke, VA Driving RP</text:p>
          </table:table-cell>
          <table:table-cell office:value-type="string">
            <text:p>Roanoke, VA</text:p>
          </table:table-cell>
          <table:table-cell office:value-type="float" office:value="2657">
            <text:p>2657</text:p>
          </table:table-cell>
          <table:table-cell office:value-type="float" office:value="4246">
            <text:p>4246</text:p>
          </table:table-cell>
          <table:table-cell office:value-type="float" office:value="57416378">
            <text:p>57416378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246">
            <text:p>246</text:p>
          </table:table-cell>
        </table:table-row>
        <table:table-row>
          <table:table-cell office:value-type="float" office:value="7629331599">
            <text:p>7629331599</text:p>
          </table:table-cell>
          <table:table-cell office:value-type="string">
            <text:p>[📗] Prospecting! 💎</text:p>
          </table:table-cell>
          <table:table-cell office:value-type="string">
            <text:p>Prospecting!</text:p>
          </table:table-cell>
          <table:table-cell office:value-type="float" office:value="249">
            <text:p>249</text:p>
          </table:table-cell>
          <table:table-cell office:value-type="float" office:value="4205">
            <text:p>4205</text:p>
          </table:table-cell>
          <table:table-cell office:value-type="float" office:value="188549109">
            <text:p>188549109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443">
            <text:p>443</text:p>
          </table:table-cell>
        </table:table-row>
        <table:table-row>
          <table:table-cell office:value-type="float" office:value="4509896324">
            <text:p>4509896324</text:p>
          </table:table-cell>
          <table:table-cell office:value-type="string">
            <text:p>[❄️ QOL + Event 🎅] Anime Last Stand</text:p>
          </table:table-cell>
          <table:table-cell office:value-type="string">
            <text:p>[B:S] ALS Team</text:p>
          </table:table-cell>
          <table:table-cell office:value-type="float" office:value="1018">
            <text:p>1018</text:p>
          </table:table-cell>
          <table:table-cell office:value-type="float" office:value="4146">
            <text:p>4146</text:p>
          </table:table-cell>
          <table:table-cell office:value-type="float" office:value="1059025315">
            <text:p>1059025315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732">
            <text:p>732</text:p>
          </table:table-cell>
        </table:table-row>
        <table:table-row>
          <table:table-cell office:value-type="float" office:value="4193032947">
            <text:p>4193032947</text:p>
          </table:table-cell>
          <table:table-cell office:value-type="string">
            <text:p>🧇🍣 Conveyor Sushi Restaurant</text:p>
          </table:table-cell>
          <table:table-cell office:value-type="string">
            <text:p>DuoTale Studios</text:p>
          </table:table-cell>
          <table:table-cell office:value-type="float" office:value="1115">
            <text:p>1115</text:p>
          </table:table-cell>
          <table:table-cell office:value-type="float" office:value="4133">
            <text:p>4133</text:p>
          </table:table-cell>
          <table:table-cell office:value-type="float" office:value="267649196">
            <text:p>267649196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183">
            <text:p>183</text:p>
          </table:table-cell>
        </table:table-row>
        <table:table-row>
          <table:table-cell office:value-type="float" office:value="7812923977">
            <text:p>7812923977</text:p>
          </table:table-cell>
          <table:table-cell office:value-type="string">
            <text:p>Hug or Pass 🤗</text:p>
          </table:table-cell>
          <table:table-cell office:value-type="string">
            <text:p>Hug Playworks</text:p>
          </table:table-cell>
          <table:table-cell office:value-type="float" office:value="219">
            <text:p>219</text:p>
          </table:table-cell>
          <table:table-cell office:value-type="float" office:value="4130">
            <text:p>4130</text:p>
          </table:table-cell>
          <table:table-cell office:value-type="float" office:value="97976534">
            <text:p>97976534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9141743926">
            <text:p>9141743926</text:p>
          </table:table-cell>
          <table:table-cell office:value-type="string">
            <text:p>Catch a Monster [NEW]<text:s/></text:p>
          </table:table-cell>
          <table:table-cell office:value-type="string">
            <text:p>LDS II</text:p>
          </table:table-cell>
          <table:table-cell office:value-type="float" office:value="56">
            <text:p>56</text:p>
          </table:table-cell>
          <table:table-cell office:value-type="float" office:value="4104">
            <text:p>4104</text:p>
          </table:table-cell>
          <table:table-cell office:value-type="float" office:value="37521693">
            <text:p>37521693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492">
            <text:p>492</text:p>
          </table:table-cell>
        </table:table-row>
        <table:table-row>
          <table:table-cell office:value-type="float" office:value="4807308814">
            <text:p>4807308814</text:p>
          </table:table-cell>
          <table:table-cell office:value-type="string">
            <text:p>Break In 2 (Story)</text:p>
          </table:table-cell>
          <table:table-cell office:value-type="string">
            <text:p>Cracky4</text:p>
          </table:table-cell>
          <table:table-cell office:value-type="float" office:value="925">
            <text:p>925</text:p>
          </table:table-cell>
          <table:table-cell office:value-type="float" office:value="4093">
            <text:p>4093</text:p>
          </table:table-cell>
          <table:table-cell office:value-type="float" office:value="923040083">
            <text:p>923040083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4778845442">
            <text:p>4778845442</text:p>
          </table:table-cell>
          <table:table-cell office:value-type="string">
            <text:p>[🎄CHRISTMAS] Toilet Tower Defense</text:p>
          </table:table-cell>
          <table:table-cell office:value-type="string">
            <text:p>Telanthric Development</text:p>
          </table:table-cell>
          <table:table-cell office:value-type="float" office:value="933">
            <text:p>933</text:p>
          </table:table-cell>
          <table:table-cell office:value-type="float" office:value="4060">
            <text:p>4060</text:p>
          </table:table-cell>
          <table:table-cell office:value-type="float" office:value="6037987673">
            <text:p>6037987673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339">
            <text:p>339</text:p>
          </table:table-cell>
        </table:table-row>
        <table:table-row>
          <table:table-cell office:value-type="float" office:value="6317476162">
            <text:p>6317476162</text:p>
          </table:table-cell>
          <table:table-cell office:value-type="string">
            <text:p>[🐉Pets][V47]Cultivation: Mortal to Immortal</text:p>
          </table:table-cell>
          <table:table-cell office:value-type="string">
            <text:p>Firefly Simulator</text:p>
          </table:table-cell>
          <table:table-cell office:value-type="float" office:value="529">
            <text:p>529</text:p>
          </table:table-cell>
          <table:table-cell office:value-type="float" office:value="3955">
            <text:p>3955</text:p>
          </table:table-cell>
          <table:table-cell office:value-type="float" office:value="87389583">
            <text:p>8738958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2682938349">
            <text:p>2682938349</text:p>
          </table:table-cell>
          <table:table-cell office:value-type="string">
            <text:p>🎅❄️ Wild Horse Islands</text:p>
          </table:table-cell>
          <table:table-cell office:value-type="string">
            <text:p>Happy Acres</text:p>
          </table:table-cell>
          <table:table-cell office:value-type="float" office:value="1658">
            <text:p>1658</text:p>
          </table:table-cell>
          <table:table-cell office:value-type="float" office:value="3924">
            <text:p>3924</text:p>
          </table:table-cell>
          <table:table-cell office:value-type="float" office:value="576284354">
            <text:p>576284354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94">
            <text:p>394</text:p>
          </table:table-cell>
        </table:table-row>
        <table:table-row>
          <table:table-cell office:value-type="float" office:value="8209640691">
            <text:p>8209640691</text:p>
          </table:table-cell>
          <table:table-cell office:value-type="string">
            <text:p>One of Us</text:p>
          </table:table-cell>
          <table:table-cell office:value-type="string">
            <text:p>Purple Monster Games</text:p>
          </table:table-cell>
          <table:table-cell office:value-type="float" office:value="169">
            <text:p>169</text:p>
          </table:table-cell>
          <table:table-cell office:value-type="float" office:value="3896">
            <text:p>3896</text:p>
          </table:table-cell>
          <table:table-cell office:value-type="float" office:value="28190648">
            <text:p>28190648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53">
            <text:p>153</text:p>
          </table:table-cell>
        </table:table-row>
        <table:table-row>
          <table:table-cell office:value-type="float" office:value="3164075108">
            <text:p>3164075108</text:p>
          </table:table-cell>
          <table:table-cell office:value-type="string">
            <text:p>✨ [2x][ZAMASU] Dragon Soul | Anime MMO 🐲</text:p>
          </table:table-cell>
          <table:table-cell office:value-type="string">
            <text:p>Dragon Soul (DS)</text:p>
          </table:table-cell>
          <table:table-cell office:value-type="float" office:value="1484">
            <text:p>1484</text:p>
          </table:table-cell>
          <table:table-cell office:value-type="float" office:value="3882">
            <text:p>3882</text:p>
          </table:table-cell>
          <table:table-cell office:value-type="float" office:value="227287623">
            <text:p>227287623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961">
            <text:p>961</text:p>
          </table:table-cell>
        </table:table-row>
        <table:table-row>
          <table:table-cell office:value-type="float" office:value="7364297396">
            <text:p>7364297396</text:p>
          </table:table-cell>
          <table:table-cell office:value-type="string">
            <text:p>Webbed! ❄️ [2 Player Obby]</text:p>
          </table:table-cell>
          <table:table-cell office:value-type="string">
            <text:p>studio arsenic</text:p>
          </table:table-cell>
          <table:table-cell office:value-type="float" office:value="300">
            <text:p>300</text:p>
          </table:table-cell>
          <table:table-cell office:value-type="float" office:value="3875">
            <text:p>3875</text:p>
          </table:table-cell>
          <table:table-cell office:value-type="float" office:value="342900183">
            <text:p>34290018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3624423521">
            <text:p>3624423521</text:p>
          </table:table-cell>
          <table:table-cell office:value-type="string">
            <text:p>[🎄] Underground War 2.0 ⚔️ [NUKE]</text:p>
          </table:table-cell>
          <table:table-cell office:value-type="string">
            <text:p>capserg</text:p>
          </table:table-cell>
          <table:table-cell office:value-type="float" office:value="1314">
            <text:p>1314</text:p>
          </table:table-cell>
          <table:table-cell office:value-type="float" office:value="3808">
            <text:p>3808</text:p>
          </table:table-cell>
          <table:table-cell office:value-type="float" office:value="813590217">
            <text:p>813590217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</table:table-row>
        <table:table-row>
          <table:table-cell office:value-type="float" office:value="5026970880">
            <text:p>5026970880</text:p>
          </table:table-cell>
          <table:table-cell office:value-type="string">
            <text:p>[UPD]❄️ BATHE DA BABY</text:p>
          </table:table-cell>
          <table:table-cell office:value-type="string">
            <text:p>baftime</text:p>
          </table:table-cell>
          <table:table-cell office:value-type="float" office:value="864">
            <text:p>864</text:p>
          </table:table-cell>
          <table:table-cell office:value-type="float" office:value="3801">
            <text:p>3801</text:p>
          </table:table-cell>
          <table:table-cell office:value-type="float" office:value="286467694">
            <text:p>286467694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503">
            <text:p>503</text:p>
          </table:table-cell>
        </table:table-row>
        <table:table-row>
          <table:table-cell office:value-type="float" office:value="6657933195">
            <text:p>6657933195</text:p>
          </table:table-cell>
          <table:table-cell office:value-type="string">
            <text:p>Supermarket Simulator</text:p>
          </table:table-cell>
          <table:table-cell office:value-type="string">
            <text:p>MagicCube</text:p>
          </table:table-cell>
          <table:table-cell office:value-type="float" office:value="452">
            <text:p>452</text:p>
          </table:table-cell>
          <table:table-cell office:value-type="float" office:value="3801">
            <text:p>3801</text:p>
          </table:table-cell>
          <table:table-cell office:value-type="float" office:value="212933348">
            <text:p>212933348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9230423513">
            <text:p>9230423513</text:p>
          </table:table-cell>
          <table:table-cell office:value-type="string">
            <text:p>My Card Collection</text:p>
          </table:table-cell>
          <table:table-cell office:value-type="string">
            <text:p>Goofy Cards</text:p>
          </table:table-cell>
          <table:table-cell office:value-type="float" office:value="43">
            <text:p>43</text:p>
          </table:table-cell>
          <table:table-cell office:value-type="float" office:value="3732">
            <text:p>3732</text:p>
          </table:table-cell>
          <table:table-cell office:value-type="float" office:value="23391316">
            <text:p>23391316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1769712451">
            <text:p>1769712451</text:p>
          </table:table-cell>
          <table:table-cell office:value-type="string">
            <text:p>Southwest Florida Beta</text:p>
          </table:table-cell>
          <table:table-cell office:value-type="string">
            <text:p>Strigid</text:p>
          </table:table-cell>
          <table:table-cell office:value-type="float" office:value="2048">
            <text:p>2048</text:p>
          </table:table-cell>
          <table:table-cell office:value-type="float" office:value="3726">
            <text:p>3726</text:p>
          </table:table-cell>
          <table:table-cell office:value-type="float" office:value="746894207">
            <text:p>746894207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165">
            <text:p>165</text:p>
          </table:table-cell>
        </table:table-row>
        <table:table-row>
          <table:table-cell office:value-type="float" office:value="5677613211">
            <text:p>5677613211</text:p>
          </table:table-cell>
          <table:table-cell office:value-type="string">
            <text:p>[❄️] Eat the World</text:p>
          </table:table-cell>
          <table:table-cell office:value-type="string">
            <text:p>mPhase</text:p>
          </table:table-cell>
          <table:table-cell office:value-type="float" office:value="683">
            <text:p>683</text:p>
          </table:table-cell>
          <table:table-cell office:value-type="float" office:value="3690">
            <text:p>3690</text:p>
          </table:table-cell>
          <table:table-cell office:value-type="float" office:value="524132512">
            <text:p>524132512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349">
            <text:p>349</text:p>
          </table:table-cell>
        </table:table-row>
        <table:table-row>
          <table:table-cell office:value-type="float" office:value="110181652">
            <text:p>110181652</text:p>
          </table:table-cell>
          <table:table-cell office:value-type="string">
            <text:p>Epic Minigames ✨</text:p>
          </table:table-cell>
          <table:table-cell office:value-type="string">
            <text:p>TypicalType</text:p>
          </table:table-cell>
          <table:table-cell office:value-type="float" office:value="3813">
            <text:p>3813</text:p>
          </table:table-cell>
          <table:table-cell office:value-type="float" office:value="3677">
            <text:p>3677</text:p>
          </table:table-cell>
          <table:table-cell office:value-type="float" office:value="2286985366">
            <text:p>2286985366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04">
            <text:p>304</text:p>
          </table:table-cell>
        </table:table-row>
        <table:table-row>
          <table:table-cell office:value-type="float" office:value="4019583467">
            <text:p>4019583467</text:p>
          </table:table-cell>
          <table:table-cell office:value-type="string">
            <text:p>[🎁GIFT] NPC or DIE! 💢</text:p>
          </table:table-cell>
          <table:table-cell office:value-type="string">
            <text:p>arashiyama</text:p>
          </table:table-cell>
          <table:table-cell office:value-type="float" office:value="1179">
            <text:p>1179</text:p>
          </table:table-cell>
          <table:table-cell office:value-type="float" office:value="3673">
            <text:p>3673</text:p>
          </table:table-cell>
          <table:table-cell office:value-type="float" office:value="292298262">
            <text:p>292298262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10">
            <text:p>310</text:p>
          </table:table-cell>
        </table:table-row>
        <table:table-row>
          <table:table-cell office:value-type="float" office:value="1802741133">
            <text:p>1802741133</text:p>
          </table:table-cell>
          <table:table-cell office:value-type="string">
            <text:p>[🎄UPD] Cabin Crew Simulator ✈️</text:p>
          </table:table-cell>
          <table:table-cell office:value-type="string">
            <text:p>Cruising Studios</text:p>
          </table:table-cell>
          <table:table-cell office:value-type="float" office:value="2033">
            <text:p>2033</text:p>
          </table:table-cell>
          <table:table-cell office:value-type="float" office:value="3617">
            <text:p>3617</text:p>
          </table:table-cell>
          <table:table-cell office:value-type="float" office:value="354763232">
            <text:p>354763232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283">
            <text:p>283</text:p>
          </table:table-cell>
        </table:table-row>
        <table:table-row>
          <table:table-cell office:value-type="float" office:value="7673659635">
            <text:p>7673659635</text:p>
          </table:table-cell>
          <table:table-cell office:value-type="string">
            <text:p>[EVENT] Fix It Up!</text:p>
          </table:table-cell>
          <table:table-cell office:value-type="string">
            <text:p>.workspace</text:p>
          </table:table-cell>
          <table:table-cell office:value-type="float" office:value="240">
            <text:p>240</text:p>
          </table:table-cell>
          <table:table-cell office:value-type="float" office:value="3564">
            <text:p>3564</text:p>
          </table:table-cell>
          <table:table-cell office:value-type="float" office:value="67515023">
            <text:p>67515023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47">
            <text:p>247</text:p>
          </table:table-cell>
        </table:table-row>
        <table:table-row>
          <table:table-cell office:value-type="float" office:value="9145282410">
            <text:p>9145282410</text:p>
          </table:table-cell>
          <table:table-cell office:value-type="string">
            <text:p>Movie Massacre 📼 [HORROR]</text:p>
          </table:table-cell>
          <table:table-cell office:value-type="string">
            <text:p>Cryptid Horror</text:p>
          </table:table-cell>
          <table:table-cell office:value-type="float" office:value="56">
            <text:p>56</text:p>
          </table:table-cell>
          <table:table-cell office:value-type="float" office:value="3562">
            <text:p>3562</text:p>
          </table:table-cell>
          <table:table-cell office:value-type="float" office:value="7052634">
            <text:p>7052634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4434528807">
            <text:p>4434528807</text:p>
          </table:table-cell>
          <table:table-cell office:value-type="string">
            <text:p>Bayside High School 🍎</text:p>
          </table:table-cell>
          <table:table-cell office:value-type="string">
            <text:p>Double Bandit Studios</text:p>
          </table:table-cell>
          <table:table-cell office:value-type="float" office:value="1042">
            <text:p>1042</text:p>
          </table:table-cell>
          <table:table-cell office:value-type="float" office:value="3537">
            <text:p>3537</text:p>
          </table:table-cell>
          <table:table-cell office:value-type="float" office:value="728363932">
            <text:p>728363932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461">
            <text:p>461</text:p>
          </table:table-cell>
        </table:table-row>
        <table:table-row>
          <table:table-cell office:value-type="float" office:value="8620685718">
            <text:p>8620685718</text:p>
          </table:table-cell>
          <table:table-cell office:value-type="string">
            <text:p>[UPD] Don't Get Crushed By 67</text:p>
          </table:table-cell>
          <table:table-cell office:value-type="string">
            <text:p>Dig A Tunnel Studios</text:p>
          </table:table-cell>
          <table:table-cell office:value-type="float" office:value="125">
            <text:p>125</text:p>
          </table:table-cell>
          <table:table-cell office:value-type="float" office:value="3509">
            <text:p>3509</text:p>
          </table:table-cell>
          <table:table-cell office:value-type="float" office:value="137646327">
            <text:p>137646327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72">
            <text:p>72</text:p>
          </table:table-cell>
        </table:table-row>
        <table:table-row>
          <table:table-cell office:value-type="float" office:value="5239362765">
            <text:p>5239362765</text:p>
          </table:table-cell>
          <table:table-cell office:value-type="string">
            <text:p>DON'T GET ELIMINATED</text:p>
          </table:table-cell>
          <table:table-cell office:value-type="string">
            <text:p>Badass Experiences</text:p>
          </table:table-cell>
          <table:table-cell office:value-type="float" office:value="800">
            <text:p>800</text:p>
          </table:table-cell>
          <table:table-cell office:value-type="float" office:value="3500">
            <text:p>3500</text:p>
          </table:table-cell>
          <table:table-cell office:value-type="float" office:value="294844695">
            <text:p>294844695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3913007563">
            <text:p>3913007563</text:p>
          </table:table-cell>
          <table:table-cell office:value-type="string">
            <text:p>The Battle Bricks</text:p>
          </table:table-cell>
          <table:table-cell office:value-type="string">
            <text:p>Tumore</text:p>
          </table:table-cell>
          <table:table-cell office:value-type="float" office:value="1218">
            <text:p>1218</text:p>
          </table:table-cell>
          <table:table-cell office:value-type="float" office:value="3463">
            <text:p>3463</text:p>
          </table:table-cell>
          <table:table-cell office:value-type="float" office:value="72397595">
            <text:p>72397595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9299166304">
            <text:p>9299166304</text:p>
          </table:table-cell>
          <table:table-cell office:value-type="string">
            <text:p>Red VS Blue Tycoon (UPD)</text:p>
          </table:table-cell>
          <table:table-cell office:value-type="string">
            <text:p>Hype Tycoons</text:p>
          </table:table-cell>
          <table:table-cell office:value-type="float" office:value="32">
            <text:p>32</text:p>
          </table:table-cell>
          <table:table-cell office:value-type="float" office:value="3453">
            <text:p>3453</text:p>
          </table:table-cell>
          <table:table-cell office:value-type="float" office:value="9047275">
            <text:p>9047275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390">
            <text:p>390</text:p>
          </table:table-cell>
        </table:table-row>
        <table:table-row>
          <table:table-cell office:value-type="float" office:value="540382210">
            <text:p>540382210</text:p>
          </table:table-cell>
          <table:table-cell office:value-type="string">
            <text:p>[FAZMAS EVENT!!!] Fredbear's Mega Roleplay</text:p>
          </table:table-cell>
          <table:table-cell office:value-type="string">
            <text:p>Kypher Studios</text:p>
          </table:table-cell>
          <table:table-cell office:value-type="float" office:value="2910">
            <text:p>2910</text:p>
          </table:table-cell>
          <table:table-cell office:value-type="float" office:value="3390">
            <text:p>3390</text:p>
          </table:table-cell>
          <table:table-cell office:value-type="float" office:value="290822875">
            <text:p>290822875</text:p>
          </table:table-cell>
          <table:table-cell/>
          <table:table-cell/>
          <table:table-cell office:value-type="float" office:value="39">
            <text:p>39</text:p>
          </table:table-cell>
          <table:table-cell office:value-type="float" office:value="78">
            <text:p>78</text:p>
          </table:table-cell>
        </table:table-row>
        <table:table-row>
          <table:table-cell office:value-type="float" office:value="5740162485">
            <text:p>5740162485</text:p>
          </table:table-cell>
          <table:table-cell office:value-type="string">
            <text:p>[❄️UPDATE❄️] Anime Auto Chess</text:p>
          </table:table-cell>
          <table:table-cell office:value-type="string">
            <text:p>RealBigCityBois</text:p>
          </table:table-cell>
          <table:table-cell office:value-type="float" office:value="666">
            <text:p>666</text:p>
          </table:table-cell>
          <table:table-cell office:value-type="float" office:value="3377">
            <text:p>3377</text:p>
          </table:table-cell>
          <table:table-cell office:value-type="float" office:value="3245091">
            <text:p>3245091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562">
            <text:p>562</text:p>
          </table:table-cell>
        </table:table-row>
        <table:table-row>
          <table:table-cell office:value-type="float" office:value="547524060">
            <text:p>547524060</text:p>
          </table:table-cell>
          <table:table-cell office:value-type="string">
            <text:p>Feather Family 🎆<text:s text:c="2"/>[Crowned Pigeon]</text:p>
          </table:table-cell>
          <table:table-cell office:value-type="string">
            <text:p>The Feather Family 🕊️</text:p>
          </table:table-cell>
          <table:table-cell office:value-type="float" office:value="2903">
            <text:p>2903</text:p>
          </table:table-cell>
          <table:table-cell office:value-type="float" office:value="3372">
            <text:p>3372</text:p>
          </table:table-cell>
          <table:table-cell office:value-type="float" office:value="1294752542">
            <text:p>1294752542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480">
            <text:p>480</text:p>
          </table:table-cell>
        </table:table-row>
        <table:table-row>
          <table:table-cell office:value-type="float" office:value="5012222382">
            <text:p>5012222382</text:p>
          </table:table-cell>
          <table:table-cell office:value-type="string">
            <text:p>Gunfight Arena</text:p>
          </table:table-cell>
          <table:table-cell office:value-type="string">
            <text:p>Gunfight Studio</text:p>
          </table:table-cell>
          <table:table-cell office:value-type="float" office:value="868">
            <text:p>868</text:p>
          </table:table-cell>
          <table:table-cell office:value-type="float" office:value="3289">
            <text:p>3289</text:p>
          </table:table-cell>
          <table:table-cell office:value-type="float" office:value="973678544">
            <text:p>973678544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543">
            <text:p>543</text:p>
          </table:table-cell>
        </table:table-row>
        <table:table-row>
          <table:table-cell office:value-type="float" office:value="8687770965">
            <text:p>8687770965</text:p>
          </table:table-cell>
          <table:table-cell office:value-type="string">
            <text:p>(🦊) Hatch A Pet 🐈</text:p>
          </table:table-cell>
          <table:table-cell office:value-type="string">
            <text:p>ArenaDev Experimental</text:p>
          </table:table-cell>
          <table:table-cell office:value-type="float" office:value="116">
            <text:p>116</text:p>
          </table:table-cell>
          <table:table-cell office:value-type="float" office:value="3275">
            <text:p>3275</text:p>
          </table:table-cell>
          <table:table-cell office:value-type="float" office:value="3877790">
            <text:p>3877790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349">
            <text:p>349</text:p>
          </table:table-cell>
        </table:table-row>
        <table:table-row>
          <table:table-cell office:value-type="float" office:value="3359505957">
            <text:p>3359505957</text:p>
          </table:table-cell>
          <table:table-cell office:value-type="string">
            <text:p>Collect All Pets!</text:p>
          </table:table-cell>
          <table:table-cell office:value-type="string">
            <text:p>TwoZoos</text:p>
          </table:table-cell>
          <table:table-cell office:value-type="float" office:value="1415">
            <text:p>1415</text:p>
          </table:table-cell>
          <table:table-cell office:value-type="float" office:value="3264">
            <text:p>3264</text:p>
          </table:table-cell>
          <table:table-cell office:value-type="float" office:value="194984687">
            <text:p>194984687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432">
            <text:p>432</text:p>
          </table:table-cell>
        </table:table-row>
        <table:table-row>
          <table:table-cell office:value-type="float" office:value="113491250">
            <text:p>113491250</text:p>
          </table:table-cell>
          <table:table-cell office:value-type="string">
            <text:p>[December Holidays Update!] Phantom Forces</text:p>
          </table:table-cell>
          <table:table-cell office:value-type="string">
            <text:p>StyLiS Studios</text:p>
          </table:table-cell>
          <table:table-cell office:value-type="float" office:value="3780">
            <text:p>3780</text:p>
          </table:table-cell>
          <table:table-cell office:value-type="float" office:value="3255">
            <text:p>3255</text:p>
          </table:table-cell>
          <table:table-cell office:value-type="float" office:value="1738744514">
            <text:p>1738744514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3064619271">
            <text:p>3064619271</text:p>
          </table:table-cell>
          <table:table-cell office:value-type="string">
            <text:p>Final Stand: Remastered</text:p>
          </table:table-cell>
          <table:table-cell office:value-type="string">
            <text:p>Final Stand Remastered</text:p>
          </table:table-cell>
          <table:table-cell office:value-type="float" office:value="1521">
            <text:p>1521</text:p>
          </table:table-cell>
          <table:table-cell office:value-type="float" office:value="3253">
            <text:p>3253</text:p>
          </table:table-cell>
          <table:table-cell office:value-type="float" office:value="13211226">
            <text:p>13211226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565">
            <text:p>565</text:p>
          </table:table-cell>
        </table:table-row>
        <table:table-row>
          <table:table-cell office:value-type="float" office:value="4130569984">
            <text:p>4130569984</text:p>
          </table:table-cell>
          <table:table-cell office:value-type="string">
            <text:p>[BLIZZARDS] Jurassic Blocky</text:p>
          </table:table-cell>
          <table:table-cell office:value-type="string">
            <text:p>Jurassic Blocky</text:p>
          </table:table-cell>
          <table:table-cell office:value-type="float" office:value="1138">
            <text:p>1138</text:p>
          </table:table-cell>
          <table:table-cell office:value-type="float" office:value="3228">
            <text:p>3228</text:p>
          </table:table-cell>
          <table:table-cell office:value-type="float" office:value="162828238">
            <text:p>162828238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1390601379">
            <text:p>1390601379</text:p>
          </table:table-cell>
          <table:table-cell office:value-type="string">
            <text:p>[⚔️BOSS FIGHT⚔️ ] ❄️ Combat Warriors</text:p>
          </table:table-cell>
          <table:table-cell office:value-type="string">
            <text:p>PlayCombatWarriors</text:p>
          </table:table-cell>
          <table:table-cell office:value-type="float" office:value="2256">
            <text:p>2256</text:p>
          </table:table-cell>
          <table:table-cell office:value-type="float" office:value="3197">
            <text:p>3197</text:p>
          </table:table-cell>
          <table:table-cell office:value-type="float" office:value="1380769468">
            <text:p>1380769468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8181391950">
            <text:p>8181391950</text:p>
          </table:table-cell>
          <table:table-cell office:value-type="string">
            <text:p>[PARTY!] Neo Tennis</text:p>
          </table:table-cell>
          <table:table-cell office:value-type="string">
            <text:p>Century Athletes</text:p>
          </table:table-cell>
          <table:table-cell office:value-type="float" office:value="172">
            <text:p>172</text:p>
          </table:table-cell>
          <table:table-cell office:value-type="float" office:value="3135">
            <text:p>3135</text:p>
          </table:table-cell>
          <table:table-cell office:value-type="float" office:value="79203496">
            <text:p>79203496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</table:table-row>
        <table:table-row>
          <table:table-cell office:value-type="float" office:value="5698013839">
            <text:p>5698013839</text:p>
          </table:table-cell>
          <table:table-cell office:value-type="string">
            <text:p>A DEADLY BOAT TRIP</text:p>
          </table:table-cell>
          <table:table-cell office:value-type="string">
            <text:p>Badass Experiences</text:p>
          </table:table-cell>
          <table:table-cell office:value-type="float" office:value="678">
            <text:p>678</text:p>
          </table:table-cell>
          <table:table-cell office:value-type="float" office:value="3115">
            <text:p>3115</text:p>
          </table:table-cell>
          <table:table-cell office:value-type="float" office:value="44931422">
            <text:p>44931422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</table:table-row>
        <table:table-row>
          <table:table-cell office:value-type="float" office:value="3876150506">
            <text:p>3876150506</text:p>
          </table:table-cell>
          <table:table-cell office:value-type="string">
            <text:p>Drive World 🏎️ Drifting &amp; Racing</text:p>
          </table:table-cell>
          <table:table-cell office:value-type="string">
            <text:p>Drive World | Twin Atlas</text:p>
          </table:table-cell>
          <table:table-cell office:value-type="float" office:value="1230">
            <text:p>1230</text:p>
          </table:table-cell>
          <table:table-cell office:value-type="float" office:value="3109">
            <text:p>3109</text:p>
          </table:table-cell>
          <table:table-cell office:value-type="float" office:value="442111647">
            <text:p>442111647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583">
            <text:p>583</text:p>
          </table:table-cell>
        </table:table-row>
        <table:table-row>
          <table:table-cell office:value-type="float" office:value="5422546686">
            <text:p>5422546686</text:p>
          </table:table-cell>
          <table:table-cell office:value-type="string">
            <text:p>🌹 Horse Life 🐎</text:p>
          </table:table-cell>
          <table:table-cell office:value-type="string">
            <text:p>Sonar Studios</text:p>
          </table:table-cell>
          <table:table-cell office:value-type="float" office:value="747">
            <text:p>747</text:p>
          </table:table-cell>
          <table:table-cell office:value-type="float" office:value="3100">
            <text:p>3100</text:p>
          </table:table-cell>
          <table:table-cell office:value-type="float" office:value="302283229">
            <text:p>302283229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5329077236">
            <text:p>5329077236</text:p>
          </table:table-cell>
          <table:table-cell office:value-type="string">
            <text:p>[UPD] Skibidi Tower Defense</text:p>
          </table:table-cell>
          <table:table-cell office:value-type="string">
            <text:p>SuperSkibidi Games</text:p>
          </table:table-cell>
          <table:table-cell office:value-type="float" office:value="773">
            <text:p>773</text:p>
          </table:table-cell>
          <table:table-cell office:value-type="float" office:value="3048">
            <text:p>3048</text:p>
          </table:table-cell>
          <table:table-cell office:value-type="float" office:value="703108998">
            <text:p>703108998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254">
            <text:p>254</text:p>
          </table:table-cell>
        </table:table-row>
        <table:table-row>
          <table:table-cell office:value-type="float" office:value="6858589072">
            <text:p>6858589072</text:p>
          </table:table-cell>
          <table:table-cell office:value-type="string">
            <text:p>Five Nights: Hunted [NEW YEARS 🎉]</text:p>
          </table:table-cell>
          <table:table-cell office:value-type="string">
            <text:p>Double Bandit: Hunted</text:p>
          </table:table-cell>
          <table:table-cell office:value-type="float" office:value="401">
            <text:p>401</text:p>
          </table:table-cell>
          <table:table-cell office:value-type="float" office:value="3037">
            <text:p>3037</text:p>
          </table:table-cell>
          <table:table-cell office:value-type="float" office:value="114042100">
            <text:p>114042100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1709917610">
            <text:p>1709917610</text:p>
          </table:table-cell>
          <table:table-cell office:value-type="string">
            <text:p>Regretevator [ ELEVATOR SIMULATOR ]</text:p>
          </table:table-cell>
          <table:table-cell office:value-type="string">
            <text:p>The Axolotl Sun</text:p>
          </table:table-cell>
          <table:table-cell office:value-type="float" office:value="2075">
            <text:p>2075</text:p>
          </table:table-cell>
          <table:table-cell office:value-type="float" office:value="3001">
            <text:p>3001</text:p>
          </table:table-cell>
          <table:table-cell office:value-type="float" office:value="223289616">
            <text:p>223289616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161">
            <text:p>161</text:p>
          </table:table-cell>
        </table:table-row>
        <table:table-row>
          <table:table-cell office:value-type="float" office:value="972475338">
            <text:p>972475338</text:p>
          </table:table-cell>
          <table:table-cell office:value-type="string">
            <text:p>🚩Expedition Antarctica</text:p>
          </table:table-cell>
          <table:table-cell office:value-type="string">
            <text:p>Playduo Studio</text:p>
          </table:table-cell>
          <table:table-cell office:value-type="float" office:value="2563">
            <text:p>2563</text:p>
          </table:table-cell>
          <table:table-cell office:value-type="float" office:value="2924">
            <text:p>2924</text:p>
          </table:table-cell>
          <table:table-cell office:value-type="float" office:value="609432969">
            <text:p>609432969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254">
            <text:p>254</text:p>
          </table:table-cell>
        </table:table-row>
        <table:table-row>
          <table:table-cell office:value-type="float" office:value="1742264997">
            <text:p>1742264997</text:p>
          </table:table-cell>
          <table:table-cell office:value-type="string">
            <text:p>SCP: Roleplay</text:p>
          </table:table-cell>
          <table:table-cell office:value-type="string">
            <text:p>SCP | Roleplay Community</text:p>
          </table:table-cell>
          <table:table-cell office:value-type="float" office:value="2060">
            <text:p>2060</text:p>
          </table:table-cell>
          <table:table-cell office:value-type="float" office:value="2913">
            <text:p>2913</text:p>
          </table:table-cell>
          <table:table-cell office:value-type="float" office:value="445562176">
            <text:p>445562176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686">
            <text:p>686</text:p>
          </table:table-cell>
        </table:table-row>
        <table:table-row>
          <table:table-cell office:value-type="float" office:value="7009714292">
            <text:p>7009714292</text:p>
          </table:table-cell>
          <table:table-cell office:value-type="string">
            <text:p>❄️ The Apocalypse<text:s text:c="2"/></text:p>
          </table:table-cell>
          <table:table-cell office:value-type="string">
            <text:p>Per Games</text:p>
          </table:table-cell>
          <table:table-cell office:value-type="float" office:value="370">
            <text:p>370</text:p>
          </table:table-cell>
          <table:table-cell office:value-type="float" office:value="2830">
            <text:p>2830</text:p>
          </table:table-cell>
          <table:table-cell office:value-type="float" office:value="40860727">
            <text:p>40860727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43">
            <text:p>243</text:p>
          </table:table-cell>
        </table:table-row>
        <table:table-row>
          <table:table-cell office:value-type="float" office:value="8497165255">
            <text:p>8497165255</text:p>
          </table:table-cell>
          <table:table-cell office:value-type="string">
            <text:p>[🎄] Spin a Brainrot🎲</text:p>
          </table:table-cell>
          <table:table-cell office:value-type="string">
            <text:p>RNG Creationss</text:p>
          </table:table-cell>
          <table:table-cell office:value-type="float" office:value="138">
            <text:p>138</text:p>
          </table:table-cell>
          <table:table-cell office:value-type="float" office:value="2815">
            <text:p>2815</text:p>
          </table:table-cell>
          <table:table-cell office:value-type="float" office:value="48817330">
            <text:p>48817330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08">
            <text:p>308</text:p>
          </table:table-cell>
        </table:table-row>
        <table:table-row>
          <table:table-cell office:value-type="float" office:value="7585079192">
            <text:p>7585079192</text:p>
          </table:table-cell>
          <table:table-cell office:value-type="string">
            <text:p>🎄Anime Story[New Portal]<text:s/></text:p>
          </table:table-cell>
          <table:table-cell office:value-type="string">
            <text:p>Anime Story Lab</text:p>
          </table:table-cell>
          <table:table-cell office:value-type="float" office:value="258">
            <text:p>258</text:p>
          </table:table-cell>
          <table:table-cell office:value-type="float" office:value="2814">
            <text:p>2814</text:p>
          </table:table-cell>
          <table:table-cell office:value-type="float" office:value="10522087">
            <text:p>10522087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482">
            <text:p>482</text:p>
          </table:table-cell>
        </table:table-row>
        <table:table-row>
          <table:table-cell office:value-type="float" office:value="8926300874">
            <text:p>8926300874</text:p>
          </table:table-cell>
          <table:table-cell office:value-type="string">
            <text:p>[⚡] Keyboard ASMR Speed Escape</text:p>
          </table:table-cell>
          <table:table-cell office:value-type="string">
            <text:p>Hotkeys Games</text:p>
          </table:table-cell>
          <table:table-cell office:value-type="float" office:value="86">
            <text:p>86</text:p>
          </table:table-cell>
          <table:table-cell office:value-type="float" office:value="2784">
            <text:p>2784</text:p>
          </table:table-cell>
          <table:table-cell office:value-type="float" office:value="7452923">
            <text:p>745292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9063849985">
            <text:p>9063849985</text:p>
          </table:table-cell>
          <table:table-cell office:value-type="string">
            <text:p>[📱] Scroll a Brainrot</text:p>
          </table:table-cell>
          <table:table-cell office:value-type="string">
            <text:p>My Brainrot Lamborghini</text:p>
          </table:table-cell>
          <table:table-cell office:value-type="float" office:value="67">
            <text:p>67</text:p>
          </table:table-cell>
          <table:table-cell office:value-type="float" office:value="2780">
            <text:p>2780</text:p>
          </table:table-cell>
          <table:table-cell office:value-type="float" office:value="18552944">
            <text:p>18552944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267">
            <text:p>267</text:p>
          </table:table-cell>
        </table:table-row>
        <table:table-row>
          <table:table-cell office:value-type="float" office:value="3405618667">
            <text:p>3405618667</text:p>
          </table:table-cell>
          <table:table-cell office:value-type="string">
            <text:p>[💎SALE]<text:s text:c="2"/>Sonic Speed Simulator</text:p>
          </table:table-cell>
          <table:table-cell office:value-type="string">
            <text:p>Gamefam x Sonic</text:p>
          </table:table-cell>
          <table:table-cell office:value-type="float" office:value="1399">
            <text:p>1399</text:p>
          </table:table-cell>
          <table:table-cell office:value-type="float" office:value="2779">
            <text:p>2779</text:p>
          </table:table-cell>
          <table:table-cell office:value-type="float" office:value="1383664816">
            <text:p>1383664816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406">
            <text:p>406</text:p>
          </table:table-cell>
        </table:table-row>
        <table:table-row>
          <table:table-cell office:value-type="float" office:value="2788648141">
            <text:p>2788648141</text:p>
          </table:table-cell>
          <table:table-cell office:value-type="string">
            <text:p>[☢️TANK] Military Tycoon ®</text:p>
          </table:table-cell>
          <table:table-cell office:value-type="string">
            <text:p>InfinityInteractive</text:p>
          </table:table-cell>
          <table:table-cell office:value-type="float" office:value="1619">
            <text:p>1619</text:p>
          </table:table-cell>
          <table:table-cell office:value-type="float" office:value="2769">
            <text:p>2769</text:p>
          </table:table-cell>
          <table:table-cell office:value-type="float" office:value="931860946">
            <text:p>931860946</text:p>
          </table:table-cell>
          <table:table-cell/>
          <table:table-cell/>
          <table:table-cell office:value-type="float" office:value="19">
            <text:p>19</text:p>
          </table:table-cell>
          <table:table-cell office:value-type="float" office:value="622">
            <text:p>622</text:p>
          </table:table-cell>
        </table:table-row>
        <table:table-row>
          <table:table-cell office:value-type="float" office:value="8985420275">
            <text:p>8985420275</text:p>
          </table:table-cell>
          <table:table-cell office:value-type="string">
            <text:p>[🎅] +1 Speed Per Step</text:p>
          </table:table-cell>
          <table:table-cell office:value-type="string">
            <text:p>Christopher Stuff</text:p>
          </table:table-cell>
          <table:table-cell office:value-type="float" office:value="78">
            <text:p>78</text:p>
          </table:table-cell>
          <table:table-cell office:value-type="float" office:value="2735">
            <text:p>2735</text:p>
          </table:table-cell>
          <table:table-cell office:value-type="float" office:value="35609010">
            <text:p>35609010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5200655965">
            <text:p>5200655965</text:p>
          </table:table-cell>
          <table:table-cell office:value-type="string">
            <text:p>[⭐x2 XP] Project Smash</text:p>
          </table:table-cell>
          <table:table-cell office:value-type="string">
            <text:p>Smash Series</text:p>
          </table:table-cell>
          <table:table-cell office:value-type="float" office:value="812">
            <text:p>812</text:p>
          </table:table-cell>
          <table:table-cell office:value-type="float" office:value="2716">
            <text:p>2716</text:p>
          </table:table-cell>
          <table:table-cell office:value-type="float" office:value="280229879">
            <text:p>280229879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24">
            <text:p>324</text:p>
          </table:table-cell>
        </table:table-row>
        <table:table-row>
          <table:table-cell office:value-type="float" office:value="8809915587">
            <text:p>8809915587</text:p>
          </table:table-cell>
          <table:table-cell office:value-type="string">
            <text:p>OP Blade</text:p>
          </table:table-cell>
          <table:table-cell office:value-type="string">
            <text:p>OP Blade</text:p>
          </table:table-cell>
          <table:table-cell office:value-type="float" office:value="101">
            <text:p>101</text:p>
          </table:table-cell>
          <table:table-cell office:value-type="float" office:value="2705">
            <text:p>2705</text:p>
          </table:table-cell>
          <table:table-cell office:value-type="float" office:value="2184370">
            <text:p>2184370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</table:table-row>
        <table:table-row>
          <table:table-cell office:value-type="float" office:value="6260656796">
            <text:p>6260656796</text:p>
          </table:table-cell>
          <table:table-cell office:value-type="string">
            <text:p>[🎄]🏀Playground Basketball🏀</text:p>
          </table:table-cell>
          <table:table-cell office:value-type="string">
            <text:p>Playground Basketball | Community</text:p>
          </table:table-cell>
          <table:table-cell office:value-type="float" office:value="541">
            <text:p>541</text:p>
          </table:table-cell>
          <table:table-cell office:value-type="float" office:value="2700">
            <text:p>2700</text:p>
          </table:table-cell>
          <table:table-cell office:value-type="float" office:value="36041943">
            <text:p>36041943</text:p>
          </table:table-cell>
          <table:table-cell/>
          <table:table-cell/>
          <table:table-cell office:value-type="float" office:value="19">
            <text:p>19</text:p>
          </table:table-cell>
          <table:table-cell office:value-type="float" office:value="393">
            <text:p>393</text:p>
          </table:table-cell>
        </table:table-row>
        <table:table-row>
          <table:table-cell office:value-type="float" office:value="4367208330">
            <text:p>4367208330</text:p>
          </table:table-cell>
          <table:table-cell office:value-type="string">
            <text:p>Pressure</text:p>
          </table:table-cell>
          <table:table-cell office:value-type="string">
            <text:p>Urbanshade: Hadal Division</text:p>
          </table:table-cell>
          <table:table-cell office:value-type="float" office:value="1063">
            <text:p>1063</text:p>
          </table:table-cell>
          <table:table-cell office:value-type="float" office:value="2692">
            <text:p>2692</text:p>
          </table:table-cell>
          <table:table-cell office:value-type="float" office:value="416634488">
            <text:p>416634488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79301772">
            <text:p>79301772</text:p>
          </table:table-cell>
          <table:table-cell office:value-type="string">
            <text:p>🔨Plane Crazy🔨 [UPDATE]</text:p>
          </table:table-cell>
          <table:table-cell office:value-type="string">
            <text:p>Plane Crazy Developers</text:p>
          </table:table-cell>
          <table:table-cell office:value-type="float" office:value="4191">
            <text:p>4191</text:p>
          </table:table-cell>
          <table:table-cell office:value-type="float" office:value="2673">
            <text:p>2673</text:p>
          </table:table-cell>
          <table:table-cell office:value-type="float" office:value="435687497">
            <text:p>435687497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411">
            <text:p>411</text:p>
          </table:table-cell>
        </table:table-row>
        <table:table-row>
          <table:table-cell office:value-type="float" office:value="1511883870">
            <text:p>1511883870</text:p>
          </table:table-cell>
          <table:table-cell office:value-type="string">
            <text:p>Shindo Life [242]</text:p>
          </table:table-cell>
          <table:table-cell office:value-type="string">
            <text:p>RELL World</text:p>
          </table:table-cell>
          <table:table-cell office:value-type="float" office:value="2177">
            <text:p>2177</text:p>
          </table:table-cell>
          <table:table-cell office:value-type="float" office:value="2619">
            <text:p>2619</text:p>
          </table:table-cell>
          <table:table-cell office:value-type="float" office:value="2635368310">
            <text:p>2635368310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440">
            <text:p>440</text:p>
          </table:table-cell>
        </table:table-row>
        <table:table-row>
          <table:table-cell office:value-type="float" office:value="8015734617">
            <text:p>8015734617</text:p>
          </table:table-cell>
          <table:table-cell office:value-type="string">
            <text:p>Steal Brainrots Trading Plaza 🛒</text:p>
          </table:table-cell>
          <table:table-cell office:value-type="string">
            <text:p>No CCU Games</text:p>
          </table:table-cell>
          <table:table-cell office:value-type="float" office:value="192">
            <text:p>192</text:p>
          </table:table-cell>
          <table:table-cell office:value-type="float" office:value="2602">
            <text:p>2602</text:p>
          </table:table-cell>
          <table:table-cell office:value-type="float" office:value="185494205">
            <text:p>185494205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463">
            <text:p>463</text:p>
          </table:table-cell>
        </table:table-row>
        <table:table-row>
          <table:table-cell office:value-type="float" office:value="2564505263">
            <text:p>2564505263</text:p>
          </table:table-cell>
          <table:table-cell office:value-type="string">
            <text:p>[Xmas] Strongman Simulator</text:p>
          </table:table-cell>
          <table:table-cell office:value-type="string">
            <text:p>The Gang Stockholm</text:p>
          </table:table-cell>
          <table:table-cell office:value-type="float" office:value="1707">
            <text:p>1707</text:p>
          </table:table-cell>
          <table:table-cell office:value-type="float" office:value="2567">
            <text:p>2567</text:p>
          </table:table-cell>
          <table:table-cell office:value-type="float" office:value="1607473226">
            <text:p>1607473226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510">
            <text:p>510</text:p>
          </table:table-cell>
        </table:table-row>
        <table:table-row>
          <table:table-cell office:value-type="float" office:value="21164849">
            <text:p>21164849</text:p>
          </table:table-cell>
          <table:table-cell office:value-type="string">
            <text:p>Pilot Training Flight Simulator</text:p>
          </table:table-cell>
          <table:table-cell office:value-type="string">
            <text:p>Orange12345</text:p>
          </table:table-cell>
          <table:table-cell office:value-type="float" office:value="5845">
            <text:p>5845</text:p>
          </table:table-cell>
          <table:table-cell office:value-type="float" office:value="2558">
            <text:p>2558</text:p>
          </table:table-cell>
          <table:table-cell office:value-type="float" office:value="652111776">
            <text:p>652111776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112">
            <text:p>112</text:p>
          </table:table-cell>
        </table:table-row>
        <table:table-row>
          <table:table-cell office:value-type="float" office:value="7856508689">
            <text:p>7856508689</text:p>
          </table:table-cell>
          <table:table-cell office:value-type="string">
            <text:p>Better Avatar? 👕</text:p>
          </table:table-cell>
          <table:table-cell office:value-type="string">
            <text:p>Osyriss Studios</text:p>
          </table:table-cell>
          <table:table-cell office:value-type="float" office:value="213">
            <text:p>213</text:p>
          </table:table-cell>
          <table:table-cell office:value-type="float" office:value="2548">
            <text:p>2548</text:p>
          </table:table-cell>
          <table:table-cell office:value-type="float" office:value="36333165">
            <text:p>36333165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</table:table-row>
        <table:table-row>
          <table:table-cell office:value-type="float" office:value="8507699752">
            <text:p>8507699752</text:p>
          </table:table-cell>
          <table:table-cell office:value-type="string">
            <text:p>[UPD] Poison Treats 🧁🧪</text:p>
          </table:table-cell>
          <table:table-cell office:value-type="string">
            <text:p>Poisoned Things</text:p>
          </table:table-cell>
          <table:table-cell office:value-type="float" office:value="137">
            <text:p>137</text:p>
          </table:table-cell>
          <table:table-cell office:value-type="float" office:value="2470">
            <text:p>2470</text:p>
          </table:table-cell>
          <table:table-cell office:value-type="float" office:value="97409808">
            <text:p>97409808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81">
            <text:p>81</text:p>
          </table:table-cell>
        </table:table-row>
        <table:table-row>
          <table:table-cell office:value-type="float" office:value="7471000866">
            <text:p>7471000866</text:p>
          </table:table-cell>
          <table:table-cell office:value-type="string">
            <text:p>[❄️] Anime Evolution</text:p>
          </table:table-cell>
          <table:table-cell office:value-type="string">
            <text:p>AEVO</text:p>
          </table:table-cell>
          <table:table-cell office:value-type="float" office:value="279">
            <text:p>279</text:p>
          </table:table-cell>
          <table:table-cell office:value-type="float" office:value="2445">
            <text:p>2445</text:p>
          </table:table-cell>
          <table:table-cell office:value-type="float" office:value="35131724">
            <text:p>35131724</text:p>
          </table:table-cell>
          <table:table-cell/>
          <table:table-cell/>
          <table:table-cell office:value-type="float" office:value="23">
            <text:p>23</text:p>
          </table:table-cell>
          <table:table-cell office:value-type="float" office:value="438">
            <text:p>438</text:p>
          </table:table-cell>
        </table:table-row>
        <table:table-row>
          <table:table-cell office:value-type="float" office:value="107172930">
            <text:p>107172930</text:p>
          </table:table-cell>
          <table:table-cell office:value-type="string">
            <text:p>[2026🎁] Horrific Housing</text:p>
          </table:table-cell>
          <table:table-cell office:value-type="string">
            <text:p>CookieScript's games</text:p>
          </table:table-cell>
          <table:table-cell office:value-type="float" office:value="3845">
            <text:p>3845</text:p>
          </table:table-cell>
          <table:table-cell office:value-type="float" office:value="2428">
            <text:p>2428</text:p>
          </table:table-cell>
          <table:table-cell office:value-type="float" office:value="668770640">
            <text:p>668770640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94">
            <text:p>394</text:p>
          </table:table-cell>
        </table:table-row>
        <table:table-row>
          <table:table-cell office:value-type="float" office:value="274816972">
            <text:p>274816972</text:p>
          </table:table-cell>
          <table:table-cell office:value-type="string">
            <text:p>[New Car!💥] Car Crushers 2 - Physics Simulation</text:p>
          </table:table-cell>
          <table:table-cell office:value-type="string">
            <text:p>Car Crushers Community</text:p>
          </table:table-cell>
          <table:table-cell office:value-type="float" office:value="3250">
            <text:p>3250</text:p>
          </table:table-cell>
          <table:table-cell office:value-type="float" office:value="2411">
            <text:p>2411</text:p>
          </table:table-cell>
          <table:table-cell office:value-type="float" office:value="1277311227">
            <text:p>1277311227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259">
            <text:p>259</text:p>
          </table:table-cell>
        </table:table-row>
        <table:table-row>
          <table:table-cell office:value-type="float" office:value="1053132402">
            <text:p>1053132402</text:p>
          </table:table-cell>
          <table:table-cell office:value-type="string">
            <text:p>Obby Creator</text:p>
          </table:table-cell>
          <table:table-cell office:value-type="string">
            <text:p>Whirlpool Studio</text:p>
          </table:table-cell>
          <table:table-cell office:value-type="float" office:value="2501">
            <text:p>2501</text:p>
          </table:table-cell>
          <table:table-cell office:value-type="float" office:value="2390">
            <text:p>2390</text:p>
          </table:table-cell>
          <table:table-cell office:value-type="float" office:value="532332551">
            <text:p>532332551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20">
            <text:p>320</text:p>
          </table:table-cell>
        </table:table-row>
        <table:table-row>
          <table:table-cell office:value-type="float" office:value="1160789089">
            <text:p>1160789089</text:p>
          </table:table-cell>
          <table:table-cell office:value-type="string">
            <text:p>[🎄] Flag Wars!<text:s/></text:p>
          </table:table-cell>
          <table:table-cell office:value-type="string">
            <text:p>Scriptly Studios™</text:p>
          </table:table-cell>
          <table:table-cell office:value-type="float" office:value="2418">
            <text:p>2418</text:p>
          </table:table-cell>
          <table:table-cell office:value-type="float" office:value="2377">
            <text:p>2377</text:p>
          </table:table-cell>
          <table:table-cell office:value-type="float" office:value="789779864">
            <text:p>789779864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718">
            <text:p>718</text:p>
          </table:table-cell>
        </table:table-row>
        <table:table-row>
          <table:table-cell office:value-type="float" office:value="4263576532">
            <text:p>4263576532</text:p>
          </table:table-cell>
          <table:table-cell office:value-type="string">
            <text:p>Cali Shootout 💥</text:p>
          </table:table-cell>
          <table:table-cell office:value-type="string">
            <text:p>Crimelife</text:p>
          </table:table-cell>
          <table:table-cell office:value-type="float" office:value="1094">
            <text:p>1094</text:p>
          </table:table-cell>
          <table:table-cell office:value-type="float" office:value="2334">
            <text:p>2334</text:p>
          </table:table-cell>
          <table:table-cell office:value-type="float" office:value="134453762">
            <text:p>134453762</text:p>
          </table:table-cell>
          <table:table-cell/>
          <table:table-cell/>
          <table:table-cell office:value-type="float" office:value="29">
            <text:p>29</text:p>
          </table:table-cell>
          <table:table-cell office:value-type="float" office:value="369">
            <text:p>369</text:p>
          </table:table-cell>
        </table:table-row>
        <table:table-row>
          <table:table-cell office:value-type="float" office:value="3168615253">
            <text:p>3168615253</text:p>
          </table:table-cell>
          <table:table-cell office:value-type="string">
            <text:p>Ability Wars</text:p>
          </table:table-cell>
          <table:table-cell office:value-type="string">
            <text:p>Ability Wars</text:p>
          </table:table-cell>
          <table:table-cell office:value-type="float" office:value="1482">
            <text:p>1482</text:p>
          </table:table-cell>
          <table:table-cell office:value-type="float" office:value="2305">
            <text:p>2305</text:p>
          </table:table-cell>
          <table:table-cell office:value-type="float" office:value="495326763">
            <text:p>495326763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86">
            <text:p>286</text:p>
          </table:table-cell>
        </table:table-row>
        <table:table-row>
          <table:table-cell office:value-type="float" office:value="8366716517">
            <text:p>8366716517</text:p>
          </table:table-cell>
          <table:table-cell office:value-type="string">
            <text:p>[🌍NOW] Sky Fighters</text:p>
          </table:table-cell>
          <table:table-cell office:value-type="string">
            <text:p>IRONPULSE GAMES</text:p>
          </table:table-cell>
          <table:table-cell office:value-type="float" office:value="152">
            <text:p>152</text:p>
          </table:table-cell>
          <table:table-cell office:value-type="float" office:value="2300">
            <text:p>2300</text:p>
          </table:table-cell>
          <table:table-cell office:value-type="float" office:value="33664878">
            <text:p>33664878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</table:table-row>
        <table:table-row>
          <table:table-cell office:value-type="float" office:value="9271890694">
            <text:p>9271890694</text:p>
          </table:table-cell>
          <table:table-cell office:value-type="string">
            <text:p>[🙏] Faith Incremental</text:p>
          </table:table-cell>
          <table:table-cell office:value-type="string">
            <text:p>Blinky Studios Official</text:p>
          </table:table-cell>
          <table:table-cell office:value-type="float" office:value="36">
            <text:p>36</text:p>
          </table:table-cell>
          <table:table-cell office:value-type="float" office:value="2275">
            <text:p>2275</text:p>
          </table:table-cell>
          <table:table-cell office:value-type="float" office:value="1762358">
            <text:p>1762358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</table:table-row>
        <table:table-row>
          <table:table-cell office:value-type="float" office:value="1312971993">
            <text:p>1312971993</text:p>
          </table:table-cell>
          <table:table-cell office:value-type="string">
            <text:p>Saber Simulator [UPD]</text:p>
          </table:table-cell>
          <table:table-cell office:value-type="string">
            <text:p>HD Games.</text:p>
          </table:table-cell>
          <table:table-cell office:value-type="float" office:value="2313">
            <text:p>2313</text:p>
          </table:table-cell>
          <table:table-cell office:value-type="float" office:value="2149">
            <text:p>2149</text:p>
          </table:table-cell>
          <table:table-cell office:value-type="float" office:value="620526449">
            <text:p>620526449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402">
            <text:p>402</text:p>
          </table:table-cell>
        </table:table-row>
        <table:table-row>
          <table:table-cell office:value-type="float" office:value="280343502">
            <text:p>280343502</text:p>
          </table:table-cell>
          <table:table-cell office:value-type="string">
            <text:p>Pick A Side</text:p>
          </table:table-cell>
          <table:table-cell office:value-type="string">
            <text:p>Ming's Pick</text:p>
          </table:table-cell>
          <table:table-cell office:value-type="float" office:value="3241">
            <text:p>3241</text:p>
          </table:table-cell>
          <table:table-cell office:value-type="float" office:value="2141">
            <text:p>2141</text:p>
          </table:table-cell>
          <table:table-cell office:value-type="float" office:value="387334360">
            <text:p>387334360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</table:table-row>
        <table:table-row>
          <table:table-cell office:value-type="float" office:value="8639693426">
            <text:p>8639693426</text:p>
          </table:table-cell>
          <table:table-cell office:value-type="string">
            <text:p>[🎅SANTA] SLAP</text:p>
          </table:table-cell>
          <table:table-cell office:value-type="string">
            <text:p>SLAP by Current.</text:p>
          </table:table-cell>
          <table:table-cell office:value-type="float" office:value="122">
            <text:p>122</text:p>
          </table:table-cell>
          <table:table-cell office:value-type="float" office:value="2133">
            <text:p>2133</text:p>
          </table:table-cell>
          <table:table-cell office:value-type="float" office:value="19701003">
            <text:p>19701003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84">
            <text:p>184</text:p>
          </table:table-cell>
        </table:table-row>
        <table:table-row>
          <table:table-cell office:value-type="float" office:value="3551414857">
            <text:p>3551414857</text:p>
          </table:table-cell>
          <table:table-cell office:value-type="string">
            <text:p>[👹NEW] Shrek in The Backrooms</text:p>
          </table:table-cell>
          <table:table-cell office:value-type="string">
            <text:p>The MonkeyMan Fan Club</text:p>
          </table:table-cell>
          <table:table-cell office:value-type="float" office:value="1343">
            <text:p>1343</text:p>
          </table:table-cell>
          <table:table-cell office:value-type="float" office:value="2123">
            <text:p>2123</text:p>
          </table:table-cell>
          <table:table-cell office:value-type="float" office:value="567598506">
            <text:p>567598506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1903">
            <text:p>1903</text:p>
          </table:table-cell>
        </table:table-row>
        <table:table-row>
          <table:table-cell office:value-type="float" office:value="8232540509">
            <text:p>8232540509</text:p>
          </table:table-cell>
          <table:table-cell office:value-type="string">
            <text:p>[NIGHTMARES] Steal a FNAF</text:p>
          </table:table-cell>
          <table:table-cell office:value-type="string">
            <text:p>dahrius7777</text:p>
          </table:table-cell>
          <table:table-cell office:value-type="float" office:value="167">
            <text:p>167</text:p>
          </table:table-cell>
          <table:table-cell office:value-type="float" office:value="2115">
            <text:p>2115</text:p>
          </table:table-cell>
          <table:table-cell office:value-type="float" office:value="15534952">
            <text:p>15534952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92">
            <text:p>492</text:p>
          </table:table-cell>
        </table:table-row>
        <table:table-row>
          <table:table-cell office:value-type="float" office:value="5170731021">
            <text:p>5170731021</text:p>
          </table:table-cell>
          <table:table-cell office:value-type="string">
            <text:p>[☀️UPD]Demon Blade</text:p>
          </table:table-cell>
          <table:table-cell office:value-type="string">
            <text:p>DemonCube</text:p>
          </table:table-cell>
          <table:table-cell office:value-type="float" office:value="819">
            <text:p>819</text:p>
          </table:table-cell>
          <table:table-cell office:value-type="float" office:value="2111">
            <text:p>2111</text:p>
          </table:table-cell>
          <table:table-cell office:value-type="float" office:value="194083890">
            <text:p>194083890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1406">
            <text:p>1406</text:p>
          </table:table-cell>
        </table:table-row>
        <table:table-row>
          <table:table-cell office:value-type="float" office:value="7629884826">
            <text:p>7629884826</text:p>
          </table:table-cell>
          <table:table-cell office:value-type="string">
            <text:p>[UPD] Cage Fishing 🐟</text:p>
          </table:table-cell>
          <table:table-cell office:value-type="string">
            <text:p>Pearl Point</text:p>
          </table:table-cell>
          <table:table-cell office:value-type="float" office:value="249">
            <text:p>249</text:p>
          </table:table-cell>
          <table:table-cell office:value-type="float" office:value="2086">
            <text:p>2086</text:p>
          </table:table-cell>
          <table:table-cell office:value-type="float" office:value="49031427">
            <text:p>49031427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29">
            <text:p>329</text:p>
          </table:table-cell>
        </table:table-row>
        <table:table-row>
          <table:table-cell office:value-type="float" office:value="5972059550">
            <text:p>5972059550</text:p>
          </table:table-cell>
          <table:table-cell office:value-type="string">
            <text:p>[UPD🎄] Gym League<text:s/></text:p>
          </table:table-cell>
          <table:table-cell office:value-type="string">
            <text:p>1v2 Studios</text:p>
          </table:table-cell>
          <table:table-cell office:value-type="float" office:value="605">
            <text:p>605</text:p>
          </table:table-cell>
          <table:table-cell office:value-type="float" office:value="2061">
            <text:p>2061</text:p>
          </table:table-cell>
          <table:table-cell office:value-type="float" office:value="750595319">
            <text:p>750595319</text:p>
          </table:table-cell>
          <table:table-cell/>
          <table:table-cell/>
          <table:table-cell office:value-type="float" office:value="19">
            <text:p>19</text:p>
          </table:table-cell>
          <table:table-cell office:value-type="float" office:value="453">
            <text:p>453</text:p>
          </table:table-cell>
        </table:table-row>
        <table:table-row>
          <table:table-cell office:value-type="float" office:value="8513782720">
            <text:p>8513782720</text:p>
          </table:table-cell>
          <table:table-cell office:value-type="string">
            <text:p>[🔦] Steal a Stranger Things<text:s/></text:p>
          </table:table-cell>
          <table:table-cell office:value-type="string">
            <text:p>Exle Studio</text:p>
          </table:table-cell>
          <table:table-cell office:value-type="float" office:value="136">
            <text:p>136</text:p>
          </table:table-cell>
          <table:table-cell office:value-type="float" office:value="2056">
            <text:p>2056</text:p>
          </table:table-cell>
          <table:table-cell office:value-type="float" office:value="6977914">
            <text:p>6977914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574830649">
            <text:p>8574830649</text:p>
          </table:table-cell>
          <table:table-cell office:value-type="string">
            <text:p>Noob Invaders</text:p>
          </table:table-cell>
          <table:table-cell office:value-type="string">
            <text:p>Devs Devs Devs</text:p>
          </table:table-cell>
          <table:table-cell office:value-type="float" office:value="130">
            <text:p>130</text:p>
          </table:table-cell>
          <table:table-cell office:value-type="float" office:value="2038">
            <text:p>2038</text:p>
          </table:table-cell>
          <table:table-cell office:value-type="float" office:value="21705197">
            <text:p>21705197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641602265">
            <text:p>8641602265</text:p>
          </table:table-cell>
          <table:table-cell office:value-type="string">
            <text:p>Drift 36</text:p>
          </table:table-cell>
          <table:table-cell office:value-type="string">
            <text:p>AutoBlox Games</text:p>
          </table:table-cell>
          <table:table-cell office:value-type="float" office:value="122">
            <text:p>122</text:p>
          </table:table-cell>
          <table:table-cell office:value-type="float" office:value="2034">
            <text:p>2034</text:p>
          </table:table-cell>
          <table:table-cell office:value-type="float" office:value="16291759">
            <text:p>16291759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</table:table-row>
        <table:table-row>
          <table:table-cell office:value-type="float" office:value="6011188518">
            <text:p>6011188518</text:p>
          </table:table-cell>
          <table:table-cell office:value-type="string">
            <text:p>❄️ Animatronic Nights [SPRING]</text:p>
          </table:table-cell>
          <table:table-cell office:value-type="string">
            <text:p>PlayBox!</text:p>
          </table:table-cell>
          <table:table-cell office:value-type="float" office:value="595">
            <text:p>595</text:p>
          </table:table-cell>
          <table:table-cell office:value-type="float" office:value="2032">
            <text:p>2032</text:p>
          </table:table-cell>
          <table:table-cell office:value-type="float" office:value="13243863">
            <text:p>13243863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772">
            <text:p>772</text:p>
          </table:table-cell>
        </table:table-row>
        <table:table-row>
          <table:table-cell office:value-type="float" office:value="2092410051">
            <text:p>2092410051</text:p>
          </table:table-cell>
          <table:table-cell office:value-type="string">
            <text:p>Retail Tycoon 2</text:p>
          </table:table-cell>
          <table:table-cell office:value-type="string">
            <text:p>Secondhand Studios</text:p>
          </table:table-cell>
          <table:table-cell office:value-type="float" office:value="1900">
            <text:p>1900</text:p>
          </table:table-cell>
          <table:table-cell office:value-type="float" office:value="2028">
            <text:p>2028</text:p>
          </table:table-cell>
          <table:table-cell office:value-type="float" office:value="313000115">
            <text:p>313000115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6466404775">
            <text:p>6466404775</text:p>
          </table:table-cell>
          <table:table-cell office:value-type="string">
            <text:p>[🐲] MOUNT RNG</text:p>
          </table:table-cell>
          <table:table-cell office:value-type="string">
            <text:p>TaleSun Studios</text:p>
          </table:table-cell>
          <table:table-cell office:value-type="float" office:value="498">
            <text:p>498</text:p>
          </table:table-cell>
          <table:table-cell office:value-type="float" office:value="2022">
            <text:p>2022</text:p>
          </table:table-cell>
          <table:table-cell office:value-type="float" office:value="42382575">
            <text:p>42382575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34">
            <text:p>234</text:p>
          </table:table-cell>
        </table:table-row>
        <table:table-row>
          <table:table-cell office:value-type="float" office:value="4983034985">
            <text:p>4983034985</text:p>
          </table:table-cell>
          <table:table-cell office:value-type="string">
            <text:p>Conquer The World [☢️ Nukes ] WW2</text:p>
          </table:table-cell>
          <table:table-cell office:value-type="string">
            <text:p>Marian_Dev</text:p>
          </table:table-cell>
          <table:table-cell office:value-type="float" office:value="876">
            <text:p>876</text:p>
          </table:table-cell>
          <table:table-cell office:value-type="float" office:value="2020">
            <text:p>2020</text:p>
          </table:table-cell>
          <table:table-cell office:value-type="float" office:value="122026884">
            <text:p>122026884</text:p>
          </table:table-cell>
          <table:table-cell/>
          <table:table-cell/>
          <table:table-cell office:value-type="float" office:value="25">
            <text:p>25</text:p>
          </table:table-cell>
          <table:table-cell office:value-type="float" office:value="463">
            <text:p>463</text:p>
          </table:table-cell>
        </table:table-row>
        <table:table-row>
          <table:table-cell office:value-type="float" office:value="6738135827">
            <text:p>6738135827</text:p>
          </table:table-cell>
          <table:table-cell office:value-type="string">
            <text:p>[50% SALE] Choose Your Power</text:p>
          </table:table-cell>
          <table:table-cell office:value-type="string">
            <text:p>Golden Ratio Games</text:p>
          </table:table-cell>
          <table:table-cell office:value-type="float" office:value="432">
            <text:p>432</text:p>
          </table:table-cell>
          <table:table-cell office:value-type="float" office:value="2002">
            <text:p>2002</text:p>
          </table:table-cell>
          <table:table-cell office:value-type="float" office:value="38401071">
            <text:p>38401071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7018980692">
            <text:p>7018980692</text:p>
          </table:table-cell>
          <table:table-cell office:value-type="string">
            <text:p>Heaven Line 🙏</text:p>
          </table:table-cell>
          <table:table-cell office:value-type="string">
            <text:p>PLEASE ALGORITHM</text:p>
          </table:table-cell>
          <table:table-cell office:value-type="float" office:value="369">
            <text:p>369</text:p>
          </table:table-cell>
          <table:table-cell office:value-type="float" office:value="1982">
            <text:p>1982</text:p>
          </table:table-cell>
          <table:table-cell office:value-type="float" office:value="15174571">
            <text:p>15174571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222">
            <text:p>222</text:p>
          </table:table-cell>
        </table:table-row>
        <table:table-row>
          <table:table-cell office:value-type="float" office:value="7884563721">
            <text:p>7884563721</text:p>
          </table:table-cell>
          <table:table-cell office:value-type="string">
            <text:p>[🔥 2X REP] Arcade Basketball 🏀<text:s/></text:p>
          </table:table-cell>
          <table:table-cell office:value-type="string">
            <text:p>Arcade Basketball</text:p>
          </table:table-cell>
          <table:table-cell office:value-type="float" office:value="209">
            <text:p>209</text:p>
          </table:table-cell>
          <table:table-cell office:value-type="float" office:value="1977">
            <text:p>1977</text:p>
          </table:table-cell>
          <table:table-cell office:value-type="float" office:value="57668134">
            <text:p>57668134</text:p>
          </table:table-cell>
          <table:table-cell/>
          <table:table-cell/>
          <table:table-cell office:value-type="float" office:value="25">
            <text:p>25</text:p>
          </table:table-cell>
          <table:table-cell office:value-type="float" office:value="812">
            <text:p>812</text:p>
          </table:table-cell>
        </table:table-row>
        <table:table-row>
          <table:table-cell office:value-type="float" office:value="7872343282">
            <text:p>7872343282</text:p>
          </table:table-cell>
          <table:table-cell office:value-type="string">
            <text:p>OVERKILL</text:p>
          </table:table-cell>
          <table:table-cell office:value-type="string">
            <text:p>Repotted</text:p>
          </table:table-cell>
          <table:table-cell office:value-type="float" office:value="211">
            <text:p>211</text:p>
          </table:table-cell>
          <table:table-cell office:value-type="float" office:value="1977">
            <text:p>1977</text:p>
          </table:table-cell>
          <table:table-cell office:value-type="float" office:value="3838377">
            <text:p>3838377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872170209">
            <text:p>7872170209</text:p>
          </table:table-cell>
          <table:table-cell office:value-type="string">
            <text:p>[❄️2.5❄️] Anime Celestial X</text:p>
          </table:table-cell>
          <table:table-cell office:value-type="string">
            <text:p>CS studios x</text:p>
          </table:table-cell>
          <table:table-cell office:value-type="float" office:value="211">
            <text:p>211</text:p>
          </table:table-cell>
          <table:table-cell office:value-type="float" office:value="1950">
            <text:p>1950</text:p>
          </table:table-cell>
          <table:table-cell office:value-type="float" office:value="7598793">
            <text:p>7598793</text:p>
          </table:table-cell>
          <table:table-cell/>
          <table:table-cell/>
          <table:table-cell office:value-type="float" office:value="19">
            <text:p>19</text:p>
          </table:table-cell>
          <table:table-cell office:value-type="float" office:value="664">
            <text:p>664</text:p>
          </table:table-cell>
        </table:table-row>
        <table:table-row>
          <table:table-cell office:value-type="float" office:value="9261918211">
            <text:p>9261918211</text:p>
          </table:table-cell>
          <table:table-cell office:value-type="string">
            <text:p>[⚡] Bird Game</text:p>
          </table:table-cell>
          <table:table-cell office:value-type="string">
            <text:p>Game Squared 2</text:p>
          </table:table-cell>
          <table:table-cell office:value-type="float" office:value="38">
            <text:p>38</text:p>
          </table:table-cell>
          <table:table-cell office:value-type="float" office:value="1941">
            <text:p>1941</text:p>
          </table:table-cell>
          <table:table-cell office:value-type="float" office:value="3914499">
            <text:p>3914499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407">
            <text:p>407</text:p>
          </table:table-cell>
        </table:table-row>
        <table:table-row>
          <table:table-cell office:value-type="float" office:value="3012965062">
            <text:p>3012965062</text:p>
          </table:table-cell>
          <table:table-cell office:value-type="string">
            <text:p>The Presentation Experience</text:p>
          </table:table-cell>
          <table:table-cell office:value-type="string">
            <text:p>Minimal Games</text:p>
          </table:table-cell>
          <table:table-cell office:value-type="float" office:value="1540">
            <text:p>1540</text:p>
          </table:table-cell>
          <table:table-cell office:value-type="float" office:value="1940">
            <text:p>1940</text:p>
          </table:table-cell>
          <table:table-cell office:value-type="float" office:value="584554944">
            <text:p>584554944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05">
            <text:p>305</text:p>
          </table:table-cell>
        </table:table-row>
        <table:table-row>
          <table:table-cell office:value-type="float" office:value="98929893">
            <text:p>98929893</text:p>
          </table:table-cell>
          <table:table-cell office:value-type="string">
            <text:p>NEW YEARS ⭐ | Dragon Ball Rage</text:p>
          </table:table-cell>
          <table:table-cell office:value-type="string">
            <text:p>Dragon Ball Rage Club</text:p>
          </table:table-cell>
          <table:table-cell office:value-type="float" office:value="5090">
            <text:p>5090</text:p>
          </table:table-cell>
          <table:table-cell office:value-type="float" office:value="1937">
            <text:p>1937</text:p>
          </table:table-cell>
          <table:table-cell office:value-type="float" office:value="946082649">
            <text:p>946082649</text:p>
          </table:table-cell>
          <table:table-cell/>
          <table:table-cell/>
          <table:table-cell office:value-type="float" office:value="26">
            <text:p>26</text:p>
          </table:table-cell>
          <table:table-cell office:value-type="float" office:value="398">
            <text:p>398</text:p>
          </table:table-cell>
        </table:table-row>
        <table:table-row>
          <table:table-cell office:value-type="float" office:value="4582358979">
            <text:p>4582358979</text:p>
          </table:table-cell>
          <table:table-cell office:value-type="string">
            <text:p>Arm Wrestle Simulator</text:p>
          </table:table-cell>
          <table:table-cell office:value-type="string">
            <text:p>Kubo Games</text:p>
          </table:table-cell>
          <table:table-cell office:value-type="float" office:value="997">
            <text:p>997</text:p>
          </table:table-cell>
          <table:table-cell office:value-type="float" office:value="1934">
            <text:p>1934</text:p>
          </table:table-cell>
          <table:table-cell office:value-type="float" office:value="1264935601">
            <text:p>1264935601</text:p>
          </table:table-cell>
          <table:table-cell/>
          <table:table-cell/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</table:table-row>
        <table:table-row>
          <table:table-cell office:value-type="float" office:value="3541611379">
            <text:p>3541611379</text:p>
          </table:table-cell>
          <table:table-cell office:value-type="string">
            <text:p>🎁XMAS25🎁 Tower Defense X: BETA</text:p>
          </table:table-cell>
          <table:table-cell office:value-type="string">
            <text:p>Tower Defense X</text:p>
          </table:table-cell>
          <table:table-cell office:value-type="float" office:value="1346">
            <text:p>1346</text:p>
          </table:table-cell>
          <table:table-cell office:value-type="float" office:value="1920">
            <text:p>1920</text:p>
          </table:table-cell>
          <table:table-cell office:value-type="float" office:value="359425414">
            <text:p>359425414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</table:table-row>
        <table:table-row>
          <table:table-cell office:value-type="float" office:value="279565647">
            <text:p>279565647</text:p>
          </table:table-cell>
          <table:table-cell office:value-type="string">
            <text:p>❓ LUCKY BLOCKS Battlegrounds</text:p>
          </table:table-cell>
          <table:table-cell office:value-type="string">
            <text:p>silky_dev</text:p>
          </table:table-cell>
          <table:table-cell office:value-type="float" office:value="3242">
            <text:p>3242</text:p>
          </table:table-cell>
          <table:table-cell office:value-type="float" office:value="1915">
            <text:p>1915</text:p>
          </table:table-cell>
          <table:table-cell office:value-type="float" office:value="1692751388">
            <text:p>1692751388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550">
            <text:p>550</text:p>
          </table:table-cell>
        </table:table-row>
        <table:table-row>
          <table:table-cell office:value-type="float" office:value="7658304545">
            <text:p>7658304545</text:p>
          </table:table-cell>
          <table:table-cell office:value-type="string">
            <text:p>Case Paradise</text:p>
          </table:table-cell>
          <table:table-cell office:value-type="string">
            <text:p>CRYSTAZE</text:p>
          </table:table-cell>
          <table:table-cell office:value-type="float" office:value="243">
            <text:p>243</text:p>
          </table:table-cell>
          <table:table-cell office:value-type="float" office:value="1905">
            <text:p>1905</text:p>
          </table:table-cell>
          <table:table-cell office:value-type="float" office:value="4740367">
            <text:p>4740367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62">
            <text:p>362</text:p>
          </table:table-cell>
        </table:table-row>
        <table:table-row>
          <table:table-cell office:value-type="float" office:value="8214054500">
            <text:p>8214054500</text:p>
          </table:table-cell>
          <table:table-cell office:value-type="string">
            <text:p>❄️ Build a Car</text:p>
          </table:table-cell>
          <table:table-cell office:value-type="string">
            <text:p>SUPER SUPER FAST</text:p>
          </table:table-cell>
          <table:table-cell office:value-type="float" office:value="169">
            <text:p>169</text:p>
          </table:table-cell>
          <table:table-cell office:value-type="float" office:value="1866">
            <text:p>1866</text:p>
          </table:table-cell>
          <table:table-cell office:value-type="float" office:value="98859823">
            <text:p>9885982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115797356">
            <text:p>115797356</text:p>
          </table:table-cell>
          <table:table-cell office:value-type="string">
            <text:p>[🎄] Counter Blox</text:p>
          </table:table-cell>
          <table:table-cell office:value-type="string">
            <text:p>Headwind</text:p>
          </table:table-cell>
          <table:table-cell office:value-type="float" office:value="3753">
            <text:p>3753</text:p>
          </table:table-cell>
          <table:table-cell office:value-type="float" office:value="1863">
            <text:p>1863</text:p>
          </table:table-cell>
          <table:table-cell office:value-type="float" office:value="1194278242">
            <text:p>1194278242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964844004">
            <text:p>8964844004</text:p>
          </table:table-cell>
          <table:table-cell office:value-type="string">
            <text:p>My Boba Stand</text:p>
          </table:table-cell>
          <table:table-cell office:value-type="string">
            <text:p>Habit Games!</text:p>
          </table:table-cell>
          <table:table-cell office:value-type="float" office:value="80">
            <text:p>80</text:p>
          </table:table-cell>
          <table:table-cell office:value-type="float" office:value="1858">
            <text:p>1858</text:p>
          </table:table-cell>
          <table:table-cell office:value-type="float" office:value="8557889">
            <text:p>8557889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8380716357">
            <text:p>8380716357</text:p>
          </table:table-cell>
          <table:table-cell office:value-type="string">
            <text:p>Seishun: School Life Roleplay</text:p>
          </table:table-cell>
          <table:table-cell office:value-type="string">
            <text:p>Bay Bridge</text:p>
          </table:table-cell>
          <table:table-cell office:value-type="float" office:value="150">
            <text:p>150</text:p>
          </table:table-cell>
          <table:table-cell office:value-type="float" office:value="1825">
            <text:p>1825</text:p>
          </table:table-cell>
          <table:table-cell office:value-type="float" office:value="4263015">
            <text:p>4263015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240">
            <text:p>1240</text:p>
          </table:table-cell>
        </table:table-row>
        <table:table-row>
          <table:table-cell office:value-type="float" office:value="371112664">
            <text:p>371112664</text:p>
          </table:table-cell>
          <table:table-cell office:value-type="string">
            <text:p>[🎄UPD] Faction Defense Tycoon [⚔️]</text:p>
          </table:table-cell>
          <table:table-cell office:value-type="string">
            <text:p>ZedCo</text:p>
          </table:table-cell>
          <table:table-cell office:value-type="float" office:value="3111">
            <text:p>3111</text:p>
          </table:table-cell>
          <table:table-cell office:value-type="float" office:value="1809">
            <text:p>1809</text:p>
          </table:table-cell>
          <table:table-cell office:value-type="float" office:value="72002921">
            <text:p>72002921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1084">
            <text:p>1084</text:p>
          </table:table-cell>
        </table:table-row>
        <table:table-row>
          <table:table-cell office:value-type="float" office:value="6935083490">
            <text:p>6935083490</text:p>
          </table:table-cell>
          <table:table-cell office:value-type="string">
            <text:p>Be Fish</text:p>
          </table:table-cell>
          <table:table-cell office:value-type="string">
            <text:p>Goofy Vegetables</text:p>
          </table:table-cell>
          <table:table-cell office:value-type="float" office:value="384">
            <text:p>384</text:p>
          </table:table-cell>
          <table:table-cell office:value-type="float" office:value="1776">
            <text:p>1776</text:p>
          </table:table-cell>
          <table:table-cell office:value-type="float" office:value="68401770">
            <text:p>68401770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7115773109">
            <text:p>7115773109</text:p>
          </table:table-cell>
          <table:table-cell office:value-type="string">
            <text:p>[UPDATE] Weird Gun Game<text:s/></text:p>
          </table:table-cell>
          <table:table-cell office:value-type="string">
            <text:p>Redscape Interactive Projects</text:p>
          </table:table-cell>
          <table:table-cell office:value-type="float" office:value="350">
            <text:p>350</text:p>
          </table:table-cell>
          <table:table-cell office:value-type="float" office:value="1774">
            <text:p>1774</text:p>
          </table:table-cell>
          <table:table-cell office:value-type="float" office:value="184260168">
            <text:p>184260168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1374118848">
            <text:p>1374118848</text:p>
          </table:table-cell>
          <table:table-cell office:value-type="string">
            <text:p>[INSTANT TRANSMISSION] Dragon Generations</text:p>
          </table:table-cell>
          <table:table-cell office:value-type="string">
            <text:p>Asunder Studios</text:p>
          </table:table-cell>
          <table:table-cell office:value-type="float" office:value="2266">
            <text:p>2266</text:p>
          </table:table-cell>
          <table:table-cell office:value-type="float" office:value="1765">
            <text:p>1765</text:p>
          </table:table-cell>
          <table:table-cell office:value-type="float" office:value="63000847">
            <text:p>63000847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400">
            <text:p>400</text:p>
          </table:table-cell>
        </table:table-row>
        <table:table-row>
          <table:table-cell office:value-type="float" office:value="7486728492">
            <text:p>7486728492</text:p>
          </table:table-cell>
          <table:table-cell office:value-type="string">
            <text:p>Japanese Supermarket Simulator</text:p>
          </table:table-cell>
          <table:table-cell office:value-type="string">
            <text:p>Japanese Supermarket Simulator</text:p>
          </table:table-cell>
          <table:table-cell office:value-type="float" office:value="276">
            <text:p>276</text:p>
          </table:table-cell>
          <table:table-cell office:value-type="float" office:value="1747">
            <text:p>1747</text:p>
          </table:table-cell>
          <table:table-cell office:value-type="float" office:value="11853471">
            <text:p>11853471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37">
            <text:p>237</text:p>
          </table:table-cell>
        </table:table-row>
        <table:table-row>
          <table:table-cell office:value-type="float" office:value="9345726704">
            <text:p>9345726704</text:p>
          </table:table-cell>
          <table:table-cell office:value-type="string">
            <text:p>[UPD 2] Subaru Stairs Experience</text:p>
          </table:table-cell>
          <table:table-cell office:value-type="string">
            <text:p>megmi game 2025</text:p>
          </table:table-cell>
          <table:table-cell office:value-type="float" office:value="24">
            <text:p>24</text:p>
          </table:table-cell>
          <table:table-cell office:value-type="float" office:value="1738">
            <text:p>1738</text:p>
          </table:table-cell>
          <table:table-cell office:value-type="float" office:value="1105589">
            <text:p>1105589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80">
            <text:p>80</text:p>
          </table:table-cell>
        </table:table-row>
        <table:table-row>
          <table:table-cell office:value-type="float" office:value="4491246195">
            <text:p>4491246195</text:p>
          </table:table-cell>
          <table:table-cell office:value-type="string">
            <text:p>[🎄] War Machines</text:p>
          </table:table-cell>
          <table:table-cell office:value-type="string">
            <text:p>REDD's Wastelands</text:p>
          </table:table-cell>
          <table:table-cell office:value-type="float" office:value="1024">
            <text:p>1024</text:p>
          </table:table-cell>
          <table:table-cell office:value-type="float" office:value="1726">
            <text:p>1726</text:p>
          </table:table-cell>
          <table:table-cell office:value-type="float" office:value="377434701">
            <text:p>377434701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767">
            <text:p>767</text:p>
          </table:table-cell>
        </table:table-row>
        <table:table-row>
          <table:table-cell office:value-type="float" office:value="9238186753">
            <text:p>9238186753</text:p>
          </table:table-cell>
          <table:table-cell office:value-type="string">
            <text:p>Trust or Trick 💰😈</text:p>
          </table:table-cell>
          <table:table-cell office:value-type="string">
            <text:p>0 CCU PLEASE</text:p>
          </table:table-cell>
          <table:table-cell office:value-type="float" office:value="42">
            <text:p>42</text:p>
          </table:table-cell>
          <table:table-cell office:value-type="float" office:value="1716">
            <text:p>1716</text:p>
          </table:table-cell>
          <table:table-cell office:value-type="float" office:value="4666474">
            <text:p>4666474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88">
            <text:p>88</text:p>
          </table:table-cell>
        </table:table-row>
        <table:table-row>
          <table:table-cell office:value-type="float" office:value="985731078">
            <text:p>985731078</text:p>
          </table:table-cell>
          <table:table-cell office:value-type="string">
            <text:p>World // Zero ⚔️ Anime RPG</text:p>
          </table:table-cell>
          <table:table-cell office:value-type="string">
            <text:p>World // Zero</text:p>
          </table:table-cell>
          <table:table-cell office:value-type="float" office:value="2555">
            <text:p>2555</text:p>
          </table:table-cell>
          <table:table-cell office:value-type="float" office:value="1711">
            <text:p>1711</text:p>
          </table:table-cell>
          <table:table-cell office:value-type="float" office:value="416584971">
            <text:p>416584971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649">
            <text:p>649</text:p>
          </table:table-cell>
        </table:table-row>
        <table:table-row>
          <table:table-cell office:value-type="float" office:value="7738524573">
            <text:p>7738524573</text:p>
          </table:table-cell>
          <table:table-cell office:value-type="string">
            <text:p>[C00LKID + 1X1] Retro Tower Defense</text:p>
          </table:table-cell>
          <table:table-cell office:value-type="string">
            <text:p>Plaything Games</text:p>
          </table:table-cell>
          <table:table-cell office:value-type="float" office:value="230">
            <text:p>230</text:p>
          </table:table-cell>
          <table:table-cell office:value-type="float" office:value="1685">
            <text:p>1685</text:p>
          </table:table-cell>
          <table:table-cell office:value-type="float" office:value="37916275">
            <text:p>37916275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62">
            <text:p>562</text:p>
          </table:table-cell>
        </table:table-row>
        <table:table-row>
          <table:table-cell office:value-type="float" office:value="7738860417">
            <text:p>7738860417</text:p>
          </table:table-cell>
          <table:table-cell office:value-type="string">
            <text:p>Road-Side Sushi [HORROR]</text:p>
          </table:table-cell>
          <table:table-cell office:value-type="string">
            <text:p>Gundami</text:p>
          </table:table-cell>
          <table:table-cell office:value-type="float" office:value="230">
            <text:p>230</text:p>
          </table:table-cell>
          <table:table-cell office:value-type="float" office:value="1671">
            <text:p>1671</text:p>
          </table:table-cell>
          <table:table-cell office:value-type="float" office:value="8212205">
            <text:p>8212205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196">
            <text:p>196</text:p>
          </table:table-cell>
        </table:table-row>
        <table:table-row>
          <table:table-cell office:value-type="float" office:value="7703544118">
            <text:p>7703544118</text:p>
          </table:table-cell>
          <table:table-cell office:value-type="string">
            <text:p>[❄️] Container RNG 📦</text:p>
          </table:table-cell>
          <table:table-cell office:value-type="string">
            <text:p>Exply Studios</text:p>
          </table:table-cell>
          <table:table-cell office:value-type="float" office:value="236">
            <text:p>236</text:p>
          </table:table-cell>
          <table:table-cell office:value-type="float" office:value="1666">
            <text:p>1666</text:p>
          </table:table-cell>
          <table:table-cell office:value-type="float" office:value="57764501">
            <text:p>57764501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6736482454">
            <text:p>6736482454</text:p>
          </table:table-cell>
          <table:table-cell office:value-type="string">
            <text:p>[❄️] DUEL Warriors</text:p>
          </table:table-cell>
          <table:table-cell office:value-type="string">
            <text:p>EOM STUDIO</text:p>
          </table:table-cell>
          <table:table-cell office:value-type="float" office:value="433">
            <text:p>433</text:p>
          </table:table-cell>
          <table:table-cell office:value-type="float" office:value="1650">
            <text:p>1650</text:p>
          </table:table-cell>
          <table:table-cell office:value-type="float" office:value="144078204">
            <text:p>144078204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388">
            <text:p>388</text:p>
          </table:table-cell>
        </table:table-row>
        <table:table-row>
          <table:table-cell office:value-type="float" office:value="4069560710">
            <text:p>4069560710</text:p>
          </table:table-cell>
          <table:table-cell office:value-type="string">
            <text:p>[🐉DB + 🏷️ SALE + 📈2X] ONE FRUIT</text:p>
          </table:table-cell>
          <table:table-cell office:value-type="string">
            <text:p>[B:S] One Fruit Team</text:p>
          </table:table-cell>
          <table:table-cell office:value-type="float" office:value="1161">
            <text:p>1161</text:p>
          </table:table-cell>
          <table:table-cell office:value-type="float" office:value="1638">
            <text:p>1638</text:p>
          </table:table-cell>
          <table:table-cell office:value-type="float" office:value="279171013">
            <text:p>279171013</text:p>
          </table:table-cell>
          <table:table-cell/>
          <table:table-cell/>
          <table:table-cell office:value-type="float" office:value="21">
            <text:p>21</text:p>
          </table:table-cell>
          <table:table-cell office:value-type="float" office:value="444">
            <text:p>444</text:p>
          </table:table-cell>
        </table:table-row>
        <table:table-row>
          <table:table-cell office:value-type="float" office:value="7633926880">
            <text:p>7633926880</text:p>
          </table:table-cell>
          <table:table-cell office:value-type="string">
            <text:p>[❄️] BloxStrike</text:p>
          </table:table-cell>
          <table:table-cell office:value-type="string">
            <text:p>BloxStrike</text:p>
          </table:table-cell>
          <table:table-cell office:value-type="float" office:value="248">
            <text:p>248</text:p>
          </table:table-cell>
          <table:table-cell office:value-type="float" office:value="1625">
            <text:p>1625</text:p>
          </table:table-cell>
          <table:table-cell office:value-type="float" office:value="10400750">
            <text:p>10400750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6570785859">
            <text:p>6570785859</text:p>
          </table:table-cell>
          <table:table-cell office:value-type="string">
            <text:p>Border Line 💀</text:p>
          </table:table-cell>
          <table:table-cell office:value-type="string">
            <text:p>yellow basketball</text:p>
          </table:table-cell>
          <table:table-cell office:value-type="float" office:value="474">
            <text:p>474</text:p>
          </table:table-cell>
          <table:table-cell office:value-type="float" office:value="1600">
            <text:p>1600</text:p>
          </table:table-cell>
          <table:table-cell office:value-type="float" office:value="8965836">
            <text:p>8965836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222">
            <text:p>222</text:p>
          </table:table-cell>
        </table:table-row>
        <table:table-row>
          <table:table-cell office:value-type="float" office:value="6751447237">
            <text:p>6751447237</text:p>
          </table:table-cell>
          <table:table-cell office:value-type="string">
            <text:p>[❄️EVENT❄️]Car Zone 🏎️ Racing &amp; Drifting</text:p>
          </table:table-cell>
          <table:table-cell office:value-type="string">
            <text:p>CODIV Studio</text:p>
          </table:table-cell>
          <table:table-cell office:value-type="float" office:value="429">
            <text:p>429</text:p>
          </table:table-cell>
          <table:table-cell office:value-type="float" office:value="1591">
            <text:p>1591</text:p>
          </table:table-cell>
          <table:table-cell office:value-type="float" office:value="58820668">
            <text:p>58820668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559">
            <text:p>559</text:p>
          </table:table-cell>
        </table:table-row>
        <table:table-row>
          <table:table-cell office:value-type="float" office:value="6069634717">
            <text:p>6069634717</text:p>
          </table:table-cell>
          <table:table-cell office:value-type="string">
            <text:p>[CHRISTMAS] Sorcerer Tower Defense<text:s/></text:p>
          </table:table-cell>
          <table:table-cell office:value-type="string">
            <text:p>Peanut Butter Entertainment</text:p>
          </table:table-cell>
          <table:table-cell office:value-type="float" office:value="581">
            <text:p>581</text:p>
          </table:table-cell>
          <table:table-cell office:value-type="float" office:value="1574">
            <text:p>1574</text:p>
          </table:table-cell>
          <table:table-cell office:value-type="float" office:value="90855489">
            <text:p>90855489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8104504677">
            <text:p>8104504677</text:p>
          </table:table-cell>
          <table:table-cell office:value-type="string">
            <text:p>[👮] Dispatch: Police Simulator</text:p>
          </table:table-cell>
          <table:table-cell office:value-type="string">
            <text:p>Always Ascending</text:p>
          </table:table-cell>
          <table:table-cell office:value-type="float" office:value="181">
            <text:p>181</text:p>
          </table:table-cell>
          <table:table-cell office:value-type="float" office:value="1572">
            <text:p>1572</text:p>
          </table:table-cell>
          <table:table-cell office:value-type="float" office:value="23012207">
            <text:p>23012207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153">
            <text:p>153</text:p>
          </table:table-cell>
        </table:table-row>
        <table:table-row>
          <table:table-cell office:value-type="float" office:value="4147392742">
            <text:p>4147392742</text:p>
          </table:table-cell>
          <table:table-cell office:value-type="string">
            <text:p>🥳 Yeet A Friend!<text:s/></text:p>
          </table:table-cell>
          <table:table-cell office:value-type="string">
            <text:p>Low Effort Studios.</text:p>
          </table:table-cell>
          <table:table-cell office:value-type="float" office:value="1132">
            <text:p>1132</text:p>
          </table:table-cell>
          <table:table-cell office:value-type="float" office:value="1565">
            <text:p>1565</text:p>
          </table:table-cell>
          <table:table-cell office:value-type="float" office:value="487013371">
            <text:p>487013371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327">
            <text:p>327</text:p>
          </table:table-cell>
        </table:table-row>
        <table:table-row>
          <table:table-cell office:value-type="float" office:value="9141263942">
            <text:p>9141263942</text:p>
          </table:table-cell>
          <table:table-cell office:value-type="string">
            <text:p>[NEW 🥚] My Anime Egg Farm</text:p>
          </table:table-cell>
          <table:table-cell office:value-type="string">
            <text:p>Yet More Games</text:p>
          </table:table-cell>
          <table:table-cell office:value-type="float" office:value="56">
            <text:p>56</text:p>
          </table:table-cell>
          <table:table-cell office:value-type="float" office:value="1558">
            <text:p>1558</text:p>
          </table:table-cell>
          <table:table-cell office:value-type="float" office:value="7269742">
            <text:p>7269742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183">
            <text:p>183</text:p>
          </table:table-cell>
        </table:table-row>
        <table:table-row>
          <table:table-cell office:value-type="float" office:value="3989768869">
            <text:p>3989768869</text:p>
          </table:table-cell>
          <table:table-cell office:value-type="string">
            <text:p>The Survival Game</text:p>
          </table:table-cell>
          <table:table-cell office:value-type="string">
            <text:p>Simple Games Incorporated</text:p>
          </table:table-cell>
          <table:table-cell office:value-type="float" office:value="1190">
            <text:p>1190</text:p>
          </table:table-cell>
          <table:table-cell office:value-type="float" office:value="1544">
            <text:p>1544</text:p>
          </table:table-cell>
          <table:table-cell office:value-type="float" office:value="309467726">
            <text:p>309467726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762">
            <text:p>762</text:p>
          </table:table-cell>
        </table:table-row>
        <table:table-row>
          <table:table-cell office:value-type="float" office:value="8313824597">
            <text:p>8313824597</text:p>
          </table:table-cell>
          <table:table-cell office:value-type="string">
            <text:p>[🔥UPDATE 5❄️] 🎲 Emote RNG</text:p>
          </table:table-cell>
          <table:table-cell office:value-type="string">
            <text:p>Emote Clan</text:p>
          </table:table-cell>
          <table:table-cell office:value-type="float" office:value="157">
            <text:p>157</text:p>
          </table:table-cell>
          <table:table-cell office:value-type="float" office:value="1536">
            <text:p>1536</text:p>
          </table:table-cell>
          <table:table-cell office:value-type="float" office:value="6408080">
            <text:p>6408080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</table:table-row>
        <table:table-row>
          <table:table-cell office:value-type="float" office:value="1335695570">
            <text:p>1335695570</text:p>
          </table:table-cell>
          <table:table-cell office:value-type="string">
            <text:p>⚡Ninja Legends</text:p>
          </table:table-cell>
          <table:table-cell office:value-type="string">
            <text:p>Scriptbloxian Studios</text:p>
          </table:table-cell>
          <table:table-cell office:value-type="float" office:value="2297">
            <text:p>2297</text:p>
          </table:table-cell>
          <table:table-cell office:value-type="float" office:value="1524">
            <text:p>1524</text:p>
          </table:table-cell>
          <table:table-cell office:value-type="float" office:value="2128631155">
            <text:p>2128631155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692">
            <text:p>692</text:p>
          </table:table-cell>
        </table:table-row>
        <table:table-row>
          <table:table-cell office:value-type="float" office:value="8593559630">
            <text:p>8593559630</text:p>
          </table:table-cell>
          <table:table-cell office:value-type="string">
            <text:p>[🥶] My Pooping Pigeons!</text:p>
          </table:table-cell>
          <table:table-cell office:value-type="string">
            <text:p>Pigeon Bird Studios</text:p>
          </table:table-cell>
          <table:table-cell office:value-type="float" office:value="128">
            <text:p>128</text:p>
          </table:table-cell>
          <table:table-cell office:value-type="float" office:value="1515">
            <text:p>1515</text:p>
          </table:table-cell>
          <table:table-cell office:value-type="float" office:value="3488866">
            <text:p>3488866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5682590751">
            <text:p>5682590751</text:p>
          </table:table-cell>
          <table:table-cell office:value-type="string">
            <text:p>Lootify🎄</text:p>
          </table:table-cell>
          <table:table-cell office:value-type="string">
            <text:p>Yes Madam</text:p>
          </table:table-cell>
          <table:table-cell office:value-type="float" office:value="681">
            <text:p>681</text:p>
          </table:table-cell>
          <table:table-cell office:value-type="float" office:value="1510">
            <text:p>1510</text:p>
          </table:table-cell>
          <table:table-cell office:value-type="float" office:value="151500378">
            <text:p>151500378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286">
            <text:p>286</text:p>
          </table:table-cell>
        </table:table-row>
        <table:table-row>
          <table:table-cell office:value-type="float" office:value="7274244096">
            <text:p>7274244096</text:p>
          </table:table-cell>
          <table:table-cell office:value-type="string">
            <text:p>[UTLCM!] Toilet World Roleplay 2<text:s/></text:p>
          </table:table-cell>
          <table:table-cell office:value-type="string">
            <text:p>Toilet World Roleplay Community</text:p>
          </table:table-cell>
          <table:table-cell office:value-type="float" office:value="318">
            <text:p>318</text:p>
          </table:table-cell>
          <table:table-cell office:value-type="float" office:value="1510">
            <text:p>1510</text:p>
          </table:table-cell>
          <table:table-cell office:value-type="float" office:value="73506711">
            <text:p>73506711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244">
            <text:p>244</text:p>
          </table:table-cell>
        </table:table-row>
        <table:table-row>
          <table:table-cell office:value-type="float" office:value="8475779172">
            <text:p>8475779172</text:p>
          </table:table-cell>
          <table:table-cell office:value-type="string">
            <text:p>⛏️ Dig Out Of Jail [XMAS]</text:p>
          </table:table-cell>
          <table:table-cell office:value-type="string">
            <text:p>Shayo Games</text:p>
          </table:table-cell>
          <table:table-cell office:value-type="float" office:value="140">
            <text:p>140</text:p>
          </table:table-cell>
          <table:table-cell office:value-type="float" office:value="1494">
            <text:p>1494</text:p>
          </table:table-cell>
          <table:table-cell office:value-type="float" office:value="15106130">
            <text:p>15106130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572">
            <text:p>572</text:p>
          </table:table-cell>
        </table:table-row>
        <table:table-row>
          <table:table-cell office:value-type="float" office:value="9191100702">
            <text:p>9191100702</text:p>
          </table:table-cell>
          <table:table-cell office:value-type="string">
            <text:p>Fireball Training🔥</text:p>
          </table:table-cell>
          <table:table-cell office:value-type="string">
            <text:p>Back Off Games</text:p>
          </table:table-cell>
          <table:table-cell office:value-type="float" office:value="49">
            <text:p>49</text:p>
          </table:table-cell>
          <table:table-cell office:value-type="float" office:value="1494">
            <text:p>1494</text:p>
          </table:table-cell>
          <table:table-cell office:value-type="float" office:value="7933970">
            <text:p>7933970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6216468795">
            <text:p>6216468795</text:p>
          </table:table-cell>
          <table:table-cell office:value-type="string">
            <text:p>[🎆] Weak Legacy 2</text:p>
          </table:table-cell>
          <table:table-cell office:value-type="string">
            <text:p>Weak Games Corp.</text:p>
          </table:table-cell>
          <table:table-cell office:value-type="float" office:value="550">
            <text:p>550</text:p>
          </table:table-cell>
          <table:table-cell office:value-type="float" office:value="1478">
            <text:p>1478</text:p>
          </table:table-cell>
          <table:table-cell office:value-type="float" office:value="142588423">
            <text:p>142588423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516">
            <text:p>516</text:p>
          </table:table-cell>
        </table:table-row>
        <table:table-row>
          <table:table-cell office:value-type="float" office:value="2073329983">
            <text:p>2073329983</text:p>
          </table:table-cell>
          <table:table-cell office:value-type="string">
            <text:p>🎆2026 | Realistic Car Driving™</text:p>
          </table:table-cell>
          <table:table-cell office:value-type="string">
            <text:p>Ferdi26</text:p>
          </table:table-cell>
          <table:table-cell office:value-type="float" office:value="1909">
            <text:p>1909</text:p>
          </table:table-cell>
          <table:table-cell office:value-type="float" office:value="1469">
            <text:p>1469</text:p>
          </table:table-cell>
          <table:table-cell office:value-type="float" office:value="178376960">
            <text:p>178376960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86">
            <text:p>386</text:p>
          </table:table-cell>
        </table:table-row>
        <table:table-row>
          <table:table-cell office:value-type="float" office:value="8564089725">
            <text:p>8564089725</text:p>
          </table:table-cell>
          <table:table-cell office:value-type="string">
            <text:p>[UPD] Slap Duels! 💥</text:p>
          </table:table-cell>
          <table:table-cell office:value-type="string">
            <text:p>Real Dummies Incorporated</text:p>
          </table:table-cell>
          <table:table-cell office:value-type="float" office:value="131">
            <text:p>131</text:p>
          </table:table-cell>
          <table:table-cell office:value-type="float" office:value="1443">
            <text:p>1443</text:p>
          </table:table-cell>
          <table:table-cell office:value-type="float" office:value="7484230">
            <text:p>7484230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62">
            <text:p>162</text:p>
          </table:table-cell>
        </table:table-row>
        <table:table-row>
          <table:table-cell office:value-type="float" office:value="9168386959">
            <text:p>9168386959</text:p>
          </table:table-cell>
          <table:table-cell office:value-type="string">
            <text:p>Zombie RNG 🎲</text:p>
          </table:table-cell>
          <table:table-cell office:value-type="string">
            <text:p>banjo boiler room</text:p>
          </table:table-cell>
          <table:table-cell office:value-type="float" office:value="52">
            <text:p>52</text:p>
          </table:table-cell>
          <table:table-cell office:value-type="float" office:value="1430">
            <text:p>1430</text:p>
          </table:table-cell>
          <table:table-cell office:value-type="float" office:value="19643993">
            <text:p>1964399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909575988">
            <text:p>8909575988</text:p>
          </table:table-cell>
          <table:table-cell office:value-type="string">
            <text:p>[👶] Grow a BRAINROT!</text:p>
          </table:table-cell>
          <table:table-cell office:value-type="string">
            <text:p>Mightystudios and Waredev</text:p>
          </table:table-cell>
          <table:table-cell office:value-type="float" office:value="88">
            <text:p>88</text:p>
          </table:table-cell>
          <table:table-cell office:value-type="float" office:value="1409">
            <text:p>1409</text:p>
          </table:table-cell>
          <table:table-cell office:value-type="float" office:value="48380397">
            <text:p>48380397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4938220315">
            <text:p>4938220315</text:p>
          </table:table-cell>
          <table:table-cell office:value-type="string">
            <text:p>[CHRISTMAS + UPD 4] Skibi Defense</text:p>
          </table:table-cell>
          <table:table-cell office:value-type="string">
            <text:p>Archkos Studios</text:p>
          </table:table-cell>
          <table:table-cell office:value-type="float" office:value="888">
            <text:p>888</text:p>
          </table:table-cell>
          <table:table-cell office:value-type="float" office:value="1408">
            <text:p>1408</text:p>
          </table:table-cell>
          <table:table-cell office:value-type="float" office:value="371724064">
            <text:p>371724064</text:p>
          </table:table-cell>
          <table:table-cell/>
          <table:table-cell/>
          <table:table-cell office:value-type="float" office:value="22">
            <text:p>22</text:p>
          </table:table-cell>
          <table:table-cell office:value-type="float" office:value="1144">
            <text:p>1144</text:p>
          </table:table-cell>
        </table:table-row>
        <table:table-row>
          <table:table-cell office:value-type="float" office:value="6336741296">
            <text:p>6336741296</text:p>
          </table:table-cell>
          <table:table-cell office:value-type="string">
            <text:p>[EVENT🎁] Flight World ✈️</text:p>
          </table:table-cell>
          <table:table-cell office:value-type="string">
            <text:p>Limitless Flight</text:p>
          </table:table-cell>
          <table:table-cell office:value-type="float" office:value="526">
            <text:p>526</text:p>
          </table:table-cell>
          <table:table-cell office:value-type="float" office:value="1402">
            <text:p>1402</text:p>
          </table:table-cell>
          <table:table-cell office:value-type="float" office:value="26896707">
            <text:p>26896707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94">
            <text:p>394</text:p>
          </table:table-cell>
        </table:table-row>
        <table:table-row>
          <table:table-cell office:value-type="float" office:value="8269273068">
            <text:p>8269273068</text:p>
          </table:table-cell>
          <table:table-cell office:value-type="string">
            <text:p>[UPD 1.1] Uma Racing</text:p>
          </table:table-cell>
          <table:table-cell office:value-type="string">
            <text:p>uma racing Community</text:p>
          </table:table-cell>
          <table:table-cell office:value-type="float" office:value="162">
            <text:p>162</text:p>
          </table:table-cell>
          <table:table-cell office:value-type="float" office:value="1391">
            <text:p>1391</text:p>
          </table:table-cell>
          <table:table-cell office:value-type="float" office:value="22989984">
            <text:p>22989984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</table:table-row>
        <table:table-row>
          <table:table-cell office:value-type="float" office:value="9281147003">
            <text:p>9281147003</text:p>
          </table:table-cell>
          <table:table-cell office:value-type="string">
            <text:p>Be Santa</text:p>
          </table:table-cell>
          <table:table-cell office:value-type="string">
            <text:p>silky_dev</text:p>
          </table:table-cell>
          <table:table-cell office:value-type="float" office:value="35">
            <text:p>35</text:p>
          </table:table-cell>
          <table:table-cell office:value-type="float" office:value="1385">
            <text:p>1385</text:p>
          </table:table-cell>
          <table:table-cell office:value-type="float" office:value="19136449">
            <text:p>19136449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2820580801">
            <text:p>2820580801</text:p>
          </table:table-cell>
          <table:table-cell office:value-type="string">
            <text:p>🎉 Ohio.</text:p>
          </table:table-cell>
          <table:table-cell office:value-type="string">
            <text:p>DevvGames</text:p>
          </table:table-cell>
          <table:table-cell office:value-type="float" office:value="1608">
            <text:p>1608</text:p>
          </table:table-cell>
          <table:table-cell office:value-type="float" office:value="1384">
            <text:p>1384</text:p>
          </table:table-cell>
          <table:table-cell office:value-type="float" office:value="295282215">
            <text:p>295282215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375">
            <text:p>375</text:p>
          </table:table-cell>
        </table:table-row>
        <table:table-row>
          <table:table-cell office:value-type="float" office:value="7546582051">
            <text:p>7546582051</text:p>
          </table:table-cell>
          <table:table-cell office:value-type="string">
            <text:p>[2X❄️] Dungeon Heroes ⚔️</text:p>
          </table:table-cell>
          <table:table-cell office:value-type="string">
            <text:p>Dungeon Heroes | Twin Atlas</text:p>
          </table:table-cell>
          <table:table-cell office:value-type="float" office:value="265">
            <text:p>265</text:p>
          </table:table-cell>
          <table:table-cell office:value-type="float" office:value="1364">
            <text:p>1364</text:p>
          </table:table-cell>
          <table:table-cell office:value-type="float" office:value="189072427">
            <text:p>189072427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749">
            <text:p>749</text:p>
          </table:table-cell>
        </table:table-row>
        <table:table-row>
          <table:table-cell office:value-type="float" office:value="323675642">
            <text:p>323675642</text:p>
          </table:table-cell>
          <table:table-cell office:value-type="string">
            <text:p>[COLLAB] Flood Escape 2 🌊</text:p>
          </table:table-cell>
          <table:table-cell office:value-type="string">
            <text:p>Crazyblox Games</text:p>
          </table:table-cell>
          <table:table-cell office:value-type="float" office:value="3189">
            <text:p>3189</text:p>
          </table:table-cell>
          <table:table-cell office:value-type="float" office:value="1329">
            <text:p>1329</text:p>
          </table:table-cell>
          <table:table-cell office:value-type="float" office:value="573527863">
            <text:p>573527863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583">
            <text:p>583</text:p>
          </table:table-cell>
        </table:table-row>
        <table:table-row>
          <table:table-cell office:value-type="float" office:value="8191429227">
            <text:p>8191429227</text:p>
          </table:table-cell>
          <table:table-cell office:value-type="string">
            <text:p>Cut Trees</text:p>
          </table:table-cell>
          <table:table-cell office:value-type="string">
            <text:p>BEEP GAMES</text:p>
          </table:table-cell>
          <table:table-cell office:value-type="float" office:value="171">
            <text:p>171</text:p>
          </table:table-cell>
          <table:table-cell office:value-type="float" office:value="1328">
            <text:p>1328</text:p>
          </table:table-cell>
          <table:table-cell office:value-type="float" office:value="68634332">
            <text:p>68634332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47">
            <text:p>147</text:p>
          </table:table-cell>
        </table:table-row>
        <table:table-row>
          <table:table-cell office:value-type="float" office:value="4987856151">
            <text:p>4987856151</text:p>
          </table:table-cell>
          <table:table-cell office:value-type="string">
            <text:p>🎄Wanted</text:p>
          </table:table-cell>
          <table:table-cell office:value-type="string">
            <text:p>DevvGames</text:p>
          </table:table-cell>
          <table:table-cell office:value-type="float" office:value="875">
            <text:p>875</text:p>
          </table:table-cell>
          <table:table-cell office:value-type="float" office:value="1322">
            <text:p>1322</text:p>
          </table:table-cell>
          <table:table-cell office:value-type="float" office:value="10031946">
            <text:p>10031946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225616258">
            <text:p>8225616258</text:p>
          </table:table-cell>
          <table:table-cell office:value-type="string">
            <text:p>[UPD 4 🎄] My Frog Pond! 🐸</text:p>
          </table:table-cell>
          <table:table-cell office:value-type="string">
            <text:p>Catqube</text:p>
          </table:table-cell>
          <table:table-cell office:value-type="float" office:value="167">
            <text:p>167</text:p>
          </table:table-cell>
          <table:table-cell office:value-type="float" office:value="1314">
            <text:p>1314</text:p>
          </table:table-cell>
          <table:table-cell office:value-type="float" office:value="5394871">
            <text:p>5394871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970620890">
            <text:p>8970620890</text:p>
          </table:table-cell>
          <table:table-cell office:value-type="string">
            <text:p>🥖 Fight in a Supermarket!</text:p>
          </table:table-cell>
          <table:table-cell office:value-type="string">
            <text:p>Big Baguette</text:p>
          </table:table-cell>
          <table:table-cell office:value-type="float" office:value="79">
            <text:p>79</text:p>
          </table:table-cell>
          <table:table-cell office:value-type="float" office:value="1312">
            <text:p>1312</text:p>
          </table:table-cell>
          <table:table-cell office:value-type="float" office:value="12380101">
            <text:p>12380101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416">
            <text:p>416</text:p>
          </table:table-cell>
        </table:table-row>
        <table:table-row>
          <table:table-cell office:value-type="float" office:value="8014099969">
            <text:p>8014099969</text:p>
          </table:table-cell>
          <table:table-cell office:value-type="string">
            <text:p>[🎄] Protect The House From Monsters</text:p>
          </table:table-cell>
          <table:table-cell office:value-type="string">
            <text:p>Mango Jungle</text:p>
          </table:table-cell>
          <table:table-cell office:value-type="float" office:value="192">
            <text:p>192</text:p>
          </table:table-cell>
          <table:table-cell office:value-type="float" office:value="1307">
            <text:p>1307</text:p>
          </table:table-cell>
          <table:table-cell office:value-type="float" office:value="92388425">
            <text:p>92388425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</table:table-row>
        <table:table-row>
          <table:table-cell office:value-type="float" office:value="5237019718">
            <text:p>5237019718</text:p>
          </table:table-cell>
          <table:table-cell office:value-type="string">
            <text:p>[Roaring Knight] Impact Arena</text:p>
          </table:table-cell>
          <table:table-cell office:value-type="string">
            <text:p>Dissentent Studios</text:p>
          </table:table-cell>
          <table:table-cell office:value-type="float" office:value="800">
            <text:p>800</text:p>
          </table:table-cell>
          <table:table-cell office:value-type="float" office:value="1274">
            <text:p>1274</text:p>
          </table:table-cell>
          <table:table-cell office:value-type="float" office:value="1470184">
            <text:p>1470184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450">
            <text:p>450</text:p>
          </table:table-cell>
        </table:table-row>
        <table:table-row>
          <table:table-cell office:value-type="float" office:value="3864279452">
            <text:p>3864279452</text:p>
          </table:table-cell>
          <table:table-cell office:value-type="string">
            <text:p>cart ride around nothing</text:p>
          </table:table-cell>
          <table:table-cell office:value-type="string">
            <text:p>OneSkyVed</text:p>
          </table:table-cell>
          <table:table-cell office:value-type="float" office:value="1234">
            <text:p>1234</text:p>
          </table:table-cell>
          <table:table-cell office:value-type="float" office:value="1269">
            <text:p>1269</text:p>
          </table:table-cell>
          <table:table-cell office:value-type="float" office:value="481811800">
            <text:p>481811800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191">
            <text:p>191</text:p>
          </table:table-cell>
        </table:table-row>
        <table:table-row>
          <table:table-cell office:value-type="float" office:value="3846592040">
            <text:p>3846592040</text:p>
          </table:table-cell>
          <table:table-cell office:value-type="string">
            <text:p>[NH + 🎄] Arcane Lineage</text:p>
          </table:table-cell>
          <table:table-cell office:value-type="string">
            <text:p>Arcane Lineage</text:p>
          </table:table-cell>
          <table:table-cell office:value-type="float" office:value="1240">
            <text:p>1240</text:p>
          </table:table-cell>
          <table:table-cell office:value-type="float" office:value="1267">
            <text:p>1267</text:p>
          </table:table-cell>
          <table:table-cell office:value-type="float" office:value="104611297">
            <text:p>104611297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321279858">
            <text:p>321279858</text:p>
          </table:table-cell>
          <table:table-cell office:value-type="string">
            <text:p>SharkBite Classic 🦈</text:p>
          </table:table-cell>
          <table:table-cell office:value-type="string">
            <text:p>Abracadabra</text:p>
          </table:table-cell>
          <table:table-cell office:value-type="float" office:value="3192">
            <text:p>3192</text:p>
          </table:table-cell>
          <table:table-cell office:value-type="float" office:value="1261">
            <text:p>1261</text:p>
          </table:table-cell>
          <table:table-cell office:value-type="float" office:value="1637956323">
            <text:p>1637956323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64">
            <text:p>64</text:p>
          </table:table-cell>
        </table:table-row>
        <table:table-row>
          <table:table-cell office:value-type="float" office:value="8553877788">
            <text:p>8553877788</text:p>
          </table:table-cell>
          <table:table-cell office:value-type="string">
            <text:p>Boxing Slayer</text:p>
          </table:table-cell>
          <table:table-cell office:value-type="string">
            <text:p>Fighters Games Inc.</text:p>
          </table:table-cell>
          <table:table-cell office:value-type="float" office:value="132">
            <text:p>132</text:p>
          </table:table-cell>
          <table:table-cell office:value-type="float" office:value="1256">
            <text:p>1256</text:p>
          </table:table-cell>
          <table:table-cell office:value-type="float" office:value="7918250">
            <text:p>7918250</text:p>
          </table:table-cell>
          <table:table-cell/>
          <table:table-cell/>
          <table:table-cell office:value-type="float" office:value="25">
            <text:p>25</text:p>
          </table:table-cell>
          <table:table-cell office:value-type="float" office:value="183">
            <text:p>183</text:p>
          </table:table-cell>
        </table:table-row>
        <table:table-row>
          <table:table-cell office:value-type="float" office:value="4154513353">
            <text:p>4154513353</text:p>
          </table:table-cell>
          <table:table-cell office:value-type="string">
            <text:p>Booga Booga</text:p>
          </table:table-cell>
          <table:table-cell office:value-type="string">
            <text:p>Gang O' Fries Entertainment</text:p>
          </table:table-cell>
          <table:table-cell office:value-type="float" office:value="1129">
            <text:p>1129</text:p>
          </table:table-cell>
          <table:table-cell office:value-type="float" office:value="1253">
            <text:p>1253</text:p>
          </table:table-cell>
          <table:table-cell office:value-type="float" office:value="237206063">
            <text:p>237206063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392">
            <text:p>392</text:p>
          </table:table-cell>
        </table:table-row>
        <table:table-row>
          <table:table-cell office:value-type="float" office:value="4263371487">
            <text:p>4263371487</text:p>
          </table:table-cell>
          <table:table-cell office:value-type="string">
            <text:p>Primal Pursuit 🦖</text:p>
          </table:table-cell>
          <table:table-cell office:value-type="string">
            <text:p>Primal Pursuit</text:p>
          </table:table-cell>
          <table:table-cell office:value-type="float" office:value="1095">
            <text:p>1095</text:p>
          </table:table-cell>
          <table:table-cell office:value-type="float" office:value="1248">
            <text:p>1248</text:p>
          </table:table-cell>
          <table:table-cell office:value-type="float" office:value="85880583">
            <text:p>85880583</text:p>
          </table:table-cell>
          <table:table-cell/>
          <table:table-cell/>
          <table:table-cell office:value-type="float" office:value="28">
            <text:p>28</text:p>
          </table:table-cell>
          <table:table-cell office:value-type="float" office:value="972">
            <text:p>972</text:p>
          </table:table-cell>
        </table:table-row>
        <table:table-row>
          <table:table-cell office:value-type="float" office:value="7069852763">
            <text:p>7069852763</text:p>
          </table:table-cell>
          <table:table-cell office:value-type="string">
            <text:p>Car Crash Simulator V3</text:p>
          </table:table-cell>
          <table:table-cell office:value-type="string">
            <text:p>SXRIING</text:p>
          </table:table-cell>
          <table:table-cell office:value-type="float" office:value="359">
            <text:p>359</text:p>
          </table:table-cell>
          <table:table-cell office:value-type="float" office:value="1241">
            <text:p>1241</text:p>
          </table:table-cell>
          <table:table-cell office:value-type="float" office:value="63805961">
            <text:p>63805961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24">
            <text:p>224</text:p>
          </table:table-cell>
        </table:table-row>
        <table:table-row>
          <table:table-cell office:value-type="float" office:value="8032676626">
            <text:p>8032676626</text:p>
          </table:table-cell>
          <table:table-cell office:value-type="string">
            <text:p>[🧪] Brew a Potion🧙</text:p>
          </table:table-cell>
          <table:table-cell office:value-type="string">
            <text:p>something easy</text:p>
          </table:table-cell>
          <table:table-cell office:value-type="float" office:value="190">
            <text:p>190</text:p>
          </table:table-cell>
          <table:table-cell office:value-type="float" office:value="1241">
            <text:p>1241</text:p>
          </table:table-cell>
          <table:table-cell office:value-type="float" office:value="5482673">
            <text:p>5482673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</table:table-row>
        <table:table-row>
          <table:table-cell office:value-type="float" office:value="6097519616">
            <text:p>6097519616</text:p>
          </table:table-cell>
          <table:table-cell office:value-type="string">
            <text:p>[🎄TOJI RELEASE] Jujutsu Beatdown</text:p>
          </table:table-cell>
          <table:table-cell office:value-type="string">
            <text:p>Accel Grounds</text:p>
          </table:table-cell>
          <table:table-cell office:value-type="float" office:value="575">
            <text:p>575</text:p>
          </table:table-cell>
          <table:table-cell office:value-type="float" office:value="1236">
            <text:p>1236</text:p>
          </table:table-cell>
          <table:table-cell office:value-type="float" office:value="84951335">
            <text:p>84951335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47">
            <text:p>247</text:p>
          </table:table-cell>
        </table:table-row>
        <table:table-row>
          <table:table-cell office:value-type="float" office:value="8964336233">
            <text:p>8964336233</text:p>
          </table:table-cell>
          <table:table-cell office:value-type="string">
            <text:p>[💩] Poop a Big Poop 🧻</text:p>
          </table:table-cell>
          <table:table-cell office:value-type="string">
            <text:p>Deardin Studios</text:p>
          </table:table-cell>
          <table:table-cell office:value-type="float" office:value="80">
            <text:p>80</text:p>
          </table:table-cell>
          <table:table-cell office:value-type="float" office:value="1215">
            <text:p>1215</text:p>
          </table:table-cell>
          <table:table-cell office:value-type="float" office:value="33064128">
            <text:p>33064128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</table:table-row>
        <table:table-row>
          <table:table-cell office:value-type="float" office:value="1001911915">
            <text:p>1001911915</text:p>
          </table:table-cell>
          <table:table-cell office:value-type="string">
            <text:p>Farming and Friends</text:p>
          </table:table-cell>
          <table:table-cell office:value-type="string">
            <text:p>Dunn Games</text:p>
          </table:table-cell>
          <table:table-cell office:value-type="float" office:value="2541">
            <text:p>2541</text:p>
          </table:table-cell>
          <table:table-cell office:value-type="float" office:value="1188">
            <text:p>1188</text:p>
          </table:table-cell>
          <table:table-cell office:value-type="float" office:value="197090209">
            <text:p>197090209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</table:table-row>
        <table:table-row>
          <table:table-cell office:value-type="float" office:value="8180505473">
            <text:p>8180505473</text:p>
          </table:table-cell>
          <table:table-cell office:value-type="string">
            <text:p>[2M VISITS] Tunados Brasil</text:p>
          </table:table-cell>
          <table:table-cell office:value-type="string">
            <text:p>Gomex Studios</text:p>
          </table:table-cell>
          <table:table-cell office:value-type="float" office:value="172">
            <text:p>172</text:p>
          </table:table-cell>
          <table:table-cell office:value-type="float" office:value="1179">
            <text:p>1179</text:p>
          </table:table-cell>
          <table:table-cell office:value-type="float" office:value="4048261">
            <text:p>4048261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339">
            <text:p>339</text:p>
          </table:table-cell>
        </table:table-row>
        <table:table-row>
          <table:table-cell office:value-type="float" office:value="8937766034">
            <text:p>8937766034</text:p>
          </table:table-cell>
          <table:table-cell office:value-type="string">
            <text:p>Ride Friend to Fight</text:p>
          </table:table-cell>
          <table:table-cell office:value-type="string">
            <text:p>BestRiderGames</text:p>
          </table:table-cell>
          <table:table-cell office:value-type="float" office:value="84">
            <text:p>84</text:p>
          </table:table-cell>
          <table:table-cell office:value-type="float" office:value="1178">
            <text:p>1178</text:p>
          </table:table-cell>
          <table:table-cell office:value-type="float" office:value="3498067">
            <text:p>3498067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599">
            <text:p>599</text:p>
          </table:table-cell>
        </table:table-row>
        <table:table-row>
          <table:table-cell office:value-type="float" office:value="6221848978">
            <text:p>6221848978</text:p>
          </table:table-cell>
          <table:table-cell office:value-type="string">
            <text:p>Eurotunnel, Border Roleplay</text:p>
          </table:table-cell>
          <table:table-cell office:value-type="string">
            <text:p>Eurotunnel | Le Shuttle |</text:p>
          </table:table-cell>
          <table:table-cell office:value-type="float" office:value="549">
            <text:p>549</text:p>
          </table:table-cell>
          <table:table-cell office:value-type="float" office:value="1148">
            <text:p>1148</text:p>
          </table:table-cell>
          <table:table-cell office:value-type="float" office:value="26260177">
            <text:p>26260177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92">
            <text:p>492</text:p>
          </table:table-cell>
        </table:table-row>
        <table:table-row>
          <table:table-cell office:value-type="float" office:value="8809304623">
            <text:p>8809304623</text:p>
          </table:table-cell>
          <table:table-cell office:value-type="string">
            <text:p>Peak Evolution [Christmas🎅]</text:p>
          </table:table-cell>
          <table:table-cell office:value-type="string">
            <text:p>Infinite Evolution</text:p>
          </table:table-cell>
          <table:table-cell office:value-type="float" office:value="101">
            <text:p>101</text:p>
          </table:table-cell>
          <table:table-cell office:value-type="float" office:value="1142">
            <text:p>1142</text:p>
          </table:table-cell>
          <table:table-cell office:value-type="float" office:value="9475400">
            <text:p>9475400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331">
            <text:p>331</text:p>
          </table:table-cell>
        </table:table-row>
        <table:table-row>
          <table:table-cell office:value-type="float" office:value="117307972">
            <text:p>117307972</text:p>
          </table:table-cell>
          <table:table-cell office:value-type="string">
            <text:p>🎄Holiday Event🎄 Loomian Legacy</text:p>
          </table:table-cell>
          <table:table-cell office:value-type="string">
            <text:p>Llama Train Studio</text:p>
          </table:table-cell>
          <table:table-cell office:value-type="float" office:value="3734">
            <text:p>3734</text:p>
          </table:table-cell>
          <table:table-cell office:value-type="float" office:value="1141">
            <text:p>1141</text:p>
          </table:table-cell>
          <table:table-cell office:value-type="float" office:value="891894767">
            <text:p>891894767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233">
            <text:p>233</text:p>
          </table:table-cell>
        </table:table-row>
        <table:table-row>
          <table:table-cell office:value-type="float" office:value="3365661357">
            <text:p>3365661357</text:p>
          </table:table-cell>
          <table:table-cell office:value-type="string">
            <text:p>🎄 SharkBite 2 🦈</text:p>
          </table:table-cell>
          <table:table-cell office:value-type="string">
            <text:p>Abracadabra</text:p>
          </table:table-cell>
          <table:table-cell office:value-type="float" office:value="1413">
            <text:p>1413</text:p>
          </table:table-cell>
          <table:table-cell office:value-type="float" office:value="1134">
            <text:p>1134</text:p>
          </table:table-cell>
          <table:table-cell office:value-type="float" office:value="441817659">
            <text:p>441817659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6255392043">
            <text:p>6255392043</text:p>
          </table:table-cell>
          <table:table-cell office:value-type="string">
            <text:p>Tower Defense RNG</text:p>
          </table:table-cell>
          <table:table-cell office:value-type="string">
            <text:p>Stouts Studio</text:p>
          </table:table-cell>
          <table:table-cell office:value-type="float" office:value="542">
            <text:p>542</text:p>
          </table:table-cell>
          <table:table-cell office:value-type="float" office:value="1129">
            <text:p>1129</text:p>
          </table:table-cell>
          <table:table-cell office:value-type="float" office:value="50840673">
            <text:p>50840673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355">
            <text:p>355</text:p>
          </table:table-cell>
        </table:table-row>
        <table:table-row>
          <table:table-cell office:value-type="float" office:value="2316994223">
            <text:p>2316994223</text:p>
          </table:table-cell>
          <table:table-cell office:value-type="string">
            <text:p>Pet Simulator X! 🐾</text:p>
          </table:table-cell>
          <table:table-cell office:value-type="string">
            <text:p>BIG Games Pets</text:p>
          </table:table-cell>
          <table:table-cell office:value-type="float" office:value="1809">
            <text:p>1809</text:p>
          </table:table-cell>
          <table:table-cell office:value-type="float" office:value="1123">
            <text:p>1123</text:p>
          </table:table-cell>
          <table:table-cell office:value-type="float" office:value="8961007690">
            <text:p>8961007690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524">
            <text:p>524</text:p>
          </table:table-cell>
        </table:table-row>
        <table:table-row>
          <table:table-cell office:value-type="float" office:value="97314177">
            <text:p>97314177</text:p>
          </table:table-cell>
          <table:table-cell office:value-type="string">
            <text:p>[RikaRinn] Ninja Tycoon (v4.5.8)</text:p>
          </table:table-cell>
          <table:table-cell office:value-type="string">
            <text:p>Coldjason</text:p>
          </table:table-cell>
          <table:table-cell office:value-type="float" office:value="3964">
            <text:p>3964</text:p>
          </table:table-cell>
          <table:table-cell office:value-type="float" office:value="1100">
            <text:p>1100</text:p>
          </table:table-cell>
          <table:table-cell office:value-type="float" office:value="566465893">
            <text:p>566465893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358">
            <text:p>358</text:p>
          </table:table-cell>
        </table:table-row>
        <table:table-row>
          <table:table-cell office:value-type="float" office:value="2114144926">
            <text:p>2114144926</text:p>
          </table:table-cell>
          <table:table-cell office:value-type="string">
            <text:p>[CHRISTMAS!] Ultimate Tower Defense!</text:p>
          </table:table-cell>
          <table:table-cell office:value-type="string">
            <text:p>Ghostworks</text:p>
          </table:table-cell>
          <table:table-cell office:value-type="float" office:value="1892">
            <text:p>1892</text:p>
          </table:table-cell>
          <table:table-cell office:value-type="float" office:value="1080">
            <text:p>1080</text:p>
          </table:table-cell>
          <table:table-cell office:value-type="float" office:value="1083166362">
            <text:p>1083166362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774">
            <text:p>774</text:p>
          </table:table-cell>
        </table:table-row>
        <table:table-row>
          <table:table-cell office:value-type="float" office:value="1198533421">
            <text:p>1198533421</text:p>
          </table:table-cell>
          <table:table-cell office:value-type="string">
            <text:p>[MAP EXPANSION!] Midnight Racing: Tokyo</text:p>
          </table:table-cell>
          <table:table-cell office:value-type="string">
            <text:p>devGem</text:p>
          </table:table-cell>
          <table:table-cell office:value-type="float" office:value="2391">
            <text:p>2391</text:p>
          </table:table-cell>
          <table:table-cell office:value-type="float" office:value="1046">
            <text:p>1046</text:p>
          </table:table-cell>
          <table:table-cell office:value-type="float" office:value="159399918">
            <text:p>159399918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81">
            <text:p>181</text:p>
          </table:table-cell>
        </table:table-row>
        <table:table-row>
          <table:table-cell office:value-type="float" office:value="7920020824">
            <text:p>7920020824</text:p>
          </table:table-cell>
          <table:table-cell office:value-type="string">
            <text:p>💥Super Soldiers [UPD]</text:p>
          </table:table-cell>
          <table:table-cell office:value-type="string">
            <text:p>Casix Interactive</text:p>
          </table:table-cell>
          <table:table-cell office:value-type="float" office:value="204">
            <text:p>204</text:p>
          </table:table-cell>
          <table:table-cell office:value-type="float" office:value="1043">
            <text:p>1043</text:p>
          </table:table-cell>
          <table:table-cell office:value-type="float" office:value="8675219">
            <text:p>8675219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516">
            <text:p>516</text:p>
          </table:table-cell>
        </table:table-row>
        <table:table-row>
          <table:table-cell office:value-type="float" office:value="8284288303">
            <text:p>8284288303</text:p>
          </table:table-cell>
          <table:table-cell office:value-type="string">
            <text:p>Build a Bot and Fight [UPD]</text:p>
          </table:table-cell>
          <table:table-cell office:value-type="string">
            <text:p>Robo Test Dev</text:p>
          </table:table-cell>
          <table:table-cell office:value-type="float" office:value="161">
            <text:p>161</text:p>
          </table:table-cell>
          <table:table-cell office:value-type="float" office:value="1027">
            <text:p>1027</text:p>
          </table:table-cell>
          <table:table-cell office:value-type="float" office:value="4146716">
            <text:p>4146716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</table:table-row>
        <table:table-row>
          <table:table-cell office:value-type="float" office:value="5015364201">
            <text:p>5015364201</text:p>
          </table:table-cell>
          <table:table-cell office:value-type="string">
            <text:p>🎁Parkour Champions [BETA]</text:p>
          </table:table-cell>
          <table:table-cell office:value-type="string">
            <text:p>Studio 8K</text:p>
          </table:table-cell>
          <table:table-cell office:value-type="float" office:value="867">
            <text:p>867</text:p>
          </table:table-cell>
          <table:table-cell office:value-type="float" office:value="1026">
            <text:p>1026</text:p>
          </table:table-cell>
          <table:table-cell office:value-type="float" office:value="12180558">
            <text:p>12180558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</table:table-row>
        <table:table-row>
          <table:table-cell office:value-type="float" office:value="9153264869">
            <text:p>9153264869</text:p>
          </table:table-cell>
          <table:table-cell office:value-type="string">
            <text:p>❄️blade battle[New Level Cap]</text:p>
          </table:table-cell>
          <table:table-cell office:value-type="string">
            <text:p>crazy Blade</text:p>
          </table:table-cell>
          <table:table-cell office:value-type="float" office:value="54">
            <text:p>54</text:p>
          </table:table-cell>
          <table:table-cell office:value-type="float" office:value="1018">
            <text:p>1018</text:p>
          </table:table-cell>
          <table:table-cell office:value-type="float" office:value="16014992">
            <text:p>16014992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209">
            <text:p>209</text:p>
          </table:table-cell>
        </table:table-row>
        <table:table-row>
          <table:table-cell office:value-type="float" office:value="7862121304">
            <text:p>7862121304</text:p>
          </table:table-cell>
          <table:table-cell office:value-type="string">
            <text:p>[⚰️] Immortal Cultivation</text:p>
          </table:table-cell>
          <table:table-cell office:value-type="string">
            <text:p>gamebad studios</text:p>
          </table:table-cell>
          <table:table-cell office:value-type="float" office:value="212">
            <text:p>212</text:p>
          </table:table-cell>
          <table:table-cell office:value-type="float" office:value="976">
            <text:p>976</text:p>
          </table:table-cell>
          <table:table-cell office:value-type="float" office:value="2555074">
            <text:p>2555074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>
          <table:table-cell office:value-type="float" office:value="6596627293">
            <text:p>6596627293</text:p>
          </table:table-cell>
          <table:table-cell office:value-type="string">
            <text:p>🎄Investor City [CHRISTMAS]</text:p>
          </table:table-cell>
          <table:table-cell office:value-type="string">
            <text:p>F1ctional</text:p>
          </table:table-cell>
          <table:table-cell office:value-type="float" office:value="468">
            <text:p>468</text:p>
          </table:table-cell>
          <table:table-cell office:value-type="float" office:value="957">
            <text:p>957</text:p>
          </table:table-cell>
          <table:table-cell office:value-type="float" office:value="24496285">
            <text:p>24496285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642">
            <text:p>642</text:p>
          </table:table-cell>
        </table:table-row>
        <table:table-row>
          <table:table-cell office:value-type="float" office:value="7255005317">
            <text:p>7255005317</text:p>
          </table:table-cell>
          <table:table-cell office:value-type="string">
            <text:p>[Heat Mode + Ohma Boss] Fistborn</text:p>
          </table:table-cell>
          <table:table-cell office:value-type="string">
            <text:p>Kengan</text:p>
          </table:table-cell>
          <table:table-cell office:value-type="float" office:value="323">
            <text:p>323</text:p>
          </table:table-cell>
          <table:table-cell office:value-type="float" office:value="956">
            <text:p>956</text:p>
          </table:table-cell>
          <table:table-cell office:value-type="float" office:value="10295227">
            <text:p>10295227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450">
            <text:p>450</text:p>
          </table:table-cell>
        </table:table-row>
        <table:table-row>
          <table:table-cell office:value-type="float" office:value="8234554323">
            <text:p>8234554323</text:p>
          </table:table-cell>
          <table:table-cell office:value-type="string">
            <text:p>[❄️] Survive The Sniper</text:p>
          </table:table-cell>
          <table:table-cell office:value-type="string">
            <text:p>Acego: Kiwi</text:p>
          </table:table-cell>
          <table:table-cell office:value-type="float" office:value="166">
            <text:p>166</text:p>
          </table:table-cell>
          <table:table-cell office:value-type="float" office:value="921">
            <text:p>921</text:p>
          </table:table-cell>
          <table:table-cell office:value-type="float" office:value="50987709">
            <text:p>50987709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43">
            <text:p>343</text:p>
          </table:table-cell>
        </table:table-row>
        <table:table-row>
          <table:table-cell office:value-type="float" office:value="4201418016">
            <text:p>4201418016</text:p>
          </table:table-cell>
          <table:table-cell office:value-type="string">
            <text:p>Fabled Legacy! RPG</text:p>
          </table:table-cell>
          <table:table-cell office:value-type="string">
            <text:p>Fabled Legacy</text:p>
          </table:table-cell>
          <table:table-cell office:value-type="float" office:value="1112">
            <text:p>1112</text:p>
          </table:table-cell>
          <table:table-cell office:value-type="float" office:value="913">
            <text:p>913</text:p>
          </table:table-cell>
          <table:table-cell office:value-type="float" office:value="126423480">
            <text:p>126423480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749">
            <text:p>749</text:p>
          </table:table-cell>
        </table:table-row>
        <table:table-row>
          <table:table-cell office:value-type="float" office:value="6664476231">
            <text:p>6664476231</text:p>
          </table:table-cell>
          <table:table-cell office:value-type="string">
            <text:p>Anime Fruit [NEW YEARS + 2X REWARDS] 🎅</text:p>
          </table:table-cell>
          <table:table-cell office:value-type="string">
            <text:p>Anime Fruits [Alan International Studios]</text:p>
          </table:table-cell>
          <table:table-cell office:value-type="float" office:value="451">
            <text:p>451</text:p>
          </table:table-cell>
          <table:table-cell office:value-type="float" office:value="912">
            <text:p>912</text:p>
          </table:table-cell>
          <table:table-cell office:value-type="float" office:value="77243946">
            <text:p>77243946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599">
            <text:p>599</text:p>
          </table:table-cell>
        </table:table-row>
        <table:table-row>
          <table:table-cell office:value-type="float" office:value="1247975681">
            <text:p>1247975681</text:p>
          </table:table-cell>
          <table:table-cell office:value-type="string">
            <text:p>BIG Paintball! Classic 🔫</text:p>
          </table:table-cell>
          <table:table-cell office:value-type="string">
            <text:p>BIG Games™</text:p>
          </table:table-cell>
          <table:table-cell office:value-type="float" office:value="2357">
            <text:p>2357</text:p>
          </table:table-cell>
          <table:table-cell office:value-type="float" office:value="910">
            <text:p>910</text:p>
          </table:table-cell>
          <table:table-cell office:value-type="float" office:value="1844005665">
            <text:p>1844005665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1053">
            <text:p>1053</text:p>
          </table:table-cell>
        </table:table-row>
        <table:table-row>
          <table:table-cell office:value-type="float" office:value="3825332406">
            <text:p>3825332406</text:p>
          </table:table-cell>
          <table:table-cell office:value-type="string">
            <text:p>[🎄] Elemental Dungeons</text:p>
          </table:table-cell>
          <table:table-cell office:value-type="string">
            <text:p>Malt Games</text:p>
          </table:table-cell>
          <table:table-cell office:value-type="float" office:value="1247">
            <text:p>1247</text:p>
          </table:table-cell>
          <table:table-cell office:value-type="float" office:value="903">
            <text:p>903</text:p>
          </table:table-cell>
          <table:table-cell office:value-type="float" office:value="238846633">
            <text:p>238846633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566">
            <text:p>566</text:p>
          </table:table-cell>
        </table:table-row>
        <table:table-row>
          <table:table-cell office:value-type="float" office:value="110988953">
            <text:p>110988953</text:p>
          </table:table-cell>
          <table:table-cell office:value-type="string">
            <text:p>Wizard Tycoon - 2 Player</text:p>
          </table:table-cell>
          <table:table-cell office:value-type="string">
            <text:p>TheFermiParadox</text:p>
          </table:table-cell>
          <table:table-cell office:value-type="float" office:value="3803">
            <text:p>3803</text:p>
          </table:table-cell>
          <table:table-cell office:value-type="float" office:value="897">
            <text:p>897</text:p>
          </table:table-cell>
          <table:table-cell office:value-type="float" office:value="689372767">
            <text:p>689372767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45">
            <text:p>345</text:p>
          </table:table-cell>
        </table:table-row>
        <table:table-row>
          <table:table-cell office:value-type="float" office:value="7661221876">
            <text:p>7661221876</text:p>
          </table:table-cell>
          <table:table-cell office:value-type="string">
            <text:p>🦅Arise-Shadow Hunt🦅🎄 12.31</text:p>
          </table:table-cell>
          <table:table-cell office:value-type="string">
            <text:p>Star Ocean Studios</text:p>
          </table:table-cell>
          <table:table-cell office:value-type="float" office:value="243">
            <text:p>243</text:p>
          </table:table-cell>
          <table:table-cell office:value-type="float" office:value="881">
            <text:p>881</text:p>
          </table:table-cell>
          <table:table-cell office:value-type="float" office:value="16355001">
            <text:p>16355001</text:p>
          </table:table-cell>
          <table:table-cell/>
          <table:table-cell/>
          <table:table-cell office:value-type="float" office:value="41">
            <text:p>41</text:p>
          </table:table-cell>
          <table:table-cell office:value-type="float" office:value="535">
            <text:p>535</text:p>
          </table:table-cell>
        </table:table-row>
        <table:table-row>
          <table:table-cell office:value-type="float" office:value="8974769492">
            <text:p>8974769492</text:p>
          </table:table-cell>
          <table:table-cell office:value-type="string">
            <text:p>Arise Ragnarok [🎄Christmas ]</text:p>
          </table:table-cell>
          <table:table-cell office:value-type="string">
            <text:p>CLGAMES</text:p>
          </table:table-cell>
          <table:table-cell office:value-type="float" office:value="79">
            <text:p>79</text:p>
          </table:table-cell>
          <table:table-cell office:value-type="float" office:value="870">
            <text:p>870</text:p>
          </table:table-cell>
          <table:table-cell office:value-type="float" office:value="8968646">
            <text:p>8968646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393">
            <text:p>393</text:p>
          </table:table-cell>
        </table:table-row>
        <table:table-row>
          <table:table-cell office:value-type="float" office:value="2251388500">
            <text:p>2251388500</text:p>
          </table:table-cell>
          <table:table-cell office:value-type="string">
            <text:p>Twisted [BETA]</text:p>
          </table:table-cell>
          <table:table-cell office:value-type="string">
            <text:p>Twisted Official</text:p>
          </table:table-cell>
          <table:table-cell office:value-type="float" office:value="1832">
            <text:p>1832</text:p>
          </table:table-cell>
          <table:table-cell office:value-type="float" office:value="851">
            <text:p>851</text:p>
          </table:table-cell>
          <table:table-cell office:value-type="float" office:value="85208049">
            <text:p>85208049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267">
            <text:p>267</text:p>
          </table:table-cell>
        </table:table-row>
        <table:table-row>
          <table:table-cell office:value-type="float" office:value="6092088279">
            <text:p>6092088279</text:p>
          </table:table-cell>
          <table:table-cell office:value-type="string">
            <text:p>Pyro Playground 💥 [UPDATE]</text:p>
          </table:table-cell>
          <table:table-cell office:value-type="string">
            <text:p>Pyrotechnics Community</text:p>
          </table:table-cell>
          <table:table-cell office:value-type="float" office:value="576">
            <text:p>576</text:p>
          </table:table-cell>
          <table:table-cell office:value-type="float" office:value="843">
            <text:p>843</text:p>
          </table:table-cell>
          <table:table-cell office:value-type="float" office:value="29271986">
            <text:p>29271986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57">
            <text:p>457</text:p>
          </table:table-cell>
        </table:table-row>
        <table:table-row>
          <table:table-cell office:value-type="float" office:value="8356971463">
            <text:p>8356971463</text:p>
          </table:table-cell>
          <table:table-cell office:value-type="string">
            <text:p><text:s/>[🎲] Unboxing RNG!</text:p>
          </table:table-cell>
          <table:table-cell office:value-type="string">
            <text:p>Case Unboxing RNG</text:p>
          </table:table-cell>
          <table:table-cell office:value-type="float" office:value="153">
            <text:p>153</text:p>
          </table:table-cell>
          <table:table-cell office:value-type="float" office:value="829">
            <text:p>829</text:p>
          </table:table-cell>
          <table:table-cell office:value-type="float" office:value="11752659">
            <text:p>11752659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51">
            <text:p>451</text:p>
          </table:table-cell>
        </table:table-row>
        <table:table-row>
          <table:table-cell office:value-type="float" office:value="5939817752">
            <text:p>5939817752</text:p>
          </table:table-cell>
          <table:table-cell office:value-type="string">
            <text:p>[🎄] Wizard West</text:p>
          </table:table-cell>
          <table:table-cell office:value-type="string">
            <text:p>REDD's Wastelands</text:p>
          </table:table-cell>
          <table:table-cell office:value-type="float" office:value="613">
            <text:p>613</text:p>
          </table:table-cell>
          <table:table-cell office:value-type="float" office:value="820">
            <text:p>820</text:p>
          </table:table-cell>
          <table:table-cell office:value-type="float" office:value="56106347">
            <text:p>56106347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1599">
            <text:p>1599</text:p>
          </table:table-cell>
        </table:table-row>
        <table:table-row>
          <table:table-cell office:value-type="float" office:value="8729888050">
            <text:p>8729888050</text:p>
          </table:table-cell>
          <table:table-cell office:value-type="string">
            <text:p>[UPD] Build a Digging Empire! ⛏️</text:p>
          </table:table-cell>
          <table:table-cell office:value-type="string">
            <text:p>Eternity Interactive</text:p>
          </table:table-cell>
          <table:table-cell office:value-type="float" office:value="111">
            <text:p>111</text:p>
          </table:table-cell>
          <table:table-cell office:value-type="float" office:value="813">
            <text:p>813</text:p>
          </table:table-cell>
          <table:table-cell office:value-type="float" office:value="1334839">
            <text:p>1334839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6112350547">
            <text:p>6112350547</text:p>
          </table:table-cell>
          <table:table-cell office:value-type="string">
            <text:p>[🎄] Infection Gunfight</text:p>
          </table:table-cell>
          <table:table-cell office:value-type="string">
            <text:p>9thD Workshop</text:p>
          </table:table-cell>
          <table:table-cell office:value-type="float" office:value="571">
            <text:p>571</text:p>
          </table:table-cell>
          <table:table-cell office:value-type="float" office:value="771">
            <text:p>771</text:p>
          </table:table-cell>
          <table:table-cell office:value-type="float" office:value="104649839">
            <text:p>104649839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</table:table-row>
        <table:table-row>
          <table:table-cell office:value-type="float" office:value="4161970303">
            <text:p>4161970303</text:p>
          </table:table-cell>
          <table:table-cell office:value-type="string">
            <text:p>[👑QIN SHI HUANG + 4X] Anime Spirits</text:p>
          </table:table-cell>
          <table:table-cell office:value-type="string">
            <text:p>TAKLA SQUAD</text:p>
          </table:table-cell>
          <table:table-cell office:value-type="float" office:value="1126">
            <text:p>1126</text:p>
          </table:table-cell>
          <table:table-cell office:value-type="float" office:value="748">
            <text:p>748</text:p>
          </table:table-cell>
          <table:table-cell office:value-type="float" office:value="77991094">
            <text:p>77991094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900">
            <text:p>900</text:p>
          </table:table-cell>
        </table:table-row>
        <table:table-row>
          <table:table-cell office:value-type="float" office:value="1275875292">
            <text:p>1275875292</text:p>
          </table:table-cell>
          <table:table-cell office:value-type="string">
            <text:p>[🎄X2 EVENT🎁] 💪🏻 Lifting Simulator</text:p>
          </table:table-cell>
          <table:table-cell office:value-type="string">
            <text:p>Man Of The Year</text:p>
          </table:table-cell>
          <table:table-cell office:value-type="float" office:value="2336">
            <text:p>2336</text:p>
          </table:table-cell>
          <table:table-cell office:value-type="float" office:value="712">
            <text:p>712</text:p>
          </table:table-cell>
          <table:table-cell office:value-type="float" office:value="571111408">
            <text:p>571111408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742">
            <text:p>742</text:p>
          </table:table-cell>
        </table:table-row>
        <table:table-row>
          <table:table-cell office:value-type="float" office:value="6329693946">
            <text:p>6329693946</text:p>
          </table:table-cell>
          <table:table-cell office:value-type="string">
            <text:p>Ultimate Mining Tycoon - 💾 Update!</text:p>
          </table:table-cell>
          <table:table-cell office:value-type="string">
            <text:p>Innovation Inc.</text:p>
          </table:table-cell>
          <table:table-cell office:value-type="float" office:value="527">
            <text:p>527</text:p>
          </table:table-cell>
          <table:table-cell office:value-type="float" office:value="705">
            <text:p>705</text:p>
          </table:table-cell>
          <table:table-cell office:value-type="float" office:value="30361284">
            <text:p>30361284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929627612">
            <text:p>7929627612</text:p>
          </table:table-cell>
          <table:table-cell office:value-type="string">
            <text:p>Dinosaur Racing 🦖</text:p>
          </table:table-cell>
          <table:table-cell office:value-type="string">
            <text:p>Dinosaur Racing</text:p>
          </table:table-cell>
          <table:table-cell office:value-type="float" office:value="203">
            <text:p>203</text:p>
          </table:table-cell>
          <table:table-cell office:value-type="float" office:value="701">
            <text:p>701</text:p>
          </table:table-cell>
          <table:table-cell office:value-type="float" office:value="7586327">
            <text:p>7586327</text:p>
          </table:table-cell>
          <table:table-cell/>
          <table:table-cell/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2516044547">
            <text:p>2516044547</text:p>
          </table:table-cell>
          <table:table-cell office:value-type="string">
            <text:p>[🎃] ZO SAMURAI SWORD FIGHTING</text:p>
          </table:table-cell>
          <table:table-cell office:value-type="string">
            <text:p>ZO by Voldex</text:p>
          </table:table-cell>
          <table:table-cell office:value-type="float" office:value="1728">
            <text:p>1728</text:p>
          </table:table-cell>
          <table:table-cell office:value-type="float" office:value="700">
            <text:p>700</text:p>
          </table:table-cell>
          <table:table-cell office:value-type="float" office:value="620287651">
            <text:p>620287651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272">
            <text:p>272</text:p>
          </table:table-cell>
        </table:table-row>
        <table:table-row>
          <table:table-cell office:value-type="float" office:value="8724609315">
            <text:p>8724609315</text:p>
          </table:table-cell>
          <table:table-cell office:value-type="string">
            <text:p>[🌋 World] +1 Skill Point Legends [BETA]</text:p>
          </table:table-cell>
          <table:table-cell office:value-type="string">
            <text:p>Simulation Haven</text:p>
          </table:table-cell>
          <table:table-cell office:value-type="float" office:value="112">
            <text:p>112</text:p>
          </table:table-cell>
          <table:table-cell office:value-type="float" office:value="683">
            <text:p>683</text:p>
          </table:table-cell>
          <table:table-cell office:value-type="float" office:value="1280372">
            <text:p>1280372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440">
            <text:p>440</text:p>
          </table:table-cell>
        </table:table-row>
        <table:table-row>
          <table:table-cell office:value-type="float" office:value="5576955991">
            <text:p>5576955991</text:p>
          </table:table-cell>
          <table:table-cell office:value-type="string">
            <text:p>[❄️] Sail and Sink Simulator! [UPDATE]</text:p>
          </table:table-cell>
          <table:table-cell office:value-type="string">
            <text:p>PokeCrafterC</text:p>
          </table:table-cell>
          <table:table-cell office:value-type="float" office:value="709">
            <text:p>709</text:p>
          </table:table-cell>
          <table:table-cell office:value-type="float" office:value="672">
            <text:p>672</text:p>
          </table:table-cell>
          <table:table-cell office:value-type="float" office:value="40496764">
            <text:p>40496764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241">
            <text:p>241</text:p>
          </table:table-cell>
        </table:table-row>
        <table:table-row>
          <table:table-cell office:value-type="float" office:value="3936365689">
            <text:p>3936365689</text:p>
          </table:table-cell>
          <table:table-cell office:value-type="string">
            <text:p>[🎉LIGHT MAGIC FAMILY🎉] Clover Retribution</text:p>
          </table:table-cell>
          <table:table-cell office:value-type="string">
            <text:p>Clover Retribution</text:p>
          </table:table-cell>
          <table:table-cell office:value-type="float" office:value="1209">
            <text:p>1209</text:p>
          </table:table-cell>
          <table:table-cell office:value-type="float" office:value="663">
            <text:p>663</text:p>
          </table:table-cell>
          <table:table-cell office:value-type="float" office:value="61624049">
            <text:p>61624049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736">
            <text:p>736</text:p>
          </table:table-cell>
        </table:table-row>
        <table:table-row>
          <table:table-cell office:value-type="float" office:value="9237953067">
            <text:p>9237953067</text:p>
          </table:table-cell>
          <table:table-cell office:value-type="string">
            <text:p>Get Sucked OR . . . RUNNNNN!!!</text:p>
          </table:table-cell>
          <table:table-cell office:value-type="string">
            <text:p>Be Happy : )</text:p>
          </table:table-cell>
          <table:table-cell office:value-type="float" office:value="42">
            <text:p>42</text:p>
          </table:table-cell>
          <table:table-cell office:value-type="float" office:value="656">
            <text:p>656</text:p>
          </table:table-cell>
          <table:table-cell office:value-type="float" office:value="1370247">
            <text:p>1370247</text:p>
          </table:table-cell>
          <table:table-cell/>
          <table:table-cell/>
          <table:table-cell office:value-type="float" office:value="29">
            <text:p>29</text:p>
          </table:table-cell>
          <table:table-cell office:value-type="float" office:value="257">
            <text:p>257</text:p>
          </table:table-cell>
        </table:table-row>
        <table:table-row>
          <table:table-cell office:value-type="float" office:value="9374636864">
            <text:p>9374636864</text:p>
          </table:table-cell>
          <table:table-cell office:value-type="string">
            <text:p>100 Players Blind Shot</text:p>
          </table:table-cell>
          <table:table-cell office:value-type="string">
            <text:p>God Bless Zak</text:p>
          </table:table-cell>
          <table:table-cell office:value-type="float" office:value="19">
            <text:p>19</text:p>
          </table:table-cell>
          <table:table-cell office:value-type="float" office:value="655">
            <text:p>655</text:p>
          </table:table-cell>
          <table:table-cell office:value-type="float" office:value="2034064">
            <text:p>2034064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2491559356">
            <text:p>2491559356</text:p>
          </table:table-cell>
          <table:table-cell office:value-type="string">
            <text:p>Cursed Tank Simulator【SKYFALL】</text:p>
          </table:table-cell>
          <table:table-cell office:value-type="string">
            <text:p>tanmk</text:p>
          </table:table-cell>
          <table:table-cell office:value-type="float" office:value="1738">
            <text:p>1738</text:p>
          </table:table-cell>
          <table:table-cell office:value-type="float" office:value="652">
            <text:p>652</text:p>
          </table:table-cell>
          <table:table-cell office:value-type="float" office:value="65803856">
            <text:p>65803856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2499">
            <text:p>2499</text:p>
          </table:table-cell>
        </table:table-row>
        <table:table-row>
          <table:table-cell office:value-type="float" office:value="2082205150">
            <text:p>2082205150</text:p>
          </table:table-cell>
          <table:table-cell office:value-type="string">
            <text:p>RetroStudio🔨</text:p>
          </table:table-cell>
          <table:table-cell office:value-type="string">
            <text:p>Retro Dev</text:p>
          </table:table-cell>
          <table:table-cell office:value-type="float" office:value="1905">
            <text:p>1905</text:p>
          </table:table-cell>
          <table:table-cell office:value-type="float" office:value="649">
            <text:p>649</text:p>
          </table:table-cell>
          <table:table-cell office:value-type="float" office:value="153734856">
            <text:p>153734856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5803093656">
            <text:p>5803093656</text:p>
          </table:table-cell>
          <table:table-cell office:value-type="string">
            <text:p>Blue Heater 2 [LOTUS LANDS+🎄]</text:p>
          </table:table-cell>
          <table:table-cell office:value-type="string">
            <text:p>Frank Development</text:p>
          </table:table-cell>
          <table:table-cell office:value-type="float" office:value="649">
            <text:p>649</text:p>
          </table:table-cell>
          <table:table-cell office:value-type="float" office:value="645">
            <text:p>645</text:p>
          </table:table-cell>
          <table:table-cell office:value-type="float" office:value="16201960">
            <text:p>16201960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899">
            <text:p>899</text:p>
          </table:table-cell>
        </table:table-row>
        <table:table-row>
          <table:table-cell office:value-type="float" office:value="1775919872">
            <text:p>1775919872</text:p>
          </table:table-cell>
          <table:table-cell office:value-type="string">
            <text:p>[🎄 RAIDS] Doodle World<text:s/></text:p>
          </table:table-cell>
          <table:table-cell office:value-type="string">
            <text:p>Doodle World Studios</text:p>
          </table:table-cell>
          <table:table-cell office:value-type="float" office:value="2045">
            <text:p>2045</text:p>
          </table:table-cell>
          <table:table-cell office:value-type="float" office:value="639">
            <text:p>639</text:p>
          </table:table-cell>
          <table:table-cell office:value-type="float" office:value="125542460">
            <text:p>125542460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567">
            <text:p>567</text:p>
          </table:table-cell>
        </table:table-row>
        <table:table-row>
          <table:table-cell office:value-type="float" office:value="3213362013">
            <text:p>3213362013</text:p>
          </table:table-cell>
          <table:table-cell office:value-type="string">
            <text:p>[🔥 ESCANOR + x8 ☀️] AOPG</text:p>
          </table:table-cell>
          <table:table-cell office:value-type="string">
            <text:p>Boss Studio [ V.1 ]</text:p>
          </table:table-cell>
          <table:table-cell office:value-type="float" office:value="1468">
            <text:p>1468</text:p>
          </table:table-cell>
          <table:table-cell office:value-type="float" office:value="630">
            <text:p>630</text:p>
          </table:table-cell>
          <table:table-cell office:value-type="float" office:value="339544599">
            <text:p>339544599</text:p>
          </table:table-cell>
          <table:table-cell/>
          <table:table-cell/>
          <table:table-cell office:value-type="float" office:value="48">
            <text:p>48</text:p>
          </table:table-cell>
          <table:table-cell office:value-type="float" office:value="1036">
            <text:p>1036</text:p>
          </table:table-cell>
        </table:table-row>
        <table:table-row>
          <table:table-cell office:value-type="float" office:value="6964415405">
            <text:p>6964415405</text:p>
          </table:table-cell>
          <table:table-cell office:value-type="string">
            <text:p>[🎄] Random Mafia Shooter</text:p>
          </table:table-cell>
          <table:table-cell office:value-type="string">
            <text:p>Random Mafia Shooter</text:p>
          </table:table-cell>
          <table:table-cell office:value-type="float" office:value="378">
            <text:p>378</text:p>
          </table:table-cell>
          <table:table-cell office:value-type="float" office:value="623">
            <text:p>623</text:p>
          </table:table-cell>
          <table:table-cell office:value-type="float" office:value="32920549">
            <text:p>32920549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49">
            <text:p>249</text:p>
          </table:table-cell>
        </table:table-row>
        <table:table-row>
          <table:table-cell office:value-type="float" office:value="1037979853">
            <text:p>1037979853</text:p>
          </table:table-cell>
          <table:table-cell office:value-type="string">
            <text:p>Fishing Simulator! 🐟</text:p>
          </table:table-cell>
          <table:table-cell office:value-type="string">
            <text:p>Cloud Entertainment</text:p>
          </table:table-cell>
          <table:table-cell office:value-type="float" office:value="2514">
            <text:p>2514</text:p>
          </table:table-cell>
          <table:table-cell office:value-type="float" office:value="610">
            <text:p>610</text:p>
          </table:table-cell>
          <table:table-cell office:value-type="float" office:value="480523881">
            <text:p>480523881</text:p>
          </table:table-cell>
          <table:table-cell/>
          <table:table-cell/>
          <table:table-cell office:value-type="float" office:value="18">
            <text:p>18</text:p>
          </table:table-cell>
          <table:table-cell office:value-type="float" office:value="302">
            <text:p>302</text:p>
          </table:table-cell>
        </table:table-row>
        <table:table-row>
          <table:table-cell office:value-type="float" office:value="7072674902">
            <text:p>7072674902</text:p>
          </table:table-cell>
          <table:table-cell office:value-type="string">
            <text:p>[DM] Defuse Division [ALPHA]</text:p>
          </table:table-cell>
          <table:table-cell office:value-type="string">
            <text:p>Fourteaṁ</text:p>
          </table:table-cell>
          <table:table-cell office:value-type="float" office:value="359">
            <text:p>359</text:p>
          </table:table-cell>
          <table:table-cell office:value-type="float" office:value="607">
            <text:p>607</text:p>
          </table:table-cell>
          <table:table-cell office:value-type="float" office:value="23062975">
            <text:p>23062975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9216306565">
            <text:p>9216306565</text:p>
          </table:table-cell>
          <table:table-cell office:value-type="string">
            <text:p>Gun Simulator</text:p>
          </table:table-cell>
          <table:table-cell office:value-type="string">
            <text:p>fun sport games</text:p>
          </table:table-cell>
          <table:table-cell office:value-type="float" office:value="45">
            <text:p>45</text:p>
          </table:table-cell>
          <table:table-cell office:value-type="float" office:value="591">
            <text:p>591</text:p>
          </table:table-cell>
          <table:table-cell office:value-type="float" office:value="2891377">
            <text:p>2891377</text:p>
          </table:table-cell>
          <table:table-cell/>
          <table:table-cell/>
          <table:table-cell office:value-type="float" office:value="27">
            <text:p>27</text:p>
          </table:table-cell>
          <table:table-cell office:value-type="float" office:value="215">
            <text:p>215</text:p>
          </table:table-cell>
        </table:table-row>
        <table:table-row>
          <table:table-cell office:value-type="float" office:value="6048923315">
            <text:p>6048923315</text:p>
          </table:table-cell>
          <table:table-cell office:value-type="string">
            <text:p>[⛩️SUKUNA] KAIZEN</text:p>
          </table:table-cell>
          <table:table-cell office:value-type="string">
            <text:p>Lajebo Games x Kaizen</text:p>
          </table:table-cell>
          <table:table-cell office:value-type="float" office:value="586">
            <text:p>586</text:p>
          </table:table-cell>
          <table:table-cell office:value-type="float" office:value="577">
            <text:p>577</text:p>
          </table:table-cell>
          <table:table-cell office:value-type="float" office:value="7603023">
            <text:p>7603023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74">
            <text:p>574</text:p>
          </table:table-cell>
        </table:table-row>
        <table:table-row>
          <table:table-cell office:value-type="float" office:value="8622097204">
            <text:p>8622097204</text:p>
          </table:table-cell>
          <table:table-cell office:value-type="string">
            <text:p>[❄️ ADVENT] Trade a KPOP Idol</text:p>
          </table:table-cell>
          <table:table-cell office:value-type="string">
            <text:p>shotsity</text:p>
          </table:table-cell>
          <table:table-cell office:value-type="float" office:value="124">
            <text:p>124</text:p>
          </table:table-cell>
          <table:table-cell office:value-type="float" office:value="540">
            <text:p>540</text:p>
          </table:table-cell>
          <table:table-cell office:value-type="float" office:value="9524092">
            <text:p>9524092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97">
            <text:p>97</text:p>
          </table:table-cell>
        </table:table-row>
        <table:table-row>
          <table:table-cell office:value-type="float" office:value="7665084235">
            <text:p>7665084235</text:p>
          </table:table-cell>
          <table:table-cell office:value-type="string">
            <text:p>🌊 Navy Tycoon [UPD]</text:p>
          </table:table-cell>
          <table:table-cell office:value-type="string">
            <text:p>Mega Studiosᅠ</text:p>
          </table:table-cell>
          <table:table-cell office:value-type="float" office:value="242">
            <text:p>242</text:p>
          </table:table-cell>
          <table:table-cell office:value-type="float" office:value="507">
            <text:p>507</text:p>
          </table:table-cell>
          <table:table-cell office:value-type="float" office:value="5820976">
            <text:p>5820976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1212">
            <text:p>1212</text:p>
          </table:table-cell>
        </table:table-row>
        <table:table-row>
          <table:table-cell office:value-type="float" office:value="5493012775">
            <text:p>5493012775</text:p>
          </table:table-cell>
          <table:table-cell office:value-type="string">
            <text:p>Eat Slimes to Grow HUGE</text:p>
          </table:table-cell>
          <table:table-cell office:value-type="string">
            <text:p>Banana Studios Games</text:p>
          </table:table-cell>
          <table:table-cell office:value-type="float" office:value="731">
            <text:p>731</text:p>
          </table:table-cell>
          <table:table-cell office:value-type="float" office:value="479">
            <text:p>479</text:p>
          </table:table-cell>
          <table:table-cell office:value-type="float" office:value="80866722">
            <text:p>80866722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747">
            <text:p>747</text:p>
          </table:table-cell>
        </table:table-row>
        <table:table-row>
          <table:table-cell office:value-type="float" office:value="102815652">
            <text:p>102815652</text:p>
          </table:table-cell>
          <table:table-cell office:value-type="string">
            <text:p>Shipping Lanes</text:p>
          </table:table-cell>
          <table:table-cell office:value-type="string">
            <text:p>Shipping Studios</text:p>
          </table:table-cell>
          <table:table-cell office:value-type="float" office:value="3898">
            <text:p>3898</text:p>
          </table:table-cell>
          <table:table-cell office:value-type="float" office:value="473">
            <text:p>473</text:p>
          </table:table-cell>
          <table:table-cell office:value-type="float" office:value="51467646">
            <text:p>51467646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424">
            <text:p>424</text:p>
          </table:table-cell>
        </table:table-row>
        <table:table-row>
          <table:table-cell office:value-type="float" office:value="3512256796">
            <text:p>3512256796</text:p>
          </table:table-cell>
          <table:table-cell office:value-type="string">
            <text:p>Miners World [Mars]</text:p>
          </table:table-cell>
          <table:table-cell office:value-type="string">
            <text:p>Jeremy Studio's</text:p>
          </table:table-cell>
          <table:table-cell office:value-type="float" office:value="1358">
            <text:p>1358</text:p>
          </table:table-cell>
          <table:table-cell office:value-type="float" office:value="473">
            <text:p>473</text:p>
          </table:table-cell>
          <table:table-cell office:value-type="float" office:value="3331065">
            <text:p>3331065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437">
            <text:p>437</text:p>
          </table:table-cell>
        </table:table-row>
        <table:table-row>
          <table:table-cell office:value-type="float" office:value="4867536568">
            <text:p>4867536568</text:p>
          </table:table-cell>
          <table:table-cell office:value-type="string">
            <text:p>❄️ MotoRush! 🏍️</text:p>
          </table:table-cell>
          <table:table-cell office:value-type="string">
            <text:p>MotoRush Inc</text:p>
          </table:table-cell>
          <table:table-cell office:value-type="float" office:value="907">
            <text:p>907</text:p>
          </table:table-cell>
          <table:table-cell office:value-type="float" office:value="463">
            <text:p>463</text:p>
          </table:table-cell>
          <table:table-cell office:value-type="float" office:value="81457397">
            <text:p>81457397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98839997">
            <text:p>98839997</text:p>
          </table:table-cell>
          <table:table-cell office:value-type="string">
            <text:p>[❄️Winter Skins!] Dinosaur Simulator</text:p>
          </table:table-cell>
          <table:table-cell office:value-type="string">
            <text:p>ChickenEngineer</text:p>
          </table:table-cell>
          <table:table-cell office:value-type="float" office:value="3947">
            <text:p>3947</text:p>
          </table:table-cell>
          <table:table-cell office:value-type="float" office:value="459">
            <text:p>459</text:p>
          </table:table-cell>
          <table:table-cell office:value-type="float" office:value="324030716">
            <text:p>324030716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36">
            <text:p>436</text:p>
          </table:table-cell>
        </table:table-row>
        <table:table-row>
          <table:table-cell office:value-type="float" office:value="5597104724">
            <text:p>5597104724</text:p>
          </table:table-cell>
          <table:table-cell office:value-type="string">
            <text:p>(UPD) Stranger Things Universe</text:p>
          </table:table-cell>
          <table:table-cell office:value-type="string">
            <text:p>Stranger Things Universe (STU)</text:p>
          </table:table-cell>
          <table:table-cell office:value-type="float" office:value="703">
            <text:p>703</text:p>
          </table:table-cell>
          <table:table-cell office:value-type="float" office:value="450">
            <text:p>450</text:p>
          </table:table-cell>
          <table:table-cell office:value-type="float" office:value="4163401">
            <text:p>4163401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191">
            <text:p>1191</text:p>
          </table:table-cell>
        </table:table-row>
        <table:table-row>
          <table:table-cell office:value-type="float" office:value="2499076778">
            <text:p>2499076778</text:p>
          </table:table-cell>
          <table:table-cell office:value-type="string">
            <text:p>Breaking Point 2</text:p>
          </table:table-cell>
          <table:table-cell office:value-type="string">
            <text:p>Paradox 2</text:p>
          </table:table-cell>
          <table:table-cell office:value-type="float" office:value="1734">
            <text:p>1734</text:p>
          </table:table-cell>
          <table:table-cell office:value-type="float" office:value="418">
            <text:p>418</text:p>
          </table:table-cell>
          <table:table-cell office:value-type="float" office:value="161459560">
            <text:p>161459560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</table:table-row>
        <table:table-row>
          <table:table-cell office:value-type="float" office:value="1200145783">
            <text:p>1200145783</text:p>
          </table:table-cell>
          <table:table-cell office:value-type="string">
            <text:p>🛻 Lumber INC. [TRAILERS]</text:p>
          </table:table-cell>
          <table:table-cell office:value-type="string">
            <text:p>The Lumber Company</text:p>
          </table:table-cell>
          <table:table-cell office:value-type="float" office:value="2390">
            <text:p>2390</text:p>
          </table:table-cell>
          <table:table-cell office:value-type="float" office:value="416">
            <text:p>416</text:p>
          </table:table-cell>
          <table:table-cell office:value-type="float" office:value="5584660">
            <text:p>5584660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531">
            <text:p>531</text:p>
          </table:table-cell>
        </table:table-row>
        <table:table-row>
          <table:table-cell office:value-type="float" office:value="8558608973">
            <text:p>8558608973</text:p>
          </table:table-cell>
          <table:table-cell office:value-type="string">
            <text:p>[❄🎅] Zombie: HyperLoot</text:p>
          </table:table-cell>
          <table:table-cell office:value-type="string">
            <text:p>Old Snowflake Studio V</text:p>
          </table:table-cell>
          <table:table-cell office:value-type="float" office:value="131">
            <text:p>131</text:p>
          </table:table-cell>
          <table:table-cell office:value-type="float" office:value="414">
            <text:p>414</text:p>
          </table:table-cell>
          <table:table-cell office:value-type="float" office:value="5308764">
            <text:p>5308764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4457060041">
            <text:p>4457060041</text:p>
          </table:table-cell>
          <table:table-cell office:value-type="string">
            <text:p>Emergency Emden</text:p>
          </table:table-cell>
          <table:table-cell office:value-type="string">
            <text:p>Emergency Emden</text:p>
          </table:table-cell>
          <table:table-cell office:value-type="float" office:value="1035">
            <text:p>1035</text:p>
          </table:table-cell>
          <table:table-cell office:value-type="float" office:value="408">
            <text:p>408</text:p>
          </table:table-cell>
          <table:table-cell office:value-type="float" office:value="89900866">
            <text:p>89900866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08">
            <text:p>408</text:p>
          </table:table-cell>
        </table:table-row>
        <table:table-row>
          <table:table-cell office:value-type="float" office:value="9280810829">
            <text:p>9280810829</text:p>
          </table:table-cell>
          <table:table-cell office:value-type="string">
            <text:p>[UPD2] Loot Up! ☃️<text:s/></text:p>
          </table:table-cell>
          <table:table-cell office:value-type="string">
            <text:p>Humbling Games</text:p>
          </table:table-cell>
          <table:table-cell office:value-type="float" office:value="35">
            <text:p>35</text:p>
          </table:table-cell>
          <table:table-cell office:value-type="float" office:value="383">
            <text:p>383</text:p>
          </table:table-cell>
          <table:table-cell office:value-type="float" office:value="568848">
            <text:p>568848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9274442348">
            <text:p>9274442348</text:p>
          </table:table-cell>
          <table:table-cell office:value-type="string">
            <text:p>[💖UPD 4] Money Incremental 💵</text:p>
          </table:table-cell>
          <table:table-cell office:value-type="string">
            <text:p>EFY Games.</text:p>
          </table:table-cell>
          <table:table-cell office:value-type="float" office:value="36">
            <text:p>36</text:p>
          </table:table-cell>
          <table:table-cell office:value-type="float" office:value="379">
            <text:p>379</text:p>
          </table:table-cell>
          <table:table-cell office:value-type="float" office:value="342405">
            <text:p>342405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45">
            <text:p>245</text:p>
          </table:table-cell>
        </table:table-row>
        <table:table-row>
          <table:table-cell office:value-type="float" office:value="6880380861">
            <text:p>6880380861</text:p>
          </table:table-cell>
          <table:table-cell office:value-type="string">
            <text:p>Command Authority: Military Roleplay</text:p>
          </table:table-cell>
          <table:table-cell office:value-type="string">
            <text:p>Chesapeake Studios</text:p>
          </table:table-cell>
          <table:table-cell office:value-type="float" office:value="396">
            <text:p>396</text:p>
          </table:table-cell>
          <table:table-cell office:value-type="float" office:value="366">
            <text:p>366</text:p>
          </table:table-cell>
          <table:table-cell office:value-type="float" office:value="8574591">
            <text:p>8574591</text:p>
          </table:table-cell>
          <table:table-cell/>
          <table:table-cell/>
          <table:table-cell office:value-type="float" office:value="16">
            <text:p>16</text:p>
          </table:table-cell>
          <table:table-cell office:value-type="float" office:value="822">
            <text:p>822</text:p>
          </table:table-cell>
        </table:table-row>
        <table:table-row>
          <table:table-cell office:value-type="float" office:value="8618660961">
            <text:p>8618660961</text:p>
          </table:table-cell>
          <table:table-cell office:value-type="string">
            <text:p>[❄️] Mojave Valley [Pre-Alpha]</text:p>
          </table:table-cell>
          <table:table-cell office:value-type="string">
            <text:p>Official Mojave Valley</text:p>
          </table:table-cell>
          <table:table-cell office:value-type="float" office:value="125">
            <text:p>125</text:p>
          </table:table-cell>
          <table:table-cell office:value-type="float" office:value="351">
            <text:p>351</text:p>
          </table:table-cell>
          <table:table-cell office:value-type="float" office:value="4340335">
            <text:p>4340335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57">
            <text:p>257</text:p>
          </table:table-cell>
        </table:table-row>
        <table:table-row>
          <table:table-cell office:value-type="float" office:value="7658839393">
            <text:p>7658839393</text:p>
          </table:table-cell>
          <table:table-cell office:value-type="string">
            <text:p>[🎆] Feed Your Pet!</text:p>
          </table:table-cell>
          <table:table-cell office:value-type="string">
            <text:p>Your Pet!</text:p>
          </table:table-cell>
          <table:table-cell office:value-type="float" office:value="243">
            <text:p>243</text:p>
          </table:table-cell>
          <table:table-cell office:value-type="float" office:value="349">
            <text:p>349</text:p>
          </table:table-cell>
          <table:table-cell office:value-type="float" office:value="65898764">
            <text:p>65898764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75">
            <text:p>375</text:p>
          </table:table-cell>
        </table:table-row>
        <table:table-row>
          <table:table-cell office:value-type="float" office:value="1490130369">
            <text:p>1490130369</text:p>
          </table:table-cell>
          <table:table-cell office:value-type="string">
            <text:p>Anomic</text:p>
          </table:table-cell>
          <table:table-cell office:value-type="string">
            <text:p>Anomic Studios</text:p>
          </table:table-cell>
          <table:table-cell office:value-type="float" office:value="2190">
            <text:p>2190</text:p>
          </table:table-cell>
          <table:table-cell office:value-type="float" office:value="339">
            <text:p>339</text:p>
          </table:table-cell>
          <table:table-cell office:value-type="float" office:value="97476698">
            <text:p>97476698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05">
            <text:p>405</text:p>
          </table:table-cell>
        </table:table-row>
        <table:table-row>
          <table:table-cell office:value-type="float" office:value="1499870257">
            <text:p>1499870257</text:p>
          </table:table-cell>
          <table:table-cell office:value-type="string">
            <text:p>generic roleplay gaem. [🎄SALE💸]</text:p>
          </table:table-cell>
          <table:table-cell office:value-type="string">
            <text:p>AznDibs</text:p>
          </table:table-cell>
          <table:table-cell office:value-type="float" office:value="2184">
            <text:p>2184</text:p>
          </table:table-cell>
          <table:table-cell office:value-type="float" office:value="329">
            <text:p>329</text:p>
          </table:table-cell>
          <table:table-cell office:value-type="float" office:value="118308060">
            <text:p>118308060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452">
            <text:p>452</text:p>
          </table:table-cell>
        </table:table-row>
        <table:table-row>
          <table:table-cell office:value-type="float" office:value="4126908979">
            <text:p>4126908979</text:p>
          </table:table-cell>
          <table:table-cell office:value-type="string">
            <text:p>[UPDATE] PARKOUR Reborn<text:s/></text:p>
          </table:table-cell>
          <table:table-cell office:value-type="string">
            <text:p>A Mongoose Studio</text:p>
          </table:table-cell>
          <table:table-cell office:value-type="float" office:value="1140">
            <text:p>1140</text:p>
          </table:table-cell>
          <table:table-cell office:value-type="float" office:value="324">
            <text:p>324</text:p>
          </table:table-cell>
          <table:table-cell office:value-type="float" office:value="25679206">
            <text:p>25679206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</table:table-row>
        <table:table-row>
          <table:table-cell office:value-type="float" office:value="833209132">
            <text:p>833209132</text:p>
          </table:table-cell>
          <table:table-cell office:value-type="string">
            <text:p>Vesteria ✨</text:p>
          </table:table-cell>
          <table:table-cell office:value-type="string">
            <text:p>The Vesteria Team</text:p>
          </table:table-cell>
          <table:table-cell office:value-type="float" office:value="2666">
            <text:p>2666</text:p>
          </table:table-cell>
          <table:table-cell office:value-type="float" office:value="319">
            <text:p>319</text:p>
          </table:table-cell>
          <table:table-cell office:value-type="float" office:value="93147005">
            <text:p>93147005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432">
            <text:p>1432</text:p>
          </table:table-cell>
        </table:table-row>
        <table:table-row>
          <table:table-cell office:value-type="float" office:value="4668461757">
            <text:p>4668461757</text:p>
          </table:table-cell>
          <table:table-cell office:value-type="string">
            <text:p>Breadwinner World</text:p>
          </table:table-cell>
          <table:table-cell office:value-type="string">
            <text:p>EcceDees</text:p>
          </table:table-cell>
          <table:table-cell office:value-type="float" office:value="970">
            <text:p>970</text:p>
          </table:table-cell>
          <table:table-cell office:value-type="float" office:value="314">
            <text:p>314</text:p>
          </table:table-cell>
          <table:table-cell office:value-type="float" office:value="15010894">
            <text:p>15010894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458874788">
            <text:p>7458874788</text:p>
          </table:table-cell>
          <table:table-cell office:value-type="string">
            <text:p>[ALPHA] Pixel Quest! RPG</text:p>
          </table:table-cell>
          <table:table-cell office:value-type="string">
            <text:p>Pixel Quest!</text:p>
          </table:table-cell>
          <table:table-cell office:value-type="float" office:value="281">
            <text:p>281</text:p>
          </table:table-cell>
          <table:table-cell office:value-type="float" office:value="310">
            <text:p>310</text:p>
          </table:table-cell>
          <table:table-cell office:value-type="float" office:value="7290123">
            <text:p>7290123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100">
            <text:p>3100</text:p>
          </table:table-cell>
        </table:table-row>
        <table:table-row>
          <table:table-cell office:value-type="float" office:value="187796008">
            <text:p>187796008</text:p>
          </table:table-cell>
          <table:table-cell office:value-type="string">
            <text:p>Those Who Remain</text:p>
          </table:table-cell>
          <table:table-cell office:value-type="string">
            <text:p>Peak Development Studios</text:p>
          </table:table-cell>
          <table:table-cell office:value-type="float" office:value="3421">
            <text:p>3421</text:p>
          </table:table-cell>
          <table:table-cell office:value-type="float" office:value="308">
            <text:p>308</text:p>
          </table:table-cell>
          <table:table-cell office:value-type="float" office:value="125610298">
            <text:p>125610298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33">
            <text:p>433</text:p>
          </table:table-cell>
        </table:table-row>
        <table:table-row>
          <table:table-cell office:value-type="float" office:value="3110388936">
            <text:p>3110388936</text:p>
          </table:table-cell>
          <table:table-cell office:value-type="string">
            <text:p>[Sand Weapons ⚔️] Ninja Time!</text:p>
          </table:table-cell>
          <table:table-cell office:value-type="string">
            <text:p>Boss Studio x Luxinn Games</text:p>
          </table:table-cell>
          <table:table-cell office:value-type="float" office:value="1505">
            <text:p>1505</text:p>
          </table:table-cell>
          <table:table-cell office:value-type="float" office:value="307">
            <text:p>307</text:p>
          </table:table-cell>
          <table:table-cell office:value-type="float" office:value="74045225">
            <text:p>74045225</text:p>
          </table:table-cell>
          <table:table-cell/>
          <table:table-cell/>
          <table:table-cell office:value-type="float" office:value="22">
            <text:p>22</text:p>
          </table:table-cell>
          <table:table-cell office:value-type="float" office:value="850">
            <text:p>850</text:p>
          </table:table-cell>
        </table:table-row>
        <table:table-row>
          <table:table-cell office:value-type="float" office:value="8285936293">
            <text:p>8285936293</text:p>
          </table:table-cell>
          <table:table-cell office:value-type="string">
            <text:p>[UPD🎅] My Drill Farm</text:p>
          </table:table-cell>
          <table:table-cell office:value-type="string">
            <text:p>Handcrafted Games</text:p>
          </table:table-cell>
          <table:table-cell office:value-type="float" office:value="161">
            <text:p>161</text:p>
          </table:table-cell>
          <table:table-cell office:value-type="float" office:value="306">
            <text:p>306</text:p>
          </table:table-cell>
          <table:table-cell office:value-type="float" office:value="12382736">
            <text:p>12382736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8250618750">
            <text:p>8250618750</text:p>
          </table:table-cell>
          <table:table-cell office:value-type="string">
            <text:p>KAT X</text:p>
          </table:table-cell>
          <table:table-cell office:value-type="string">
            <text:p>Murder Mystery Franchise</text:p>
          </table:table-cell>
          <table:table-cell office:value-type="float" office:value="164">
            <text:p>164</text:p>
          </table:table-cell>
          <table:table-cell office:value-type="float" office:value="304">
            <text:p>304</text:p>
          </table:table-cell>
          <table:table-cell office:value-type="float" office:value="18110780">
            <text:p>18110780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1114">
            <text:p>1114</text:p>
          </table:table-cell>
        </table:table-row>
        <table:table-row>
          <table:table-cell office:value-type="float" office:value="300039023">
            <text:p>300039023</text:p>
          </table:table-cell>
          <table:table-cell office:value-type="string">
            <text:p>[V2.2] Stepford County Railway 🚉</text:p>
          </table:table-cell>
          <table:table-cell office:value-type="string">
            <text:p>SCRTeamOfficial</text:p>
          </table:table-cell>
          <table:table-cell office:value-type="float" office:value="3219">
            <text:p>3219</text:p>
          </table:table-cell>
          <table:table-cell office:value-type="float" office:value="301">
            <text:p>301</text:p>
          </table:table-cell>
          <table:table-cell office:value-type="float" office:value="117323995">
            <text:p>117323995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</table:table-row>
        <table:table-row>
          <table:table-cell office:value-type="float" office:value="4178985930">
            <text:p>4178985930</text:p>
          </table:table-cell>
          <table:table-cell office:value-type="string">
            <text:p>[💥UPDATE!] Ship Defense Simulator</text:p>
          </table:table-cell>
          <table:table-cell office:value-type="string">
            <text:p>MRD lndustries</text:p>
          </table:table-cell>
          <table:table-cell office:value-type="float" office:value="1120">
            <text:p>1120</text:p>
          </table:table-cell>
          <table:table-cell office:value-type="float" office:value="294">
            <text:p>294</text:p>
          </table:table-cell>
          <table:table-cell office:value-type="float" office:value="8009620">
            <text:p>8009620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609">
            <text:p>609</text:p>
          </table:table-cell>
        </table:table-row>
        <table:table-row>
          <table:table-cell office:value-type="float" office:value="3498637623">
            <text:p>3498637623</text:p>
          </table:table-cell>
          <table:table-cell office:value-type="string">
            <text:p>Zach's Service Station</text:p>
          </table:table-cell>
          <table:table-cell office:value-type="string">
            <text:p>Blox Studiо</text:p>
          </table:table-cell>
          <table:table-cell office:value-type="float" office:value="1363">
            <text:p>1363</text:p>
          </table:table-cell>
          <table:table-cell office:value-type="float" office:value="275">
            <text:p>275</text:p>
          </table:table-cell>
          <table:table-cell office:value-type="float" office:value="188178812">
            <text:p>188178812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225">
            <text:p>225</text:p>
          </table:table-cell>
        </table:table-row>
        <table:table-row>
          <table:table-cell office:value-type="float" office:value="2201173838">
            <text:p>2201173838</text:p>
          </table:table-cell>
          <table:table-cell office:value-type="string">
            <text:p>⚓Navy Simulator</text:p>
          </table:table-cell>
          <table:table-cell office:value-type="string">
            <text:p>SEA Military</text:p>
          </table:table-cell>
          <table:table-cell office:value-type="float" office:value="1852">
            <text:p>1852</text:p>
          </table:table-cell>
          <table:table-cell office:value-type="float" office:value="246">
            <text:p>246</text:p>
          </table:table-cell>
          <table:table-cell office:value-type="float" office:value="33570849">
            <text:p>33570849</text:p>
          </table:table-cell>
          <table:table-cell/>
          <table:table-cell/>
          <table:table-cell office:value-type="float" office:value="28">
            <text:p>28</text:p>
          </table:table-cell>
          <table:table-cell office:value-type="float" office:value="646">
            <text:p>646</text:p>
          </table:table-cell>
        </table:table-row>
        <table:table-row>
          <table:table-cell office:value-type="float" office:value="6570537965">
            <text:p>6570537965</text:p>
          </table:table-cell>
          <table:table-cell office:value-type="string">
            <text:p>be FAT🤤🍔</text:p>
          </table:table-cell>
          <table:table-cell office:value-type="string">
            <text:p>Carbon Creations - Gaming</text:p>
          </table:table-cell>
          <table:table-cell office:value-type="float" office:value="474">
            <text:p>474</text:p>
          </table:table-cell>
          <table:table-cell office:value-type="float" office:value="226">
            <text:p>226</text:p>
          </table:table-cell>
          <table:table-cell office:value-type="float" office:value="18058176">
            <text:p>18058176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953">
            <text:p>953</text:p>
          </table:table-cell>
        </table:table-row>
        <table:table-row>
          <table:table-cell office:value-type="float" office:value="8767738036">
            <text:p>8767738036</text:p>
          </table:table-cell>
          <table:table-cell office:value-type="string">
            <text:p>[1V1s] Saber Arena ⚔️</text:p>
          </table:table-cell>
          <table:table-cell office:value-type="string">
            <text:p>PlayForceGames</text:p>
          </table:table-cell>
          <table:table-cell office:value-type="float" office:value="106">
            <text:p>106</text:p>
          </table:table-cell>
          <table:table-cell office:value-type="float" office:value="219">
            <text:p>219</text:p>
          </table:table-cell>
          <table:table-cell office:value-type="float" office:value="1333021">
            <text:p>1333021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320">
            <text:p>320</text:p>
          </table:table-cell>
        </table:table-row>
        <table:table-row>
          <table:table-cell office:value-type="float" office:value="1393178180">
            <text:p>1393178180</text:p>
          </table:table-cell>
          <table:table-cell office:value-type="string">
            <text:p>[Winter⛄] Polish Car Driving</text:p>
          </table:table-cell>
          <table:table-cell office:value-type="string">
            <text:p>Polish Car Driving | Official Group</text:p>
          </table:table-cell>
          <table:table-cell office:value-type="float" office:value="2254">
            <text:p>2254</text:p>
          </table:table-cell>
          <table:table-cell office:value-type="float" office:value="210">
            <text:p>210</text:p>
          </table:table-cell>
          <table:table-cell office:value-type="float" office:value="75935175">
            <text:p>75935175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4934163223">
            <text:p>4934163223</text:p>
          </table:table-cell>
          <table:table-cell office:value-type="string">
            <text:p>LIMITLESS</text:p>
          </table:table-cell>
          <table:table-cell office:value-type="string">
            <text:p>bird game okey</text:p>
          </table:table-cell>
          <table:table-cell office:value-type="float" office:value="889">
            <text:p>889</text:p>
          </table:table-cell>
          <table:table-cell office:value-type="float" office:value="199">
            <text:p>199</text:p>
          </table:table-cell>
          <table:table-cell office:value-type="float" office:value="5865079">
            <text:p>5865079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190">
            <text:p>190</text:p>
          </table:table-cell>
        </table:table-row>
        <table:table-row>
          <table:table-cell office:value-type="float" office:value="27761886">
            <text:p>27761886</text:p>
          </table:table-cell>
          <table:table-cell office:value-type="string">
            <text:p>Nuclear Blast Testing Facility ☢️💣 (WINTER!)</text:p>
          </table:table-cell>
          <table:table-cell office:value-type="string">
            <text:p>Ryanblaze</text:p>
          </table:table-cell>
          <table:table-cell office:value-type="float" office:value="6236">
            <text:p>6236</text:p>
          </table:table-cell>
          <table:table-cell office:value-type="float" office:value="173">
            <text:p>173</text:p>
          </table:table-cell>
          <table:table-cell office:value-type="float" office:value="41032379">
            <text:p>41032379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1868">
            <text:p>1868</text:p>
          </table:table-cell>
        </table:table-row>
        <table:table-row>
          <table:table-cell office:value-type="float" office:value="297557386">
            <text:p>297557386</text:p>
          </table:table-cell>
          <table:table-cell office:value-type="string">
            <text:p>UPDATE! Dynamic Ship Simulator III</text:p>
          </table:table-cell>
          <table:table-cell office:value-type="string">
            <text:p>badyacht studios</text:p>
          </table:table-cell>
          <table:table-cell office:value-type="float" office:value="3223">
            <text:p>3223</text:p>
          </table:table-cell>
          <table:table-cell office:value-type="float" office:value="172">
            <text:p>172</text:p>
          </table:table-cell>
          <table:table-cell office:value-type="float" office:value="27845990">
            <text:p>27845990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83">
            <text:p>183</text:p>
          </table:table-cell>
        </table:table-row>
        <table:table-row>
          <table:table-cell office:value-type="float" office:value="9338091695">
            <text:p>9338091695</text:p>
          </table:table-cell>
          <table:table-cell office:value-type="string">
            <text:p>[ XMAS + SAO 🎁] REIGN PIECE</text:p>
          </table:table-cell>
          <table:table-cell office:value-type="string">
            <text:p>R : S TEAM REIGN PIECE</text:p>
          </table:table-cell>
          <table:table-cell office:value-type="float" office:value="25">
            <text:p>25</text:p>
          </table:table-cell>
          <table:table-cell office:value-type="float" office:value="153">
            <text:p>153</text:p>
          </table:table-cell>
          <table:table-cell office:value-type="float" office:value="390707">
            <text:p>390707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345">
            <text:p>345</text:p>
          </table:table-cell>
        </table:table-row>
        <table:table-row>
          <table:table-cell office:value-type="float" office:value="3170483284">
            <text:p>3170483284</text:p>
          </table:table-cell>
          <table:table-cell office:value-type="string">
            <text:p>Croydon: London Bus Simulator</text:p>
          </table:table-cell>
          <table:table-cell office:value-type="string">
            <text:p>Centro Interactive</text:p>
          </table:table-cell>
          <table:table-cell office:value-type="float" office:value="1481">
            <text:p>1481</text:p>
          </table:table-cell>
          <table:table-cell office:value-type="float" office:value="151">
            <text:p>151</text:p>
          </table:table-cell>
          <table:table-cell office:value-type="float" office:value="41736613">
            <text:p>4173661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3825253530">
            <text:p>3825253530</text:p>
          </table:table-cell>
          <table:table-cell office:value-type="string">
            <text:p>Case Opening Simulator 2</text:p>
          </table:table-cell>
          <table:table-cell office:value-type="string">
            <text:p>Codrop Studio</text:p>
          </table:table-cell>
          <table:table-cell office:value-type="float" office:value="1247">
            <text:p>1247</text:p>
          </table:table-cell>
          <table:table-cell office:value-type="float" office:value="59">
            <text:p>59</text:p>
          </table:table-cell>
          <table:table-cell office:value-type="float" office:value="11017513">
            <text:p>11017513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449">
            <text:p>4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